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vidia@nvidia-desktop:~/Desktop$ python3 6imu.py</text:p>
      <text:p text:style-name="Standard">IMU 0 initialized on TCA Channel 0</text:p>
      <text:p text:style-name="Standard">IMU 1 initialized on TCA Channel 1</text:p>
      <text:p text:style-name="Standard">IMU 2 initialized on TCA Channel 2</text:p>
      <text:p text:style-name="Standard">IMU 3 initialized on TCA Channel 3</text:p>
      <text:p text:style-name="Standard">IMU 4 initialized on TCA Channel 4</text:p>
      <text:p text:style-name="Standard">IMU 5 initialized on TCA Channel 5</text:p>
      <text:p text:style-name="Standard"/>
      <text:p text:style-name="Standard">Starting data stream (50Hz)... Press Ctrl+C to stop.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0.000 | 0 <text:s/>| <text:s text:c="8"/>Comm Error <text:s text:c="8"/>| <text:s text:c="11"/>- <text:s text:c="10"/></text:p>
      <text:p text:style-name="Standard"><text:s text:c="3"/>0.000 | 1 <text:s/>| <text:s text:c="3"/>0.986 <text:s text:c="2"/>-0.165 <text:s text:c="3"/>0.119 | <text:s text:c="2"/>-51.9 <text:s text:c="2"/>-77.3 <text:s text:c="2"/>154.9</text:p>
      <text:p text:style-name="Standard"><text:s text:c="3"/>0.000 | 2 <text:s/>| <text:s text:c="3"/>1.003 <text:s text:c="3"/>0.078 <text:s text:c="3"/>0.071 | <text:s text:c="3"/>46.5 <text:s text:c="2"/>-82.1 <text:s/>-172.3</text:p>
      <text:p text:style-name="Standard"><text:s text:c="3"/>0.000 | 3 <text:s/>| <text:s text:c="3"/>0.997 <text:s text:c="2"/>-0.017 <text:s text:c="3"/>0.237 | <text:s text:c="3"/>-3.3 <text:s text:c="2"/>-75.6 <text:s text:c="2"/>122.9</text:p>
      <text:p text:style-name="Standard"><text:s text:c="3"/>0.000 | 4 <text:s/>| <text:s text:c="3"/>1.009 <text:s text:c="3"/>0.001 <text:s text:c="2"/>-0.005 | <text:s text:c="2"/>-55.4 <text:s text:c="2"/>-85.3 <text:s text:c="3"/>51.5</text:p>
      <text:p text:style-name="Standard"><text:s text:c="3"/>0.000 | 5 <text:s/>| <text:s text:c="3"/>1.020 <text:s text:c="2"/>-0.067 <text:s text:c="2"/>-0.121 | <text:s/>-150.3 <text:s text:c="2"/>-81.0 <text:s text:c="3"/>15.2</text:p>
      <text:p text:style-name="Standard"><text:s text:c="3"/>0.035 | 0 <text:s/>| <text:s text:c="8"/>Comm Error <text:s text:c="8"/>| <text:s text:c="11"/>- <text:s text:c="10"/></text:p>
      <text:p text:style-name="Standard"><text:s text:c="3"/>0.035 | 1 <text:s/>| <text:s text:c="3"/>0.985 <text:s text:c="2"/>-0.170 <text:s text:c="3"/>0.119 | <text:s text:c="2"/>-52.3 <text:s text:c="2"/>-77.2 <text:s text:c="2"/>155.3</text:p>
      <text:p text:style-name="Standard"><text:s text:c="3"/>0.035 | 2 <text:s/>| <text:s text:c="3"/>1.015 <text:s text:c="3"/>0.082 <text:s text:c="3"/>0.067 | <text:s text:c="3"/>46.7 <text:s text:c="2"/>-82.1 <text:s/>-172.6</text:p>
      <text:p text:style-name="Standard"><text:s text:c="3"/>0.035 | 3 <text:s/>| <text:s text:c="3"/>0.995 <text:s text:c="2"/>-0.015 <text:s text:c="3"/>0.234 | <text:s text:c="3"/>-3.3 <text:s text:c="2"/>-75.6 <text:s text:c="2"/>123.0</text:p>
      <text:p text:style-name="Standard"><text:s text:c="3"/>0.035 | 4 <text:s/>| <text:s text:c="3"/>1.008 <text:s text:c="3"/>0.001 <text:s text:c="2"/>-0.003 | <text:s text:c="2"/>-55.8 <text:s text:c="2"/>-85.3 <text:s text:c="3"/>51.0</text:p>
      <text:p text:style-name="Standard"><text:s text:c="3"/>0.035 | 5 <text:s/>| <text:s text:c="3"/>1.024 <text:s text:c="2"/>-0.063 <text:s text:c="2"/>-0.125 | <text:s/>-150.3 <text:s text:c="2"/>-81.0 <text:s text:c="3"/>15.2</text:p>
      <text:p text:style-name="Standard"><text:s text:c="3"/>0.068 | 0 <text:s/>| <text:s text:c="8"/>Comm Error <text:s text:c="8"/>| <text:s text:c="11"/>- <text:s text:c="10"/></text:p>
      <text:p text:style-name="Standard"><text:s text:c="3"/>0.068 | 1 <text:s/>| <text:s text:c="3"/>0.987 <text:s text:c="2"/>-0.164 <text:s text:c="3"/>0.118 | <text:s text:c="2"/>-52.4 <text:s text:c="2"/>-77.3 <text:s text:c="2"/>155.4</text:p>
      <text:p text:style-name="Standard"><text:s text:c="3"/>0.068 | 2 <text:s/>| <text:s text:c="3"/>1.004 <text:s text:c="3"/>0.083 <text:s text:c="3"/>0.072 | <text:s text:c="3"/>46.5 <text:s text:c="2"/>-82.1 <text:s/>-172.4</text:p>
      <text:p text:style-name="Standard"><text:s text:c="3"/>0.068 | 3 <text:s/>| <text:s text:c="3"/>0.996 <text:s text:c="2"/>-0.015 <text:s text:c="3"/>0.235 | <text:s text:c="3"/>-3.3 <text:s text:c="2"/>-75.7 <text:s text:c="2"/>122.9</text:p>
      <text:p text:style-name="Standard"><text:s text:c="3"/>0.068 | 4 <text:s/>| <text:s text:c="3"/>1.010 <text:s text:c="3"/>0.002 <text:s text:c="2"/>-0.001 | <text:s text:c="2"/>-52.1 <text:s text:c="2"/>-85.3 <text:s text:c="3"/>47.7</text:p>
      <text:p text:style-name="Standard"><text:s text:c="3"/>0.068 | 5 <text:s/>| <text:s text:c="3"/>1.023 <text:s text:c="2"/>-0.067 <text:s text:c="2"/>-0.126 | <text:s/>-150.3 <text:s text:c="2"/>-81.0 <text:s text:c="3"/>15.0</text:p>
      <text:p text:style-name="Standard"><text:s text:c="3"/>0.102 | 0 <text:s/>| <text:s text:c="8"/>Comm Error <text:s text:c="8"/>| <text:s text:c="11"/>- <text:s text:c="10"/></text:p>
      <text:p text:style-name="Standard"><text:s text:c="3"/>0.102 | 1 <text:s/>| <text:s text:c="3"/>0.985 <text:s text:c="2"/>-0.165 <text:s text:c="3"/>0.120 | <text:s text:c="2"/>-52.4 <text:s text:c="2"/>-77.3 <text:s text:c="2"/>155.4</text:p>
      <text:p text:style-name="Standard"><text:s text:c="3"/>0.102 | 2 <text:s/>| <text:s text:c="3"/>0.999 <text:s text:c="3"/>0.084 <text:s text:c="3"/>0.071 | <text:s text:c="3"/>46.4 <text:s text:c="2"/>-82.1 <text:s/>-172.3</text:p>
      <text:p text:style-name="Standard"><text:s text:c="3"/>0.102 | 3 <text:s/>| <text:s text:c="3"/>0.995 <text:s text:c="2"/>-0.019 <text:s text:c="3"/>0.234 | <text:s text:c="3"/>-3.4 <text:s text:c="2"/>-75.7 <text:s text:c="2"/>123.1</text:p>
      <text:p text:style-name="Standard"><text:s text:c="3"/>0.102 | 4 <text:s/>| <text:s text:c="3"/>1.009 <text:s text:c="3"/>0.000 <text:s text:c="2"/>-0.005 | <text:s text:c="2"/>-54.0 <text:s text:c="2"/>-85.3 <text:s text:c="3"/>48.6</text:p>
      <text:p text:style-name="Standard"><text:s text:c="3"/>0.102 | 5 <text:s/>| <text:s text:c="3"/>1.021 <text:s text:c="2"/>-0.070 <text:s text:c="2"/>-0.118 | <text:s/>-150.0 <text:s text:c="2"/>-81.0 <text:s text:c="3"/>14.7</text:p>
      <text:p text:style-name="Standard"><text:s text:c="3"/>0.137 | 0 <text:s/>| <text:s text:c="8"/>Comm Error <text:s text:c="8"/>| <text:s text:c="11"/>- <text:s text:c="10"/></text:p>
      <text:p text:style-name="Standard"><text:s text:c="3"/>0.137 | 1 <text:s/>| <text:s text:c="3"/>0.982 <text:s text:c="2"/>-0.165 <text:s text:c="3"/>0.119 | <text:s text:c="2"/>-52.4 <text:s text:c="2"/>-77.3 <text:s text:c="2"/>155.4</text:p>
      <text:p text:style-name="Standard"><text:s text:c="3"/>0.137 | 2 <text:s/>| <text:s text:c="3"/>0.995 <text:s text:c="3"/>0.085 <text:s text:c="3"/>0.075 | <text:s text:c="3"/>46.3 <text:s text:c="2"/>-82.1 <text:s/>-172.2</text:p>
      <text:p text:style-name="Standard"><text:s text:c="3"/>0.137 | 3 <text:s/>| <text:s text:c="3"/>0.994 <text:s text:c="2"/>-0.010 <text:s text:c="3"/>0.231 | <text:s text:c="3"/>-3.4 <text:s text:c="2"/>-75.7 <text:s text:c="2"/>123.0</text:p>
      <text:p text:style-name="Standard"><text:s text:c="3"/>0.137 | 4 <text:s/>| <text:s text:c="3"/>1.008 <text:s text:c="2"/>-0.002 <text:s text:c="2"/>-0.004 | <text:s text:c="2"/>-59.3 <text:s text:c="2"/>-85.3 <text:s text:c="3"/>52.8</text:p>
      <text:p text:style-name="Standard"><text:s text:c="3"/>0.137 | 5 <text:s/>| <text:s text:c="3"/>1.022 <text:s text:c="2"/>-0.065 <text:s text:c="2"/>-0.119 | <text:s/>-149.7 <text:s text:c="2"/>-81.0 <text:s text:c="3"/>14.3</text:p>
      <text:p text:style-name="Standard"><text:s text:c="3"/>0.171 | 0 <text:s/>| <text:s text:c="8"/>Comm Error <text:s text:c="8"/>| <text:s text:c="11"/>- <text:s text:c="10"/></text:p>
      <text:p text:style-name="Standard"><text:s text:c="3"/>0.171 | 1 <text:s/>| <text:s text:c="3"/>0.987 <text:s text:c="2"/>-0.161 <text:s text:c="3"/>0.118 | <text:s text:c="2"/>-52.5 <text:s text:c="2"/>-77.3 <text:s text:c="2"/>155.6</text:p>
      <text:p text:style-name="Standard"><text:s text:c="3"/>0.171 | 2 <text:s/>| <text:s text:c="3"/>0.994 <text:s text:c="3"/>0.086 <text:s text:c="3"/>0.074 | <text:s text:c="3"/>46.4 <text:s text:c="2"/>-82.1 <text:s/>-172.2</text:p>
      <text:p text:style-name="Standard"><text:s text:c="3"/>0.171 | 3 <text:s/>| <text:s text:c="3"/>0.994 <text:s text:c="2"/>-0.011 <text:s text:c="3"/>0.235 | <text:s text:c="3"/>-3.3 <text:s text:c="2"/>-75.7 <text:s text:c="2"/>122.9</text:p>
      <text:p text:style-name="Standard"><text:s text:c="3"/>0.171 | 4 <text:s/>| <text:s text:c="3"/>1.009 <text:s text:c="2"/>-0.001 <text:s text:c="2"/>-0.002 | <text:s text:c="2"/>-58.8 <text:s text:c="2"/>-85.3 <text:s text:c="3"/>51.8</text:p>
      <text:p text:style-name="Standard"><text:s text:c="3"/>0.171 | 5 <text:s/>| <text:s text:c="3"/>1.022 <text:s text:c="2"/>-0.071 <text:s text:c="2"/>-0.127 | <text:s/>-149.6 <text:s text:c="2"/>-81.0 <text:s text:c="3"/>14.1</text:p>
      <text:p text:style-name="Standard"><text:soft-page-break/><text:s text:c="3"/>0.205 | 0 <text:s/>| <text:s text:c="8"/>Comm Error <text:s text:c="8"/>| <text:s text:c="11"/>- <text:s text:c="10"/></text:p>
      <text:p text:style-name="Standard"><text:s text:c="3"/>0.205 | 1 <text:s/>| <text:s text:c="3"/>0.984 <text:s text:c="2"/>-0.166 <text:s text:c="3"/>0.117 | <text:s text:c="2"/>-52.7 <text:s text:c="2"/>-77.4 <text:s text:c="2"/>155.7</text:p>
      <text:p text:style-name="Standard"><text:s text:c="3"/>0.205 | 2 <text:s/>| <text:s text:c="3"/>0.990 <text:s text:c="3"/>0.081 <text:s text:c="3"/>0.071 | <text:s text:c="3"/>46.3 <text:s text:c="2"/>-82.1 <text:s/>-172.1</text:p>
      <text:p text:style-name="Standard"><text:s text:c="3"/>0.205 | 3 <text:s/>| <text:s text:c="3"/>0.996 <text:s text:c="2"/>-0.017 <text:s text:c="3"/>0.238 | <text:s text:c="3"/>-3.4 <text:s text:c="2"/>-75.7 <text:s text:c="2"/>123.0</text:p>
      <text:p text:style-name="Standard"><text:s text:c="3"/>0.205 | 4 <text:s/>| <text:s text:c="3"/>1.009 <text:s text:c="2"/>-0.000 <text:s text:c="2"/>-0.002 | <text:s text:c="2"/>-57.3 <text:s text:c="2"/>-85.3 <text:s text:c="3"/>50.1</text:p>
      <text:p text:style-name="Standard"><text:s text:c="3"/>0.205 | 5 <text:s/>| <text:s text:c="3"/>1.023 <text:s text:c="2"/>-0.068 <text:s text:c="2"/>-0.121 | <text:s/>-149.4 <text:s text:c="2"/>-81.0 <text:s text:c="3"/>13.9</text:p>
      <text:p text:style-name="Standard"><text:s text:c="3"/>0.240 | 0 <text:s/>| <text:s text:c="8"/>Comm Error <text:s text:c="8"/>| <text:s text:c="11"/>- <text:s text:c="10"/></text:p>
      <text:p text:style-name="Standard"><text:s text:c="3"/>0.240 | 1 <text:s/>| <text:s text:c="3"/>0.985 <text:s text:c="2"/>-0.166 <text:s text:c="3"/>0.116 | <text:s text:c="2"/>-52.9 <text:s text:c="2"/>-77.4 <text:s text:c="2"/>155.9</text:p>
      <text:p text:style-name="Standard"><text:s text:c="3"/>0.240 | 2 <text:s/>| <text:s text:c="3"/>0.999 <text:s text:c="3"/>0.081 <text:s text:c="3"/>0.073 | <text:s text:c="3"/>46.2 <text:s text:c="2"/>-82.1 <text:s/>-172.0</text:p>
      <text:p text:style-name="Standard"><text:s text:c="3"/>0.240 | 3 <text:s/>| <text:s text:c="3"/>0.997 <text:s text:c="2"/>-0.014 <text:s text:c="3"/>0.236 | <text:s text:c="3"/>-3.4 <text:s text:c="2"/>-75.7 <text:s text:c="2"/>123.0</text:p>
      <text:p text:style-name="Standard"><text:s text:c="3"/>0.240 | 4 <text:s/>| <text:s text:c="3"/>1.010 <text:s text:c="3"/>0.001 <text:s text:c="2"/>-0.003 | <text:s text:c="2"/>-56.0 <text:s text:c="2"/>-85.3 <text:s text:c="3"/>48.7</text:p>
      <text:p text:style-name="Standard"><text:s text:c="3"/>0.240 | 5 <text:s/>| <text:s text:c="3"/>1.022 <text:s text:c="2"/>-0.072 <text:s text:c="2"/>-0.123 | <text:s/>-149.2 <text:s text:c="2"/>-81.0 <text:s text:c="3"/>13.6</text:p>
      <text:p text:style-name="Standard"><text:s text:c="3"/>0.274 | 0 <text:s/>| <text:s text:c="8"/>Comm Error <text:s text:c="8"/>| <text:s text:c="11"/>- <text:s text:c="10"/></text:p>
      <text:p text:style-name="Standard"><text:s text:c="3"/>0.274 | 1 <text:s/>| <text:s text:c="3"/>0.987 <text:s text:c="2"/>-0.163 <text:s text:c="3"/>0.114 | <text:s text:c="2"/>-53.1 <text:s text:c="2"/>-77.4 <text:s text:c="2"/>156.1</text:p>
      <text:p text:style-name="Standard"><text:s text:c="3"/>0.274 | 2 <text:s/>| <text:s text:c="3"/>1.000 <text:s text:c="3"/>0.083 <text:s text:c="3"/>0.069 | <text:s text:c="3"/>46.2 <text:s text:c="2"/>-82.1 <text:s/>-172.0</text:p>
      <text:p text:style-name="Standard"><text:s text:c="3"/>0.274 | 3 <text:s/>| <text:s text:c="3"/>0.997 <text:s text:c="2"/>-0.016 <text:s text:c="3"/>0.237 | <text:s text:c="3"/>-3.5 <text:s text:c="2"/>-75.7 <text:s text:c="2"/>123.0</text:p>
      <text:p text:style-name="Standard"><text:s text:c="3"/>0.274 | 4 <text:s/>| <text:s text:c="3"/>1.009 <text:s text:c="2"/>-0.000 <text:s text:c="2"/>-0.003 | <text:s text:c="2"/>-57.6 <text:s text:c="2"/>-85.3 <text:s text:c="3"/>50.0</text:p>
      <text:p text:style-name="Standard"><text:s text:c="3"/>0.274 | 5 <text:s/>| <text:s text:c="3"/>1.021 <text:s text:c="2"/>-0.067 <text:s text:c="2"/>-0.120 | <text:s/>-149.0 <text:s text:c="2"/>-81.0 <text:s text:c="3"/>13.4</text:p>
      <text:p text:style-name="Standard"><text:s text:c="3"/>0.308 | 0 <text:s/>| <text:s text:c="8"/>Comm Error <text:s text:c="8"/>| <text:s text:c="11"/>- <text:s text:c="10"/></text:p>
      <text:p text:style-name="Standard"><text:s text:c="3"/>0.308 | 1 <text:s/>| <text:s text:c="3"/>0.987 <text:s text:c="2"/>-0.165 <text:s text:c="3"/>0.112 | <text:s text:c="2"/>-53.3 <text:s text:c="2"/>-77.4 <text:s text:c="2"/>156.4</text:p>
      <text:p text:style-name="Standard"><text:s text:c="3"/>0.308 | 2 <text:s/>| <text:s text:c="3"/>1.006 <text:s text:c="3"/>0.083 <text:s text:c="3"/>0.073 | <text:s text:c="3"/>46.3 <text:s text:c="2"/>-82.1 <text:s/>-172.1</text:p>
      <text:p text:style-name="Standard"><text:s text:c="3"/>0.308 | 3 <text:s/>| <text:s text:c="3"/>0.995 <text:s text:c="2"/>-0.017 <text:s text:c="3"/>0.235 | <text:s text:c="3"/>-3.5 <text:s text:c="2"/>-75.7 <text:s text:c="2"/>123.1</text:p>
      <text:p text:style-name="Standard"><text:s text:c="3"/>0.308 | 4 <text:s/>| <text:s text:c="3"/>1.009 <text:s text:c="3"/>0.000 <text:s text:c="2"/>-0.003 | <text:s text:c="2"/>-56.6 <text:s text:c="2"/>-85.3 <text:s text:c="3"/>49.6</text:p>
      <text:p text:style-name="Standard"><text:s text:c="3"/>0.308 | 5 <text:s/>| <text:s text:c="3"/>1.022 <text:s text:c="2"/>-0.069 <text:s text:c="2"/>-0.122 | <text:s/>-148.8 <text:s text:c="2"/>-81.0 <text:s text:c="3"/>13.2</text:p>
      <text:p text:style-name="Standard"><text:s text:c="3"/>0.343 | 0 <text:s/>| <text:s text:c="8"/>Comm Error <text:s text:c="8"/>| <text:s text:c="11"/>- <text:s text:c="10"/></text:p>
      <text:p text:style-name="Standard"><text:s text:c="3"/>0.343 | 1 <text:s/>| <text:s text:c="3"/>0.987 <text:s text:c="2"/>-0.164 <text:s text:c="3"/>0.116 | <text:s text:c="2"/>-53.5 <text:s text:c="2"/>-77.4 <text:s text:c="2"/>156.5</text:p>
      <text:p text:style-name="Standard"><text:s text:c="3"/>0.343 | 2 <text:s/>| <text:s text:c="3"/>1.008 <text:s text:c="3"/>0.084 <text:s text:c="3"/>0.072 | <text:s text:c="3"/>46.3 <text:s text:c="2"/>-82.0 <text:s/>-172.1</text:p>
      <text:p text:style-name="Standard"><text:s text:c="3"/>0.343 | 3 <text:s/>| <text:s text:c="3"/>0.996 <text:s text:c="2"/>-0.016 <text:s text:c="3"/>0.238 | <text:s text:c="3"/>-3.6 <text:s text:c="2"/>-75.7 <text:s text:c="2"/>123.1</text:p>
      <text:p text:style-name="Standard"><text:s text:c="3"/>0.343 | 4 <text:s/>| <text:s text:c="3"/>1.005 <text:s text:c="3"/>0.002 <text:s text:c="2"/>-0.004 | <text:s text:c="2"/>-56.7 <text:s text:c="2"/>-85.3 <text:s text:c="3"/>49.2</text:p>
      <text:p text:style-name="Standard"><text:s text:c="3"/>0.343 | 5 <text:s/>| <text:s text:c="3"/>1.024 <text:s text:c="2"/>-0.068 <text:s text:c="2"/>-0.121 | <text:s/>-148.8 <text:s text:c="2"/>-81.0 <text:s text:c="3"/>13.1</text:p>
      <text:p text:style-name="Standard"><text:s text:c="3"/>0.377 | 0 <text:s/>| <text:s text:c="8"/>Comm Error <text:s text:c="8"/>| <text:s text:c="11"/>- <text:s text:c="10"/></text:p>
      <text:p text:style-name="Standard"><text:s text:c="3"/>0.377 | 1 <text:s/>| <text:s text:c="3"/>0.991 <text:s text:c="2"/>-0.163 <text:s text:c="3"/>0.122 | <text:s text:c="2"/>-53.4 <text:s text:c="2"/>-77.4 <text:s text:c="2"/>156.5</text:p>
      <text:p text:style-name="Standard"><text:s text:c="3"/>0.377 | 2 <text:s/>| <text:s text:c="3"/>0.999 <text:s text:c="3"/>0.084 <text:s text:c="3"/>0.075 | <text:s text:c="3"/>46.1 <text:s text:c="2"/>-82.0 <text:s/>-171.8</text:p>
      <text:p text:style-name="Standard"><text:s text:c="3"/>0.377 | 3 <text:s/>| <text:s text:c="3"/>0.996 <text:s text:c="2"/>-0.014 <text:s text:c="3"/>0.236 | <text:s text:c="3"/>-3.6 <text:s text:c="2"/>-75.7 <text:s text:c="2"/>123.2</text:p>
      <text:p text:style-name="Standard"><text:s text:c="3"/>0.377 | 4 <text:s/>| <text:s text:c="3"/>1.011 <text:s text:c="2"/>-0.008 <text:s text:c="2"/>-0.002 | <text:s text:c="2"/>-58.9 <text:s text:c="2"/>-85.3 <text:s text:c="3"/>51.0</text:p>
      <text:p text:style-name="Standard"><text:s text:c="3"/>0.377 | 5 <text:s/>| <text:s text:c="3"/>1.018 <text:s text:c="2"/>-0.073 <text:s text:c="2"/>-0.119 | <text:s/>-148.5 <text:s text:c="2"/>-81.0 <text:s text:c="3"/>12.7</text:p>
      <text:p text:style-name="Standard"><text:s text:c="3"/>0.411 | 0 <text:s/>| <text:s text:c="8"/>Comm Error <text:s text:c="8"/>| <text:s text:c="11"/>- <text:s text:c="10"/></text:p>
      <text:p text:style-name="Standard"><text:s text:c="3"/>0.411 | 1 <text:s/>| <text:s text:c="3"/>0.985 <text:s text:c="2"/>-0.161 <text:s text:c="3"/>0.122 | <text:s text:c="2"/>-53.3 <text:s text:c="2"/>-77.4 <text:s text:c="2"/>156.3</text:p>
      <text:p text:style-name="Standard"><text:s text:c="3"/>0.411 | 2 <text:s/>| <text:s text:c="3"/>0.995 <text:s text:c="3"/>0.087 <text:s text:c="3"/>0.076 | <text:s text:c="3"/>46.0 <text:s text:c="2"/>-82.0 <text:s/>-171.7</text:p>
      <text:p text:style-name="Standard"><text:s text:c="3"/>0.411 | 3 <text:s/>| <text:s text:c="3"/>0.997 <text:s text:c="2"/>-0.018 <text:s text:c="3"/>0.235 | <text:s text:c="3"/>-3.7 <text:s text:c="2"/>-75.7 <text:s text:c="2"/>123.2</text:p>
      <text:p text:style-name="Standard"><text:s text:c="3"/>0.411 | 4 <text:s/>| <text:s text:c="3"/>1.010 <text:s text:c="2"/>-0.009 <text:s text:c="2"/>-0.000 | <text:s text:c="2"/>-62.1 <text:s text:c="2"/>-85.3 <text:s text:c="3"/>53.1</text:p>
      <text:p text:style-name="Standard"><text:s text:c="3"/>0.411 | 5 <text:s/>| <text:s text:c="3"/>1.020 <text:s text:c="2"/>-0.068 <text:s text:c="2"/>-0.115 | <text:s/>-148.5 <text:s text:c="2"/>-81.1 <text:s text:c="3"/>12.7</text:p>
      <text:p text:style-name="Standard"><text:s text:c="3"/>0.445 | 0 <text:s/>| <text:s text:c="8"/>Comm Error <text:s text:c="8"/>| <text:s text:c="11"/>- <text:s text:c="10"/></text:p>
      <text:p text:style-name="Standard"><text:s text:c="3"/>0.445 | 1 <text:s/>| <text:s text:c="3"/>0.982 <text:s text:c="2"/>-0.167 <text:s text:c="3"/>0.126 | <text:s text:c="2"/>-52.9 <text:s text:c="2"/>-77.4 <text:s text:c="2"/>156.0</text:p>
      <text:p text:style-name="Standard"><text:s text:c="3"/>0.445 | 2 <text:s/>| <text:s text:c="3"/>1.002 <text:s text:c="3"/>0.083 <text:s text:c="3"/>0.082 | <text:s text:c="3"/>45.4 <text:s text:c="2"/>-81.9 <text:s/>-171.0</text:p>
      <text:p text:style-name="Standard"><text:s text:c="3"/>0.445 | 3 <text:s/>| <text:s text:c="3"/>0.994 <text:s text:c="2"/>-0.022 <text:s text:c="3"/>0.237 | <text:s text:c="3"/>-3.9 <text:s text:c="2"/>-75.7 <text:s text:c="2"/>123.4</text:p>
      <text:p text:style-name="Standard"><text:s text:c="3"/>0.445 | 4 <text:s/>| <text:s text:c="3"/>1.008 <text:s text:c="3"/>0.009 <text:s text:c="2"/>-0.002 | <text:s text:c="2"/>-54.4 <text:s text:c="2"/>-85.3 <text:s text:c="3"/>46.2</text:p>
      <text:p text:style-name="Standard"><text:s text:c="3"/>0.445 | 5 <text:s/>| <text:s text:c="3"/>1.022 <text:s text:c="2"/>-0.070 <text:s text:c="2"/>-0.118 | <text:s/>-148.5 <text:s text:c="2"/>-81.1 <text:s text:c="3"/>12.7</text:p>
      <text:p text:style-name="Standard"><text:s text:c="3"/>0.479 | 0 <text:s/>| <text:s text:c="8"/>Comm Error <text:s text:c="8"/>| <text:s text:c="11"/>- <text:s text:c="10"/></text:p>
      <text:p text:style-name="Standard"><text:soft-page-break/><text:s text:c="3"/>0.479 | 1 <text:s/>| <text:s text:c="3"/>0.980 <text:s text:c="2"/>-0.168 <text:s text:c="3"/>0.125 | <text:s text:c="2"/>-52.8 <text:s text:c="2"/>-77.4 <text:s text:c="2"/>155.8</text:p>
      <text:p text:style-name="Standard"><text:s text:c="3"/>0.479 | 2 <text:s/>| <text:s text:c="3"/>0.999 <text:s text:c="3"/>0.078 <text:s text:c="3"/>0.084 | <text:s text:c="3"/>44.8 <text:s text:c="2"/>-81.9 <text:s/>-170.3</text:p>
      <text:p text:style-name="Standard"><text:s text:c="3"/>0.479 | 3 <text:s/>| <text:s text:c="3"/>0.996 <text:s text:c="2"/>-0.016 <text:s text:c="3"/>0.236 | <text:s text:c="3"/>-3.9 <text:s text:c="2"/>-75.7 <text:s text:c="2"/>123.4</text:p>
      <text:p text:style-name="Standard"><text:s text:c="3"/>0.479 | 4 <text:s/>| <text:s text:c="3"/>1.011 <text:s text:c="3"/>0.003 <text:s text:c="2"/>-0.005 | <text:s text:c="2"/>-51.4 <text:s text:c="2"/>-85.3 <text:s text:c="3"/>44.3</text:p>
      <text:p text:style-name="Standard"><text:s text:c="3"/>0.479 | 5 <text:s/>| <text:s text:c="3"/>1.022 <text:s text:c="2"/>-0.069 <text:s text:c="2"/>-0.120 | <text:s/>-148.5 <text:s text:c="2"/>-81.1 <text:s text:c="3"/>12.8</text:p>
      <text:p text:style-name="Standard"><text:s text:c="3"/>0.514 | 0 <text:s/>| <text:s text:c="8"/>Comm Error <text:s text:c="8"/>| <text:s text:c="11"/>- <text:s text:c="10"/></text:p>
      <text:p text:style-name="Standard"><text:s text:c="3"/>0.514 | 1 <text:s/>| <text:s text:c="3"/>0.984 <text:s text:c="2"/>-0.169 <text:s text:c="3"/>0.125 | <text:s text:c="2"/>-52.9 <text:s text:c="2"/>-77.3 <text:s text:c="2"/>156.0</text:p>
      <text:p text:style-name="Standard"><text:s text:c="3"/>0.514 | 2 <text:s/>| <text:s text:c="3"/>1.001 <text:s text:c="3"/>0.082 <text:s text:c="3"/>0.080 | <text:s text:c="3"/>44.4 <text:s text:c="2"/>-81.9 <text:s/>-169.9</text:p>
      <text:p text:style-name="Standard"><text:s text:c="3"/>0.514 | 3 <text:s/>| <text:s text:c="3"/>1.000 <text:s text:c="2"/>-0.017 <text:s text:c="3"/>0.240 | <text:s text:c="3"/>-3.9 <text:s text:c="2"/>-75.6 <text:s text:c="2"/>123.4</text:p>
      <text:p text:style-name="Standard"><text:s text:c="3"/>0.514 | 4 <text:s/>| <text:s text:c="3"/>1.010 <text:s text:c="2"/>-0.013 <text:s text:c="2"/>-0.002 | <text:s text:c="2"/>-58.3 <text:s text:c="2"/>-85.3 <text:s text:c="3"/>49.5</text:p>
      <text:p text:style-name="Standard"><text:s text:c="3"/>0.514 | 5 <text:s/>| <text:s text:c="3"/>1.025 <text:s text:c="2"/>-0.067 <text:s text:c="2"/>-0.121 | <text:s/>-148.7 <text:s text:c="2"/>-81.0 <text:s text:c="3"/>12.9</text:p>
      <text:p text:style-name="Standard"><text:s text:c="3"/>0.548 | 0 <text:s/>| <text:s text:c="8"/>Comm Error <text:s text:c="8"/>| <text:s text:c="11"/>- <text:s text:c="10"/></text:p>
      <text:p text:style-name="Standard"><text:s text:c="3"/>0.548 | 1 <text:s/>| <text:s text:c="3"/>0.991 <text:s text:c="2"/>-0.166 <text:s text:c="3"/>0.119 | <text:s text:c="2"/>-52.9 <text:s text:c="2"/>-77.2 <text:s text:c="2"/>156.0</text:p>
      <text:p text:style-name="Standard"><text:s text:c="3"/>0.548 | 2 <text:s/>| <text:s text:c="3"/>1.000 <text:s text:c="3"/>0.082 <text:s text:c="3"/>0.079 | <text:s text:c="3"/>44.2 <text:s text:c="2"/>-81.9 <text:s/>-169.7</text:p>
      <text:p text:style-name="Standard"><text:s text:c="3"/>0.548 | 3 <text:s/>| <text:s text:c="3"/>0.996 <text:s text:c="2"/>-0.009 <text:s text:c="3"/>0.238 | <text:s text:c="3"/>-3.6 <text:s text:c="2"/>-75.7 <text:s text:c="2"/>123.1</text:p>
      <text:p text:style-name="Standard"><text:s text:c="3"/>0.548 | 4 <text:s/>| <text:s text:c="3"/>1.010 <text:s text:c="2"/>-0.005 <text:s text:c="2"/>-0.002 | <text:s text:c="2"/>-59.7 <text:s text:c="2"/>-85.3 <text:s text:c="3"/>50.6</text:p>
      <text:p text:style-name="Standard"><text:s text:c="3"/>0.548 | 5 <text:s/>| <text:s text:c="3"/>1.020 <text:s text:c="2"/>-0.069 <text:s text:c="2"/>-0.118 | <text:s/>-148.9 <text:s text:c="2"/>-81.0 <text:s text:c="3"/>13.0</text:p>
      <text:p text:style-name="Standard"><text:s text:c="3"/>0.583 | 0 <text:s/>| <text:s text:c="8"/>Comm Error <text:s text:c="8"/>| <text:s text:c="11"/>- <text:s text:c="10"/></text:p>
      <text:p text:style-name="Standard"><text:s text:c="3"/>0.583 | 1 <text:s/>| <text:s text:c="3"/>0.994 <text:s text:c="2"/>-0.167 <text:s text:c="3"/>0.112 | <text:s text:c="2"/>-53.2 <text:s text:c="2"/>-77.3 <text:s text:c="2"/>156.3</text:p>
      <text:p text:style-name="Standard"><text:s text:c="3"/>0.583 | 2 <text:s/>| <text:s text:c="3"/>0.999 <text:s text:c="3"/>0.085 <text:s text:c="3"/>0.081 | <text:s text:c="3"/>44.0 <text:s text:c="2"/>-81.9 <text:s/>-169.3</text:p>
      <text:p text:style-name="Standard"><text:s text:c="3"/>0.583 | 3 <text:s/>| <text:s text:c="3"/>0.994 <text:s text:c="2"/>-0.021 <text:s text:c="3"/>0.246 | <text:s text:c="3"/>-3.7 <text:s text:c="2"/>-75.6 <text:s text:c="2"/>123.1</text:p>
      <text:p text:style-name="Standard"><text:s text:c="3"/>0.583 | 4 <text:s/>| <text:s text:c="3"/>1.011 <text:s text:c="2"/>-0.007 <text:s text:c="3"/>0.000 | <text:s text:c="2"/>-61.0 <text:s text:c="2"/>-85.3 <text:s text:c="3"/>51.5</text:p>
      <text:p text:style-name="Standard"><text:s text:c="3"/>0.583 | 5 <text:s/>| <text:s text:c="3"/>1.023 <text:s text:c="2"/>-0.070 <text:s text:c="2"/>-0.123 | <text:s/>-149.0 <text:s text:c="2"/>-81.0 <text:s text:c="3"/>13.0</text:p>
      <text:p text:style-name="Standard"><text:s text:c="3"/>0.617 | 0 <text:s/>| <text:s text:c="8"/>Comm Error <text:s text:c="8"/>| <text:s text:c="11"/>- <text:s text:c="10"/></text:p>
      <text:p text:style-name="Standard"><text:s text:c="3"/>0.617 | 1 <text:s/>| <text:s text:c="3"/>1.001 <text:s text:c="2"/>-0.163 <text:s text:c="3"/>0.105 | <text:s text:c="2"/>-53.5 <text:s text:c="2"/>-77.4 <text:s text:c="2"/>156.7</text:p>
      <text:p text:style-name="Standard"><text:s text:c="3"/>0.617 | 2 <text:s/>| <text:s text:c="3"/>1.001 <text:s text:c="3"/>0.083 <text:s text:c="3"/>0.088 | <text:s text:c="3"/>43.5 <text:s text:c="2"/>-81.8 <text:s/>-168.9</text:p>
      <text:p text:style-name="Standard"><text:s text:c="3"/>0.617 | 3 <text:s/>| <text:s text:c="3"/>0.998 <text:s text:c="2"/>-0.011 <text:s text:c="3"/>0.238 | <text:s text:c="3"/>-3.7 <text:s text:c="2"/>-75.6 <text:s text:c="2"/>123.1</text:p>
      <text:p text:style-name="Standard"><text:s text:c="3"/>0.617 | 4 <text:s/>| <text:s text:c="3"/>1.011 <text:s text:c="3"/>0.000 <text:s text:c="2"/>-0.001 | <text:s text:c="2"/>-58.8 <text:s text:c="2"/>-85.3 <text:s text:c="3"/>49.5</text:p>
      <text:p text:style-name="Standard"><text:s text:c="3"/>0.617 | 5 <text:s/>| <text:s text:c="3"/>1.025 <text:s text:c="2"/>-0.076 <text:s text:c="2"/>-0.127 | <text:s/>-148.9 <text:s text:c="2"/>-81.0 <text:s text:c="3"/>12.9</text:p>
      <text:p text:style-name="Standard"><text:s text:c="3"/>0.651 | 0 <text:s/>| <text:s text:c="8"/>Comm Error <text:s text:c="8"/>| <text:s text:c="11"/>- <text:s text:c="10"/></text:p>
      <text:p text:style-name="Standard"><text:s text:c="3"/>0.651 | 1 <text:s/>| <text:s text:c="3"/>0.999 <text:s text:c="2"/>-0.165 <text:s text:c="3"/>0.102 | <text:s text:c="2"/>-53.7 <text:s text:c="2"/>-77.5 <text:s text:c="2"/>157.0</text:p>
      <text:p text:style-name="Standard"><text:s text:c="3"/>0.651 | 2 <text:s/>| <text:s text:c="3"/>1.004 <text:s text:c="3"/>0.085 <text:s text:c="3"/>0.086 | <text:s text:c="3"/>43.2 <text:s text:c="2"/>-81.8 <text:s/>-168.6</text:p>
      <text:p text:style-name="Standard"><text:s text:c="3"/>0.651 | 3 <text:s/>| <text:s text:c="3"/>1.000 <text:s text:c="2"/>-0.014 <text:s text:c="3"/>0.234 | <text:s text:c="3"/>-3.6 <text:s text:c="2"/>-75.6 <text:s text:c="2"/>123.0</text:p>
      <text:p text:style-name="Standard"><text:s text:c="3"/>0.651 | 4 <text:s/>| <text:s text:c="3"/>1.008 <text:s text:c="2"/>-0.003 <text:s text:c="2"/>-0.002 | <text:s text:c="2"/>-59.2 <text:s text:c="2"/>-85.3 <text:s text:c="3"/>50.1</text:p>
      <text:p text:style-name="Standard"><text:s text:c="3"/>0.651 | 5 <text:s/>| <text:s text:c="3"/>1.022 <text:s text:c="2"/>-0.066 <text:s text:c="2"/>-0.122 | <text:s/>-149.0 <text:s text:c="2"/>-81.0 <text:s text:c="3"/>13.0</text:p>
      <text:p text:style-name="Standard"><text:s text:c="3"/>0.685 | 0 <text:s/>| <text:s text:c="8"/>Comm Error <text:s text:c="8"/>| <text:s text:c="11"/>- <text:s text:c="10"/></text:p>
      <text:p text:style-name="Standard"><text:s text:c="3"/>0.685 | 1 <text:s/>| <text:s text:c="3"/>0.991 <text:s text:c="2"/>-0.161 <text:s text:c="3"/>0.109 | <text:s text:c="2"/>-53.9 <text:s text:c="2"/>-77.5 <text:s text:c="2"/>157.1</text:p>
      <text:p text:style-name="Standard"><text:s text:c="3"/>0.685 | 2 <text:s/>| <text:s text:c="3"/>1.002 <text:s text:c="3"/>0.086 <text:s text:c="3"/>0.086 | <text:s text:c="3"/>43.1 <text:s text:c="2"/>-81.7 <text:s/>-168.5</text:p>
      <text:p text:style-name="Standard"><text:s text:c="3"/>0.685 | 3 <text:s/>| <text:s text:c="3"/>0.996 <text:s text:c="2"/>-0.019 <text:s text:c="3"/>0.234 | <text:s text:c="3"/>-3.7 <text:s text:c="2"/>-75.6 <text:s text:c="2"/>123.1</text:p>
      <text:p text:style-name="Standard"><text:s text:c="3"/>0.685 | 4 <text:s/>| <text:s text:c="3"/>1.007 <text:s text:c="2"/>-0.003 <text:s text:c="2"/>-0.002 | <text:s text:c="2"/>-60.1 <text:s text:c="2"/>-85.3 <text:s text:c="3"/>51.1</text:p>
      <text:p text:style-name="Standard"><text:s text:c="3"/>0.685 | 5 <text:s/>| <text:s text:c="3"/>1.022 <text:s text:c="2"/>-0.068 <text:s text:c="2"/>-0.119 | <text:s/>-149.1 <text:s text:c="2"/>-81.0 <text:s text:c="3"/>13.0</text:p>
      <text:p text:style-name="Standard"><text:s text:c="3"/>0.719 | 0 <text:s/>| <text:s text:c="8"/>Comm Error <text:s text:c="8"/>| <text:s text:c="11"/>- <text:s text:c="10"/></text:p>
      <text:p text:style-name="Standard"><text:s text:c="3"/>0.719 | 1 <text:s/>| <text:s text:c="3"/>0.987 <text:s text:c="2"/>-0.162 <text:s text:c="3"/>0.116 | <text:s text:c="2"/>-53.9 <text:s text:c="2"/>-77.6 <text:s text:c="2"/>157.0</text:p>
      <text:p text:style-name="Standard"><text:s text:c="3"/>0.719 | 2 <text:s/>| <text:s text:c="3"/>0.994 <text:s text:c="3"/>0.086 <text:s text:c="3"/>0.085 | <text:s text:c="3"/>43.1 <text:s text:c="2"/>-81.7 <text:s/>-168.6</text:p>
      <text:p text:style-name="Standard"><text:s text:c="3"/>0.719 | 3 <text:s/>| <text:s text:c="3"/>0.993 <text:s text:c="2"/>-0.009 <text:s text:c="3"/>0.236 | <text:s text:c="3"/>-3.6 <text:s text:c="2"/>-75.6 <text:s text:c="2"/>122.9</text:p>
      <text:p text:style-name="Standard"><text:s text:c="3"/>0.719 | 4 <text:s/>| <text:s text:c="3"/>1.009 <text:s text:c="2"/>-0.003 <text:s text:c="2"/>-0.000 | <text:s text:c="2"/>-61.2 <text:s text:c="2"/>-85.3 <text:s text:c="3"/>52.1</text:p>
      <text:p text:style-name="Standard"><text:s text:c="3"/>0.719 | 5 <text:s/>| <text:s text:c="3"/>1.021 <text:s text:c="2"/>-0.071 <text:s text:c="2"/>-0.126 | <text:s/>-149.1 <text:s text:c="2"/>-81.0 <text:s text:c="3"/>13.0</text:p>
      <text:p text:style-name="Standard"><text:s text:c="3"/>0.753 | 0 <text:s/>| <text:s text:c="8"/>Comm Error <text:s text:c="8"/>| <text:s text:c="11"/>- <text:s text:c="10"/></text:p>
      <text:p text:style-name="Standard"><text:s text:c="3"/>0.753 | 1 <text:s/>| <text:s text:c="3"/>0.983 <text:s text:c="2"/>-0.158 <text:s text:c="3"/>0.123 | <text:s text:c="2"/>-53.3 <text:s text:c="2"/>-77.6 <text:s text:c="2"/>156.3</text:p>
      <text:p text:style-name="Standard"><text:soft-page-break/><text:s text:c="3"/>0.753 | 2 <text:s/>| <text:s text:c="3"/>0.997 <text:s text:c="3"/>0.089 <text:s text:c="3"/>0.083 | <text:s text:c="3"/>43.2 <text:s text:c="2"/>-81.7 <text:s/>-168.7</text:p>
      <text:p text:style-name="Standard"><text:s text:c="3"/>0.753 | 3 <text:s/>| <text:s text:c="3"/>0.997 <text:s text:c="2"/>-0.009 <text:s text:c="3"/>0.234 | <text:s text:c="3"/>-3.3 <text:s text:c="2"/>-75.7 <text:s text:c="2"/>122.7</text:p>
      <text:p text:style-name="Standard"><text:s text:c="3"/>0.753 | 4 <text:s/>| <text:s text:c="3"/>1.009 <text:s text:c="2"/>-0.002 <text:s text:c="2"/>-0.008 | <text:s text:c="2"/>-68.1 <text:s text:c="2"/>-85.3 <text:s text:c="3"/>58.7</text:p>
      <text:p text:style-name="Standard"><text:s text:c="3"/>0.753 | 5 <text:s/>| <text:s text:c="3"/>1.021 <text:s text:c="2"/>-0.066 <text:s text:c="2"/>-0.120 | <text:s/>-149.2 <text:s text:c="2"/>-81.0 <text:s text:c="3"/>13.2</text:p>
      <text:p text:style-name="Standard"><text:s text:c="3"/>0.788 | 0 <text:s/>| <text:s text:c="8"/>Comm Error <text:s text:c="8"/>| <text:s text:c="11"/>- <text:s text:c="10"/></text:p>
      <text:p text:style-name="Standard"><text:s text:c="3"/>0.788 | 1 <text:s/>| <text:s text:c="3"/>0.975 <text:s text:c="2"/>-0.159 <text:s text:c="3"/>0.130 | <text:s text:c="2"/>-52.8 <text:s text:c="2"/>-77.5 <text:s text:c="2"/>155.7</text:p>
      <text:p text:style-name="Standard"><text:s text:c="3"/>0.788 | 2 <text:s/>| <text:s text:c="3"/>1.002 <text:s text:c="3"/>0.086 <text:s text:c="3"/>0.089 | <text:s text:c="3"/>43.5 <text:s text:c="2"/>-81.6 <text:s/>-169.0</text:p>
      <text:p text:style-name="Standard"><text:s text:c="3"/>0.788 | 3 <text:s/>| <text:s text:c="3"/>0.992 <text:s text:c="2"/>-0.018 <text:s text:c="3"/>0.221 | <text:s text:c="3"/>-3.4 <text:s text:c="2"/>-75.7 <text:s text:c="2"/>122.7</text:p>
      <text:p text:style-name="Standard"><text:s text:c="3"/>0.788 | 4 <text:s/>| <text:s text:c="3"/>1.009 <text:s text:c="3"/>0.002 <text:s text:c="2"/>-0.006 | <text:s text:c="2"/>-74.3 <text:s text:c="2"/>-85.3 <text:s text:c="3"/>64.7</text:p>
      <text:p text:style-name="Standard"><text:s text:c="3"/>0.788 | 5 <text:s/>| <text:s text:c="3"/>1.022 <text:s text:c="2"/>-0.066 <text:s text:c="2"/>-0.116 | <text:s/>-149.3 <text:s text:c="2"/>-81.0 <text:s text:c="3"/>13.3</text:p>
      <text:p text:style-name="Standard"><text:s text:c="3"/>0.822 | 0 <text:s/>| <text:s text:c="8"/>Comm Error <text:s text:c="8"/>| <text:s text:c="11"/>- <text:s text:c="10"/></text:p>
      <text:p text:style-name="Standard"><text:s text:c="3"/>0.822 | 1 <text:s/>| <text:s text:c="3"/>0.981 <text:s text:c="2"/>-0.159 <text:s text:c="3"/>0.129 | <text:s text:c="2"/>-52.5 <text:s text:c="2"/>-77.5 <text:s text:c="2"/>155.4</text:p>
      <text:p text:style-name="Standard"><text:s text:c="3"/>0.822 | 2 <text:s/>| <text:s text:c="3"/>1.015 <text:s text:c="3"/>0.090 <text:s text:c="3"/>0.091 | <text:s text:c="3"/>43.6 <text:s text:c="2"/>-81.6 <text:s/>-169.1</text:p>
      <text:p text:style-name="Standard"><text:s text:c="3"/>0.822 | 3 <text:s/>| <text:s text:c="3"/>0.993 <text:s text:c="2"/>-0.018 <text:s text:c="3"/>0.228 | <text:s text:c="3"/>-3.6 <text:s text:c="2"/>-75.8 <text:s text:c="2"/>122.9</text:p>
      <text:p text:style-name="Standard"><text:s text:c="3"/>0.822 | 4 <text:s/>| <text:s text:c="3"/>1.009 <text:s text:c="3"/>0.001 <text:s text:c="3"/>0.000 | <text:s text:c="2"/>-70.3 <text:s text:c="2"/>-85.3 <text:s text:c="3"/>61.3</text:p>
      <text:p text:style-name="Standard"><text:s text:c="3"/>0.822 | 5 <text:s/>| <text:s text:c="3"/>1.022 <text:s text:c="2"/>-0.065 <text:s text:c="2"/>-0.120 | <text:s/>-149.5 <text:s text:c="2"/>-81.0 <text:s text:c="3"/>13.4</text:p>
      <text:p text:style-name="Standard"><text:s text:c="3"/>0.856 | 0 <text:s/>| <text:s text:c="8"/>Comm Error <text:s text:c="8"/>| <text:s text:c="11"/>- <text:s text:c="10"/></text:p>
      <text:p text:style-name="Standard"><text:s text:c="3"/>0.856 | 1 <text:s/>| <text:s text:c="3"/>0.987 <text:s text:c="2"/>-0.160 <text:s text:c="3"/>0.133 | <text:s text:c="2"/>-52.3 <text:s text:c="2"/>-77.5 <text:s text:c="2"/>155.2</text:p>
      <text:p text:style-name="Standard"><text:s text:c="3"/>0.856 | 2 <text:s/>| <text:s text:c="3"/>1.029 <text:s text:c="3"/>0.095 <text:s text:c="3"/>0.092 | <text:s text:c="3"/>43.5 <text:s text:c="2"/>-81.6 <text:s/>-169.1</text:p>
      <text:p text:style-name="Standard"><text:s text:c="3"/>0.856 | 3 <text:s/>| <text:s text:c="3"/>0.996 <text:s text:c="2"/>-0.008 <text:s text:c="3"/>0.239 | <text:s text:c="3"/>-3.4 <text:s text:c="2"/>-75.8 <text:s text:c="2"/>122.7</text:p>
      <text:p text:style-name="Standard"><text:s text:c="3"/>0.856 | 4 <text:s/>| <text:s text:c="3"/>1.011 <text:s text:c="3"/>0.000 <text:s text:c="3"/>0.001 | <text:s text:c="2"/>-63.8 <text:s text:c="2"/>-85.3 <text:s text:c="3"/>55.6</text:p>
      <text:p text:style-name="Standard"><text:s text:c="3"/>0.856 | 5 <text:s/>| <text:s text:c="3"/>1.024 <text:s text:c="2"/>-0.068 <text:s text:c="2"/>-0.120 | <text:s/>-149.6 <text:s text:c="2"/>-81.0 <text:s text:c="3"/>13.5</text:p>
      <text:p text:style-name="Standard"><text:s text:c="3"/>0.890 | 0 <text:s/>| <text:s text:c="8"/>Comm Error <text:s text:c="8"/>| <text:s text:c="11"/>- <text:s text:c="10"/></text:p>
      <text:p text:style-name="Standard"><text:s text:c="3"/>0.890 | 1 <text:s/>| <text:s text:c="3"/>0.990 <text:s text:c="2"/>-0.163 <text:s text:c="3"/>0.126 | <text:s text:c="2"/>-52.3 <text:s text:c="2"/>-77.5 <text:s text:c="2"/>155.2</text:p>
      <text:p text:style-name="Standard"><text:s text:c="3"/>0.890 | 2 <text:s/>| <text:s text:c="3"/>0.995 <text:s text:c="3"/>0.089 <text:s text:c="3"/>0.079 | <text:s text:c="3"/>43.2 <text:s text:c="2"/>-81.6 <text:s/>-168.9</text:p>
      <text:p text:style-name="Standard"><text:s text:c="3"/>0.890 | 3 <text:s/>| <text:s text:c="3"/>1.002 <text:s text:c="2"/>-0.010 <text:s text:c="3"/>0.241 | <text:s text:c="3"/>-3.2 <text:s text:c="2"/>-75.8 <text:s text:c="2"/>122.6</text:p>
      <text:p text:style-name="Standard"><text:s text:c="3"/>0.890 | 4 <text:s/>| <text:s text:c="3"/>1.010 <text:s text:c="2"/>-0.005 <text:s text:c="2"/>-0.005 | <text:s text:c="2"/>-67.1 <text:s text:c="2"/>-85.3 <text:s text:c="3"/>58.4</text:p>
      <text:p text:style-name="Standard"><text:s text:c="3"/>0.890 | 5 <text:s/>| <text:s text:c="3"/>1.023 <text:s text:c="2"/>-0.073 <text:s text:c="2"/>-0.126 | <text:s/>-149.7 <text:s text:c="2"/>-81.0 <text:s text:c="3"/>13.7</text:p>
      <text:p text:style-name="Standard"><text:s text:c="3"/>0.924 | 0 <text:s/>| <text:s text:c="8"/>Comm Error <text:s text:c="8"/>| <text:s text:c="11"/>- <text:s text:c="10"/></text:p>
      <text:p text:style-name="Standard"><text:s text:c="3"/>0.924 | 1 <text:s/>| <text:s text:c="3"/>0.994 <text:s text:c="2"/>-0.157 <text:s text:c="3"/>0.122 | <text:s text:c="2"/>-52.3 <text:s text:c="2"/>-77.5 <text:s text:c="2"/>155.2</text:p>
      <text:p text:style-name="Standard"><text:s text:c="3"/>0.924 | 2 <text:s/>| <text:s text:c="3"/>1.001 <text:s text:c="3"/>0.086 <text:s text:c="3"/>0.073 | <text:s text:c="3"/>44.0 <text:s text:c="2"/>-81.7 <text:s/>-169.7</text:p>
      <text:p text:style-name="Standard"><text:s text:c="3"/>0.924 | 3 <text:s/>| <text:s text:c="3"/>1.001 <text:s text:c="2"/>-0.010 <text:s text:c="3"/>0.240 | <text:s text:c="3"/>-3.1 <text:s text:c="2"/>-75.7 <text:s text:c="2"/>122.4</text:p>
      <text:p text:style-name="Standard"><text:s text:c="3"/>0.924 | 4 <text:s/>| <text:s text:c="3"/>1.011 <text:s text:c="3"/>0.000 <text:s text:c="2"/>-0.016 | <text:s text:c="2"/>-86.1 <text:s text:c="2"/>-85.3 <text:s text:c="3"/>75.2</text:p>
      <text:p text:style-name="Standard"><text:s text:c="3"/>0.924 | 5 <text:s/>| <text:s text:c="3"/>1.023 <text:s text:c="2"/>-0.068 <text:s text:c="2"/>-0.127 | <text:s/>-149.8 <text:s text:c="2"/>-80.9 <text:s text:c="3"/>13.8</text:p>
      <text:p text:style-name="Standard"><text:s text:c="3"/>0.958 | 0 <text:s/>| <text:s text:c="8"/>Comm Error <text:s text:c="8"/>| <text:s text:c="11"/>- <text:s text:c="10"/></text:p>
      <text:p text:style-name="Standard"><text:s text:c="3"/>0.958 | 1 <text:s/>| <text:s text:c="3"/>0.996 <text:s text:c="2"/>-0.154 <text:s text:c="3"/>0.105 | <text:s text:c="2"/>-52.5 <text:s text:c="2"/>-77.7 <text:s text:c="2"/>155.5</text:p>
      <text:p text:style-name="Standard"><text:s text:c="3"/>0.958 | 2 <text:s/>| <text:s text:c="3"/>0.988 <text:s text:c="3"/>0.091 <text:s text:c="3"/>0.065 | <text:s text:c="3"/>45.0 <text:s text:c="2"/>-81.8 <text:s/>-170.9</text:p>
      <text:p text:style-name="Standard"><text:s text:c="3"/>0.958 | 3 <text:s/>| <text:s text:c="3"/>0.993 <text:s text:c="2"/>-0.004 <text:s text:c="3"/>0.242 | <text:s text:c="3"/>-2.8 <text:s text:c="2"/>-75.7 <text:s text:c="2"/>122.1</text:p>
      <text:p text:style-name="Standard"><text:s text:c="3"/>0.958 | 4 <text:s/>| <text:s text:c="3"/>1.010 <text:s text:c="2"/>-0.003 <text:s text:c="2"/>-0.017 | <text:s/>-111.0 <text:s text:c="2"/>-85.3 <text:s text:c="3"/>96.9</text:p>
      <text:p text:style-name="Standard"><text:s text:c="3"/>0.958 | 5 <text:s/>| <text:s text:c="3"/>1.023 <text:s text:c="2"/>-0.067 <text:s text:c="2"/>-0.124 | <text:s/>-150.0 <text:s text:c="2"/>-80.9 <text:s text:c="3"/>13.9</text:p>
      <text:p text:style-name="Standard"><text:s text:c="3"/>0.992 | 0 <text:s/>| <text:s text:c="8"/>Comm Error <text:s text:c="8"/>| <text:s text:c="11"/>- <text:s text:c="10"/></text:p>
      <text:p text:style-name="Standard"><text:s text:c="3"/>0.992 | 1 <text:s/>| <text:s text:c="3"/>0.995 <text:s text:c="2"/>-0.148 <text:s text:c="3"/>0.099 | <text:s text:c="2"/>-53.1 <text:s text:c="2"/>-77.9 <text:s text:c="2"/>156.2</text:p>
      <text:p text:style-name="Standard"><text:s text:c="3"/>0.992 | 2 <text:s/>| <text:s text:c="3"/>0.976 <text:s text:c="3"/>0.086 <text:s text:c="3"/>0.063 | <text:s text:c="3"/>45.8 <text:s text:c="2"/>-81.9 <text:s/>-171.8</text:p>
      <text:p text:style-name="Standard"><text:s text:c="3"/>0.992 | 3 <text:s/>| <text:s text:c="3"/>0.993 <text:s text:c="2"/>-0.011 <text:s text:c="3"/>0.238 | <text:s text:c="3"/>-2.7 <text:s text:c="2"/>-75.7 <text:s text:c="2"/>122.0</text:p>
      <text:p text:style-name="Standard"><text:s text:c="3"/>0.992 | 4 <text:s/>| <text:s text:c="3"/>1.008 <text:s text:c="2"/>-0.003 <text:s text:c="2"/>-0.006 | <text:s/>-110.0 <text:s text:c="2"/>-85.3 <text:s text:c="3"/>96.0</text:p>
      <text:p text:style-name="Standard"><text:s text:c="3"/>0.992 | 5 <text:s/>| <text:s text:c="3"/>1.022 <text:s text:c="2"/>-0.068 <text:s text:c="2"/>-0.125 | <text:s/>-150.1 <text:s text:c="2"/>-80.9 <text:s text:c="3"/>13.9</text:p>
      <text:p text:style-name="Standard"><text:s text:c="3"/>1.027 | 0 <text:s/>| <text:s text:c="8"/>Comm Error <text:s text:c="8"/>| <text:s text:c="11"/>- <text:s text:c="10"/></text:p>
      <text:p text:style-name="Standard"><text:s text:c="3"/>1.027 | 1 <text:s/>| <text:s text:c="3"/>0.987 <text:s text:c="2"/>-0.152 <text:s text:c="3"/>0.099 | <text:s text:c="2"/>-53.5 <text:s text:c="2"/>-78.0 <text:s text:c="2"/>156.5</text:p>
      <text:p text:style-name="Standard"><text:s text:c="3"/>1.027 | 2 <text:s/>| <text:s text:c="3"/>0.976 <text:s text:c="3"/>0.085 <text:s text:c="3"/>0.060 | <text:s text:c="3"/>47.5 <text:s text:c="2"/>-82.0 <text:s/>-173.5</text:p>
      <text:p text:style-name="Standard"><text:soft-page-break/><text:s text:c="3"/>1.027 | 3 <text:s/>| <text:s text:c="3"/>0.993 <text:s text:c="2"/>-0.009 <text:s text:c="3"/>0.239 | <text:s text:c="3"/>-2.7 <text:s text:c="2"/>-75.7 <text:s text:c="2"/>122.0</text:p>
      <text:p text:style-name="Standard"><text:s text:c="3"/>1.027 | 4 <text:s/>| <text:s text:c="3"/>1.009 <text:s text:c="2"/>-0.001 <text:s text:c="2"/>-0.003 | <text:s/>-101.6 <text:s text:c="2"/>-85.3 <text:s text:c="3"/>86.9</text:p>
      <text:p text:style-name="Standard"><text:s text:c="3"/>1.027 | 5 <text:s/>| <text:s text:c="3"/>1.023 <text:s text:c="2"/>-0.072 <text:s text:c="2"/>-0.123 | <text:s/>-149.9 <text:s text:c="2"/>-80.9 <text:s text:c="3"/>13.7</text:p>
      <text:p text:style-name="Standard"><text:s text:c="3"/>1.060 | 0 <text:s/>| <text:s text:c="8"/>Comm Error <text:s text:c="8"/>| <text:s text:c="11"/>- <text:s text:c="10"/></text:p>
      <text:p text:style-name="Standard"><text:s text:c="3"/>1.060 | 1 <text:s/>| <text:s text:c="3"/>0.982 <text:s text:c="2"/>-0.150 <text:s text:c="3"/>0.104 | <text:s text:c="2"/>-53.8 <text:s text:c="2"/>-78.1 <text:s text:c="2"/>156.8</text:p>
      <text:p text:style-name="Standard"><text:s text:c="3"/>1.060 | 2 <text:s/>| <text:s text:c="3"/>0.995 <text:s text:c="3"/>0.083 <text:s text:c="3"/>0.059 | <text:s text:c="3"/>48.6 <text:s text:c="2"/>-82.0 <text:s/>-174.7</text:p>
      <text:p text:style-name="Standard"><text:s text:c="3"/>1.060 | 3 <text:s/>| <text:s text:c="3"/>0.997 <text:s text:c="2"/>-0.010 <text:s text:c="3"/>0.233 | <text:s text:c="3"/>-2.6 <text:s text:c="2"/>-75.7 <text:s text:c="2"/>121.9</text:p>
      <text:p text:style-name="Standard"><text:s text:c="3"/>1.060 | 4 <text:s/>| <text:s text:c="3"/>1.009 <text:s text:c="2"/>-0.001 <text:s text:c="2"/>-0.003 | <text:s text:c="2"/>-94.9 <text:s text:c="2"/>-85.3 <text:s text:c="3"/>82.8</text:p>
      <text:p text:style-name="Standard"><text:s text:c="3"/>1.060 | 5 <text:s/>| <text:s text:c="3"/>1.022 <text:s text:c="2"/>-0.069 <text:s text:c="2"/>-0.124 | <text:s/>-149.8 <text:s text:c="2"/>-80.9 <text:s text:c="3"/>13.7</text:p>
      <text:p text:style-name="Standard"><text:s text:c="3"/>1.095 | 0 <text:s/>| <text:s text:c="8"/>Comm Error <text:s text:c="8"/>| <text:s text:c="11"/>- <text:s text:c="10"/></text:p>
      <text:p text:style-name="Standard"><text:s text:c="3"/>1.095 | 1 <text:s/>| <text:s text:c="3"/>0.989 <text:s text:c="2"/>-0.153 <text:s text:c="3"/>0.112 | <text:s text:c="2"/>-53.9 <text:s text:c="2"/>-78.2 <text:s text:c="2"/>156.9</text:p>
      <text:p text:style-name="Standard"><text:s text:c="3"/>1.095 | 2 <text:s/>| <text:s text:c="3"/>0.986 <text:s text:c="3"/>0.090 <text:s text:c="3"/>0.063 | <text:s text:c="3"/>49.3 <text:s text:c="2"/>-82.0 <text:s/>-175.4</text:p>
      <text:p text:style-name="Standard"><text:s text:c="3"/>1.095 | 3 <text:s/>| <text:s text:c="3"/>1.001 <text:s text:c="2"/>-0.011 <text:s text:c="3"/>0.230 | <text:s text:c="3"/>-2.6 <text:s text:c="2"/>-75.8 <text:s text:c="2"/>121.9</text:p>
      <text:p text:style-name="Standard"><text:s text:c="3"/>1.095 | 4 <text:s/>| <text:s text:c="3"/>1.011 <text:s text:c="2"/>-0.000 <text:s text:c="2"/>-0.002 | <text:s text:c="2"/>-86.4 <text:s text:c="2"/>-85.3 <text:s text:c="3"/>75.6</text:p>
      <text:p text:style-name="Standard"><text:s text:c="3"/>1.095 | 5 <text:s/>| <text:s text:c="3"/>1.022 <text:s text:c="2"/>-0.068 <text:s text:c="2"/>-0.124 | <text:s/>-149.8 <text:s text:c="2"/>-80.9 <text:s text:c="3"/>13.7</text:p>
      <text:p text:style-name="Standard"><text:s text:c="3"/>1.129 | 0 <text:s/>| <text:s text:c="8"/>Comm Error <text:s text:c="8"/>| <text:s text:c="11"/>- <text:s text:c="10"/></text:p>
      <text:p text:style-name="Standard"><text:s text:c="3"/>1.129 | 1 <text:s/>| <text:s text:c="3"/>0.984 <text:s text:c="2"/>-0.159 <text:s text:c="3"/>0.119 | <text:s text:c="2"/>-53.8 <text:s text:c="2"/>-78.2 <text:s text:c="2"/>156.8</text:p>
      <text:p text:style-name="Standard"><text:s text:c="3"/>1.129 | 2 <text:s/>| <text:s text:c="3"/>1.015 <text:s text:c="3"/>0.089 <text:s text:c="3"/>0.064 | <text:s text:c="3"/>50.8 <text:s text:c="2"/>-82.0 <text:s/>-177.0</text:p>
      <text:p text:style-name="Standard"><text:s text:c="3"/>1.129 | 3 <text:s/>| <text:s text:c="3"/>0.997 <text:s text:c="2"/>-0.020 <text:s text:c="3"/>0.233 | <text:s text:c="3"/>-2.8 <text:s text:c="2"/>-75.8 <text:s text:c="2"/>122.1</text:p>
      <text:p text:style-name="Standard"><text:s text:c="3"/>1.129 | 4 <text:s/>| <text:s text:c="3"/>1.007 <text:s text:c="2"/>-0.000 <text:s text:c="2"/>-0.004 | <text:s text:c="2"/>-83.6 <text:s text:c="2"/>-85.3 <text:s text:c="3"/>73.4</text:p>
      <text:p text:style-name="Standard"><text:s text:c="3"/>1.129 | 5 <text:s/>| <text:s text:c="3"/>1.021 <text:s text:c="2"/>-0.063 <text:s text:c="2"/>-0.124 | <text:s/>-150.1 <text:s text:c="2"/>-81.0 <text:s text:c="3"/>14.0</text:p>
      <text:p text:style-name="Standard"><text:s text:c="3"/>1.163 | 0 <text:s/>| <text:s text:c="8"/>Comm Error <text:s text:c="8"/>| <text:s text:c="11"/>- <text:s text:c="10"/></text:p>
      <text:p text:style-name="Standard"><text:s text:c="3"/>1.163 | 1 <text:s/>| <text:s text:c="3"/>1.014 <text:s text:c="2"/>-0.164 <text:s text:c="3"/>0.128 | <text:s text:c="2"/>-54.0 <text:s text:c="2"/>-78.1 <text:s text:c="2"/>156.9</text:p>
      <text:p text:style-name="Standard"><text:s text:c="3"/>1.163 | 2 <text:s/>| <text:s text:c="3"/>1.006 <text:s text:c="3"/>0.073 <text:s text:c="3"/>0.060 | <text:s text:c="3"/>50.9 <text:s text:c="2"/>-82.1 <text:s/>-177.0</text:p>
      <text:p text:style-name="Standard"><text:s text:c="3"/>1.163 | 3 <text:s/>| <text:s text:c="3"/>0.996 <text:s text:c="2"/>-0.013 <text:s text:c="3"/>0.234 | <text:s text:c="3"/>-2.9 <text:s text:c="2"/>-75.9 <text:s text:c="2"/>122.2</text:p>
      <text:p text:style-name="Standard"><text:s text:c="3"/>1.163 | 4 <text:s/>| <text:s text:c="3"/>1.010 <text:s text:c="2"/>-0.002 <text:s text:c="2"/>-0.003 | <text:s text:c="2"/>-82.4 <text:s text:c="2"/>-85.3 <text:s text:c="3"/>72.2</text:p>
      <text:p text:style-name="Standard"><text:s text:c="3"/>1.163 | 5 <text:s/>| <text:s text:c="3"/>1.022 <text:s text:c="2"/>-0.068 <text:s text:c="2"/>-0.125 | <text:s/>-150.1 <text:s text:c="2"/>-80.9 <text:s text:c="3"/>14.1</text:p>
      <text:p text:style-name="Standard"><text:s text:c="3"/>1.197 | 0 <text:s/>| <text:s text:c="8"/>Comm Error <text:s text:c="8"/>| <text:s text:c="11"/>- <text:s text:c="10"/></text:p>
      <text:p text:style-name="Standard"><text:s text:c="3"/>1.197 | 1 <text:s/>| <text:s text:c="3"/>1.017 <text:s text:c="2"/>-0.166 <text:s text:c="3"/>0.126 | <text:s text:c="2"/>-54.0 <text:s text:c="2"/>-78.0 <text:s text:c="2"/>157.0</text:p>
      <text:p text:style-name="Standard"><text:s text:c="3"/>1.197 | 2 <text:s/>| <text:s text:c="3"/>1.005 <text:s text:c="3"/>0.081 <text:s text:c="3"/>0.059 | <text:s text:c="3"/>51.0 <text:s text:c="2"/>-82.2 <text:s/>-177.3</text:p>
      <text:p text:style-name="Standard"><text:s text:c="3"/>1.197 | 3 <text:s/>| <text:s text:c="3"/>1.002 <text:s text:c="2"/>-0.007 <text:s text:c="3"/>0.230 | <text:s text:c="3"/>-2.6 <text:s text:c="2"/>-75.9 <text:s text:c="2"/>122.0</text:p>
      <text:p text:style-name="Standard"><text:s text:c="3"/>1.197 | 4 <text:s/>| <text:s text:c="3"/>1.010 <text:s text:c="2"/>-0.001 <text:s text:c="2"/>-0.006 | <text:s text:c="2"/>-91.3 <text:s text:c="2"/>-85.3 <text:s text:c="3"/>80.0</text:p>
      <text:p text:style-name="Standard"><text:s text:c="3"/>1.197 | 5 <text:s/>| <text:s text:c="3"/>1.024 <text:s text:c="2"/>-0.065 <text:s text:c="2"/>-0.129 | <text:s/>-150.2 <text:s text:c="2"/>-80.9 <text:s text:c="3"/>14.2</text:p>
      <text:p text:style-name="Standard"><text:s text:c="3"/>1.231 | 0 <text:s/>| <text:s text:c="8"/>Comm Error <text:s text:c="8"/>| <text:s text:c="11"/>- <text:s text:c="10"/></text:p>
      <text:p text:style-name="Standard"><text:s text:c="3"/>1.231 | 1 <text:s/>| <text:s text:c="3"/>1.029 <text:s text:c="2"/>-0.164 <text:s text:c="3"/>0.124 | <text:s text:c="2"/>-54.0 <text:s text:c="2"/>-78.1 <text:s text:c="2"/>157.0</text:p>
      <text:p text:style-name="Standard"><text:s text:c="3"/>1.231 | 2 <text:s/>| <text:s text:c="3"/>0.979 <text:s text:c="3"/>0.085 <text:s text:c="3"/>0.057 | <text:s text:c="3"/>51.5 <text:s text:c="2"/>-82.3 <text:s/>-177.7</text:p>
      <text:p text:style-name="Standard"><text:s text:c="3"/>1.231 | 3 <text:s/>| <text:s text:c="3"/>1.001 <text:s text:c="2"/>-0.001 <text:s text:c="3"/>0.224 | <text:s text:c="3"/>-2.2 <text:s text:c="2"/>-76.0 <text:s text:c="2"/>121.4</text:p>
      <text:p text:style-name="Standard"><text:s text:c="3"/>1.231 | 4 <text:s/>| <text:s text:c="3"/>1.008 <text:s text:c="3"/>0.001 <text:s text:c="2"/>-0.015 | <text:s/>-109.7 <text:s text:c="2"/>-85.3 <text:s text:c="3"/>96.0</text:p>
      <text:p text:style-name="Standard"><text:s text:c="3"/>1.231 | 5 <text:s/>| <text:s text:c="3"/>1.022 <text:s text:c="2"/>-0.061 <text:s text:c="2"/>-0.124 | <text:s/>-150.4 <text:s text:c="2"/>-80.9 <text:s text:c="3"/>14.4</text:p>
      <text:p text:style-name="Standard"><text:s text:c="3"/>1.266 | 0 <text:s/>| <text:s text:c="8"/>Comm Error <text:s text:c="8"/>| <text:s text:c="11"/>- <text:s text:c="10"/></text:p>
      <text:p text:style-name="Standard"><text:s text:c="3"/>1.266 | 1 <text:s/>| <text:s text:c="3"/>1.032 <text:s text:c="2"/>-0.166 <text:s text:c="3"/>0.117 | <text:s text:c="2"/>-54.0 <text:s text:c="2"/>-78.2 <text:s text:c="2"/>157.0</text:p>
      <text:p text:style-name="Standard"><text:s text:c="3"/>1.266 | 2 <text:s/>| <text:s text:c="3"/>0.984 <text:s text:c="3"/>0.082 <text:s text:c="3"/>0.064 | <text:s text:c="3"/>52.1 <text:s text:c="2"/>-82.3 <text:s/>-178.2</text:p>
      <text:p text:style-name="Standard"><text:s text:c="3"/>1.266 | 3 <text:s/>| <text:s text:c="3"/>1.000 <text:s text:c="2"/>-0.005 <text:s text:c="3"/>0.230 | <text:s text:c="3"/>-1.6 <text:s text:c="2"/>-76.1 <text:s text:c="2"/>121.1</text:p>
      <text:p text:style-name="Standard"><text:s text:c="3"/>1.266 | 4 <text:s/>| <text:s text:c="3"/>1.007 <text:s text:c="2"/>-0.002 <text:s text:c="2"/>-0.012 | <text:s/>-121.4 <text:s text:c="2"/>-85.3 <text:s text:c="2"/>106.6</text:p>
      <text:p text:style-name="Standard"><text:s text:c="3"/>1.266 | 5 <text:s/>| <text:s text:c="3"/>1.023 <text:s text:c="2"/>-0.064 <text:s text:c="2"/>-0.124 | <text:s/>-150.6 <text:s text:c="2"/>-81.0 <text:s text:c="3"/>14.7</text:p>
      <text:p text:style-name="Standard"><text:s text:c="3"/>1.300 | 0 <text:s/>| <text:s text:c="8"/>Comm Error <text:s text:c="8"/>| <text:s text:c="11"/>- <text:s text:c="10"/></text:p>
      <text:p text:style-name="Standard"><text:s text:c="3"/>1.300 | 1 <text:s/>| <text:s text:c="3"/>1.022 <text:s text:c="2"/>-0.162 <text:s text:c="3"/>0.101 | <text:s text:c="2"/>-54.0 <text:s text:c="2"/>-78.4 <text:s text:c="2"/>157.2</text:p>
      <text:p text:style-name="Standard"><text:s text:c="3"/>1.300 | 2 <text:s/>| <text:s text:c="3"/>0.977 <text:s text:c="3"/>0.085 <text:s text:c="3"/>0.073 | <text:s text:c="3"/>52.1 <text:s text:c="2"/>-82.2 <text:s/>-178.1</text:p>
      <text:p text:style-name="Standard"><text:s text:c="3"/>1.300 | 3 <text:s/>| <text:s text:c="3"/>1.000 <text:s text:c="2"/>-0.004 <text:s text:c="3"/>0.225 | <text:s text:c="3"/>-1.3 <text:s text:c="2"/>-76.2 <text:s text:c="2"/>120.7</text:p>
      <text:p text:style-name="Standard"><text:soft-page-break/><text:s text:c="3"/>1.300 | 4 <text:s/>| <text:s text:c="3"/>1.009 <text:s text:c="3"/>0.000 <text:s text:c="2"/>-0.005 | <text:s/>-121.1 <text:s text:c="2"/>-85.3 <text:s text:c="2"/>106.3</text:p>
      <text:p text:style-name="Standard"><text:s text:c="3"/>1.300 | 5 <text:s/>| <text:s text:c="3"/>1.020 <text:s text:c="2"/>-0.068 <text:s text:c="2"/>-0.117 | <text:s/>-150.5 <text:s text:c="2"/>-81.0 <text:s text:c="3"/>14.6</text:p>
      <text:p text:style-name="Standard"><text:s text:c="3"/>1.334 | 0 <text:s/>| <text:s text:c="8"/>Comm Error <text:s text:c="8"/>| <text:s text:c="11"/>- <text:s text:c="10"/></text:p>
      <text:p text:style-name="Standard"><text:s text:c="3"/>1.334 | 1 <text:s/>| <text:s text:c="3"/>1.035 <text:s text:c="2"/>-0.145 <text:s text:c="3"/>0.087 | <text:s text:c="2"/>-54.0 <text:s text:c="2"/>-78.8 <text:s text:c="2"/>157.3</text:p>
      <text:p text:style-name="Standard"><text:s text:c="3"/>1.334 | 2 <text:s/>| <text:s text:c="3"/>0.988 <text:s text:c="3"/>0.099 <text:s text:c="3"/>0.073 | <text:s text:c="3"/>53.0 <text:s text:c="2"/>-82.0 <text:s/>-179.0</text:p>
      <text:p text:style-name="Standard"><text:s text:c="3"/>1.334 | 3 <text:s/>| <text:s text:c="3"/>1.004 <text:s text:c="3"/>0.005 <text:s text:c="3"/>0.227 | <text:s text:c="3"/>-0.6 <text:s text:c="2"/>-76.2 <text:s text:c="2"/>120.0</text:p>
      <text:p text:style-name="Standard"><text:s text:c="3"/>1.334 | 4 <text:s/>| <text:s text:c="3"/>1.008 <text:s text:c="3"/>0.001 <text:s text:c="2"/>-0.005 | <text:s/>-120.1 <text:s text:c="2"/>-85.3 <text:s text:c="2"/>105.2</text:p>
      <text:p text:style-name="Standard"><text:s text:c="3"/>1.334 | 5 <text:s/>| <text:s text:c="3"/>1.020 <text:s text:c="2"/>-0.065 <text:s text:c="2"/>-0.119 | <text:s/>-150.3 <text:s text:c="2"/>-81.1 <text:s text:c="3"/>14.3</text:p>
      <text:p text:style-name="Standard"><text:s text:c="3"/>1.367 | 0 <text:s/>| <text:s text:c="8"/>Comm Error <text:s text:c="8"/>| <text:s text:c="11"/>- <text:s text:c="10"/></text:p>
      <text:p text:style-name="Standard"><text:s text:c="3"/>1.367 | 1 <text:s/>| <text:s text:c="3"/>1.035 <text:s text:c="2"/>-0.132 <text:s text:c="3"/>0.086 | <text:s text:c="2"/>-52.8 <text:s text:c="2"/>-79.1 <text:s text:c="2"/>156.2</text:p>
      <text:p text:style-name="Standard"><text:s text:c="3"/>1.367 | 2 <text:s/>| <text:s text:c="3"/>1.014 <text:s text:c="3"/>0.093 <text:s text:c="3"/>0.075 | <text:s text:c="3"/>54.2 <text:s text:c="2"/>-81.9 <text:s text:c="2"/>179.8</text:p>
      <text:p text:style-name="Standard"><text:s text:c="3"/>1.367 | 3 <text:s/>| <text:s text:c="3"/>0.994 <text:s text:c="3"/>0.005 <text:s text:c="3"/>0.223 | <text:s text:c="4"/>0.0 <text:s text:c="2"/>-76.3 <text:s text:c="2"/>119.3</text:p>
      <text:p text:style-name="Standard"><text:s text:c="3"/>1.367 | 4 <text:s/>| <text:s text:c="3"/>1.011 <text:s text:c="2"/>-0.002 <text:s text:c="2"/>-0.006 | <text:s/>-118.6 <text:s text:c="2"/>-85.3 <text:s text:c="2"/>103.9</text:p>
      <text:p text:style-name="Standard"><text:s text:c="3"/>1.367 | 5 <text:s/>| <text:s text:c="3"/>1.020 <text:s text:c="2"/>-0.073 <text:s text:c="2"/>-0.125 | <text:s/>-150.1 <text:s text:c="2"/>-81.0 <text:s text:c="3"/>14.1</text:p>
      <text:p text:style-name="Standard"><text:s text:c="3"/>1.401 | 0 <text:s/>| <text:s text:c="8"/>Comm Error <text:s text:c="8"/>| <text:s text:c="11"/>- <text:s text:c="10"/></text:p>
      <text:p text:style-name="Standard"><text:s text:c="3"/>1.401 | 1 <text:s/>| <text:s text:c="3"/>1.002 <text:s text:c="2"/>-0.132 <text:s text:c="3"/>0.091 | <text:s text:c="2"/>-50.6 <text:s text:c="2"/>-79.5 <text:s text:c="2"/>154.0</text:p>
      <text:p text:style-name="Standard"><text:s text:c="3"/>1.401 | 2 <text:s/>| <text:s text:c="3"/>1.035 <text:s text:c="3"/>0.111 <text:s text:c="3"/>0.071 | <text:s text:c="3"/>55.3 <text:s text:c="2"/>-81.8 <text:s text:c="2"/>178.7</text:p>
      <text:p text:style-name="Standard"><text:s text:c="3"/>1.401 | 3 <text:s/>| <text:s text:c="3"/>0.996 <text:s text:c="2"/>-0.003 <text:s text:c="3"/>0.225 | <text:s text:c="4"/>0.4 <text:s text:c="2"/>-76.3 <text:s text:c="2"/>118.9</text:p>
      <text:p text:style-name="Standard"><text:s text:c="3"/>1.401 | 4 <text:s/>| <text:s text:c="3"/>1.009 <text:s text:c="2"/>-0.000 <text:s text:c="2"/>-0.008 | <text:s/>-121.9 <text:s text:c="2"/>-85.3 <text:s text:c="2"/>106.9</text:p>
      <text:p text:style-name="Standard"><text:s text:c="3"/>1.401 | 5 <text:s/>| <text:s text:c="3"/>1.023 <text:s text:c="2"/>-0.062 <text:s text:c="2"/>-0.119 | <text:s/>-150.2 <text:s text:c="2"/>-81.0 <text:s text:c="3"/>14.2</text:p>
      <text:p text:style-name="Standard"><text:s text:c="3"/>1.436 | 0 <text:s/>| <text:s text:c="8"/>Comm Error <text:s text:c="8"/>| <text:s text:c="11"/>- <text:s text:c="10"/></text:p>
      <text:p text:style-name="Standard"><text:s text:c="3"/>1.436 | 1 <text:s/>| <text:s text:c="3"/>0.990 <text:s text:c="2"/>-0.108 <text:s text:c="3"/>0.085 | <text:s text:c="2"/>-49.5 <text:s text:c="2"/>-80.0 <text:s text:c="2"/>153.1</text:p>
      <text:p text:style-name="Standard"><text:s text:c="3"/>1.436 | 2 <text:s/>| <text:s text:c="3"/>1.037 <text:s text:c="3"/>0.111 <text:s text:c="3"/>0.070 | <text:s text:c="3"/>56.0 <text:s text:c="2"/>-81.7 <text:s text:c="2"/>178.0</text:p>
      <text:p text:style-name="Standard"><text:s text:c="3"/>1.436 | 3 <text:s/>| <text:s text:c="3"/>1.006 <text:s text:c="2"/>-0.003 <text:s text:c="3"/>0.230 | <text:s text:c="4"/>0.4 <text:s text:c="2"/>-76.3 <text:s text:c="2"/>118.8</text:p>
      <text:p text:style-name="Standard"><text:s text:c="3"/>1.436 | 4 <text:s/>| <text:s text:c="3"/>1.013 <text:s text:c="3"/>0.000 <text:s text:c="2"/>-0.011 | <text:s/>-129.5 <text:s text:c="2"/>-85.3 <text:s text:c="2"/>113.8</text:p>
      <text:p text:style-name="Standard"><text:s text:c="3"/>1.436 | 5 <text:s/>| <text:s text:c="3"/>1.023 <text:s text:c="2"/>-0.070 <text:s text:c="2"/>-0.125 | <text:s/>-150.4 <text:s text:c="2"/>-81.0 <text:s text:c="3"/>14.3</text:p>
      <text:p text:style-name="Standard"><text:s text:c="3"/>1.470 | 0 <text:s/>| <text:s text:c="8"/>Comm Error <text:s text:c="8"/>| <text:s text:c="11"/>- <text:s text:c="10"/></text:p>
      <text:p text:style-name="Standard"><text:s text:c="3"/>1.470 | 1 <text:s/>| <text:s text:c="3"/>0.973 <text:s text:c="2"/>-0.086 <text:s text:c="3"/>0.081 | <text:s text:c="2"/>-48.2 <text:s text:c="2"/>-80.5 <text:s text:c="2"/>151.9</text:p>
      <text:p text:style-name="Standard"><text:s text:c="3"/>1.470 | 2 <text:s/>| <text:s text:c="3"/>1.023 <text:s text:c="3"/>0.116 <text:s text:c="3"/>0.070 | <text:s text:c="3"/>56.2 <text:s text:c="2"/>-81.7 <text:s text:c="2"/>177.8</text:p>
      <text:p text:style-name="Standard"><text:s text:c="3"/>1.470 | 3 <text:s/>| <text:s text:c="3"/>1.000 <text:s text:c="3"/>0.005 <text:s text:c="3"/>0.229 | <text:s text:c="4"/>0.6 <text:s text:c="2"/>-76.4 <text:s text:c="2"/>118.6</text:p>
      <text:p text:style-name="Standard"><text:s text:c="3"/>1.470 | 4 <text:s/>| <text:s text:c="3"/>1.008 <text:s text:c="2"/>-0.004 <text:s text:c="2"/>-0.011 | <text:s/>-130.2 <text:s text:c="2"/>-85.3 <text:s text:c="2"/>114.6</text:p>
      <text:p text:style-name="Standard"><text:s text:c="3"/>1.470 | 5 <text:s/>| <text:s text:c="3"/>1.022 <text:s text:c="2"/>-0.064 <text:s text:c="2"/>-0.127 | <text:s/>-150.7 <text:s text:c="2"/>-81.0 <text:s text:c="3"/>14.7</text:p>
      <text:p text:style-name="Standard"><text:s text:c="3"/>1.504 | 0 <text:s/>| <text:s text:c="8"/>Comm Error <text:s text:c="8"/>| <text:s text:c="11"/>- <text:s text:c="10"/></text:p>
      <text:p text:style-name="Standard"><text:s text:c="3"/>1.504 | 1 <text:s/>| <text:s text:c="3"/>0.943 <text:s text:c="2"/>-0.092 <text:s text:c="3"/>0.076 | <text:s text:c="2"/>-47.3 <text:s text:c="2"/>-81.1 <text:s text:c="2"/>151.1</text:p>
      <text:p text:style-name="Standard"><text:s text:c="3"/>1.504 | 2 <text:s/>| <text:s text:c="3"/>1.004 <text:s text:c="3"/>0.121 <text:s text:c="3"/>0.069 | <text:s text:c="3"/>56.5 <text:s text:c="2"/>-81.6 <text:s text:c="2"/>177.6</text:p>
      <text:p text:style-name="Standard"><text:s text:c="3"/>1.504 | 3 <text:s/>| <text:s text:c="3"/>0.995 <text:s text:c="3"/>0.003 <text:s text:c="3"/>0.227 | <text:s text:c="4"/>0.9 <text:s text:c="2"/>-76.4 <text:s text:c="2"/>118.3</text:p>
      <text:p text:style-name="Standard"><text:s text:c="3"/>1.504 | 4 <text:s/>| <text:s text:c="3"/>1.009 <text:s text:c="2"/>-0.003 <text:s text:c="2"/>-0.012 | <text:s/>-128.9 <text:s text:c="2"/>-85.3 <text:s text:c="2"/>113.7</text:p>
      <text:p text:style-name="Standard"><text:s text:c="3"/>1.504 | 5 <text:s/>| <text:s text:c="3"/>1.022 <text:s text:c="2"/>-0.072 <text:s text:c="2"/>-0.127 | <text:s/>-150.6 <text:s text:c="2"/>-80.9 <text:s text:c="3"/>14.5</text:p>
      <text:p text:style-name="Standard"><text:s text:c="3"/>1.538 | 0 <text:s/>| <text:s text:c="8"/>Comm Error <text:s text:c="8"/>| <text:s text:c="11"/>- <text:s text:c="10"/></text:p>
      <text:p text:style-name="Standard"><text:s text:c="3"/>1.538 | 1 <text:s/>| <text:s text:c="3"/>0.939 <text:s text:c="2"/>-0.089 <text:s text:c="3"/>0.073 | <text:s text:c="2"/>-47.2 <text:s text:c="2"/>-81.4 <text:s text:c="2"/>151.2</text:p>
      <text:p text:style-name="Standard"><text:s text:c="3"/>1.538 | 2 <text:s/>| <text:s text:c="3"/>0.992 <text:s text:c="3"/>0.108 <text:s text:c="3"/>0.068 | <text:s text:c="3"/>56.5 <text:s text:c="2"/>-81.5 <text:s text:c="2"/>177.5</text:p>
      <text:p text:style-name="Standard"><text:s text:c="3"/>1.538 | 3 <text:s/>| <text:s text:c="3"/>0.999 <text:s text:c="3"/>0.003 <text:s text:c="3"/>0.224 | <text:s text:c="4"/>0.8 <text:s text:c="2"/>-76.4 <text:s text:c="2"/>118.3</text:p>
      <text:p text:style-name="Standard"><text:s text:c="3"/>1.538 | 4 <text:s/>| <text:s text:c="3"/>1.011 <text:s text:c="2"/>-0.002 <text:s text:c="2"/>-0.005 | <text:s/>-124.4 <text:s text:c="2"/>-85.3 <text:s text:c="2"/>109.5</text:p>
      <text:p text:style-name="Standard"><text:s text:c="3"/>1.538 | 5 <text:s/>| <text:s text:c="3"/>1.022 <text:s text:c="2"/>-0.068 <text:s text:c="2"/>-0.127 | <text:s/>-150.6 <text:s text:c="2"/>-80.9 <text:s text:c="3"/>14.5</text:p>
      <text:p text:style-name="Standard"><text:s text:c="3"/>1.572 | 0 <text:s/>| <text:s text:c="8"/>Comm Error <text:s text:c="8"/>| <text:s text:c="11"/>- <text:s text:c="10"/></text:p>
      <text:p text:style-name="Standard"><text:s text:c="3"/>1.572 | 1 <text:s/>| <text:s text:c="3"/>0.941 <text:s text:c="2"/>-0.087 <text:s text:c="3"/>0.074 | <text:s text:c="2"/>-47.5 <text:s text:c="2"/>-81.7 <text:s text:c="2"/>151.6</text:p>
      <text:p text:style-name="Standard"><text:s text:c="3"/>1.572 | 2 <text:s/>| <text:s text:c="3"/>0.984 <text:s text:c="3"/>0.106 <text:s text:c="3"/>0.062 | <text:s text:c="3"/>56.5 <text:s text:c="2"/>-81.5 <text:s text:c="2"/>177.5</text:p>
      <text:p text:style-name="Standard"><text:s text:c="3"/>1.572 | 3 <text:s/>| <text:s text:c="3"/>0.996 <text:s text:c="3"/>0.005 <text:s text:c="3"/>0.224 | <text:s text:c="4"/>0.8 <text:s text:c="2"/>-76.5 <text:s text:c="2"/>118.2</text:p>
      <text:p text:style-name="Standard"><text:s text:c="3"/>1.572 | 4 <text:s/>| <text:s text:c="3"/>1.007 <text:s text:c="2"/>-0.001 <text:s text:c="2"/>-0.005 | <text:s/>-119.2 <text:s text:c="2"/>-85.3 <text:s text:c="2"/>104.7</text:p>
      <text:p text:style-name="Standard"><text:soft-page-break/><text:s text:c="3"/>1.572 | 5 <text:s/>| <text:s text:c="3"/>1.021 <text:s text:c="2"/>-0.065 <text:s text:c="2"/>-0.124 | <text:s/>-150.7 <text:s text:c="2"/>-80.9 <text:s text:c="3"/>14.6</text:p>
      <text:p text:style-name="Standard"><text:s text:c="3"/>1.606 | 0 <text:s/>| <text:s text:c="8"/>Comm Error <text:s text:c="8"/>| <text:s text:c="11"/>- <text:s text:c="10"/></text:p>
      <text:p text:style-name="Standard"><text:s text:c="3"/>1.606 | 1 <text:s/>| <text:s text:c="3"/>0.951 <text:s text:c="2"/>-0.097 <text:s text:c="3"/>0.072 | <text:s text:c="2"/>-48.4 <text:s text:c="2"/>-81.7 <text:s text:c="2"/>152.6</text:p>
      <text:p text:style-name="Standard"><text:s text:c="3"/>1.606 | 2 <text:s/>| <text:s text:c="3"/>0.988 <text:s text:c="3"/>0.099 <text:s text:c="3"/>0.056 | <text:s text:c="3"/>56.6 <text:s text:c="2"/>-81.5 <text:s text:c="2"/>177.4</text:p>
      <text:p text:style-name="Standard"><text:s text:c="3"/>1.606 | 3 <text:s/>| <text:s text:c="3"/>0.997 <text:s text:c="3"/>0.001 <text:s text:c="3"/>0.225 | <text:s text:c="4"/>0.8 <text:s text:c="2"/>-76.5 <text:s text:c="2"/>118.2</text:p>
      <text:p text:style-name="Standard"><text:s text:c="3"/>1.606 | 4 <text:s/>| <text:s text:c="3"/>1.011 <text:s text:c="3"/>0.001 <text:s text:c="2"/>-0.008 | <text:s/>-118.5 <text:s text:c="2"/>-85.3 <text:s text:c="2"/>103.9</text:p>
      <text:p text:style-name="Standard"><text:s text:c="3"/>1.606 | 5 <text:s/>| <text:s text:c="3"/>1.023 <text:s text:c="2"/>-0.066 <text:s text:c="2"/>-0.122 | <text:s/>-150.6 <text:s text:c="2"/>-80.9 <text:s text:c="3"/>14.5</text:p>
      <text:p text:style-name="Standard"><text:s text:c="3"/>1.640 | 0 <text:s/>| <text:s text:c="8"/>Comm Error <text:s text:c="8"/>| <text:s text:c="11"/>- <text:s text:c="10"/></text:p>
      <text:p text:style-name="Standard"><text:s text:c="3"/>1.640 | 1 <text:s/>| <text:s text:c="3"/>0.975 <text:s text:c="2"/>-0.099 <text:s text:c="3"/>0.064 | <text:s text:c="2"/>-50.4 <text:s text:c="2"/>-81.7 <text:s text:c="2"/>154.8</text:p>
      <text:p text:style-name="Standard"><text:s text:c="3"/>1.640 | 2 <text:s/>| <text:s text:c="3"/>0.988 <text:s text:c="3"/>0.095 <text:s text:c="3"/>0.050 | <text:s text:c="3"/>57.1 <text:s text:c="2"/>-81.6 <text:s text:c="2"/>176.8</text:p>
      <text:p text:style-name="Standard"><text:s text:c="3"/>1.640 | 3 <text:s/>| <text:s text:c="3"/>0.998 <text:s text:c="2"/>-0.005 <text:s text:c="3"/>0.227 | <text:s text:c="4"/>0.5 <text:s text:c="2"/>-76.5 <text:s text:c="2"/>118.5</text:p>
      <text:p text:style-name="Standard"><text:s text:c="3"/>1.640 | 4 <text:s/>| <text:s text:c="3"/>1.010 <text:s text:c="3"/>0.000 <text:s text:c="2"/>-0.007 | <text:s/>-118.1 <text:s text:c="2"/>-85.3 <text:s text:c="2"/>103.2</text:p>
      <text:p text:style-name="Standard"><text:s text:c="3"/>1.640 | 5 <text:s/>| <text:s text:c="3"/>1.022 <text:s text:c="2"/>-0.064 <text:s text:c="2"/>-0.127 | <text:s/>-150.8 <text:s text:c="2"/>-80.9 <text:s text:c="3"/>14.7</text:p>
      <text:p text:style-name="Standard"><text:s text:c="3"/>1.674 | 0 <text:s/>| <text:s text:c="8"/>Comm Error <text:s text:c="8"/>| <text:s text:c="11"/>- <text:s text:c="10"/></text:p>
      <text:p text:style-name="Standard"><text:s text:c="3"/>1.674 | 1 <text:s/>| <text:s text:c="3"/>0.983 <text:s text:c="2"/>-0.079 <text:s text:c="3"/>0.084 | <text:s text:c="2"/>-50.4 <text:s text:c="2"/>-81.7 <text:s text:c="2"/>154.7</text:p>
      <text:p text:style-name="Standard"><text:s text:c="3"/>1.674 | 2 <text:s/>| <text:s text:c="3"/>0.993 <text:s text:c="3"/>0.096 <text:s text:c="3"/>0.048 | <text:s text:c="3"/>57.3 <text:s text:c="2"/>-81.6 <text:s text:c="2"/>176.5</text:p>
      <text:p text:style-name="Standard"><text:s text:c="3"/>1.674 | 3 <text:s/>| <text:s text:c="3"/>1.005 <text:s text:c="3"/>0.006 <text:s text:c="3"/>0.224 | <text:s text:c="4"/>0.4 <text:s text:c="2"/>-76.5 <text:s text:c="2"/>118.5</text:p>
      <text:p text:style-name="Standard"><text:s text:c="3"/>1.674 | 4 <text:s/>| <text:s text:c="3"/>1.010 <text:s text:c="2"/>-0.001 <text:s text:c="2"/>-0.009 | <text:s/>-118.4 <text:s text:c="2"/>-85.3 <text:s text:c="2"/>103.5</text:p>
      <text:p text:style-name="Standard"><text:s text:c="3"/>1.674 | 5 <text:s/>| <text:s text:c="3"/>1.022 <text:s text:c="2"/>-0.064 <text:s text:c="2"/>-0.122 | <text:s/>-150.9 <text:s text:c="2"/>-80.9 <text:s text:c="3"/>14.8</text:p>
      <text:p text:style-name="Standard"><text:s text:c="3"/>1.708 | 0 <text:s/>| <text:s text:c="8"/>Comm Error <text:s text:c="8"/>| <text:s text:c="11"/>- <text:s text:c="10"/></text:p>
      <text:p text:style-name="Standard"><text:s text:c="3"/>1.708 | 1 <text:s/>| <text:s text:c="3"/>1.008 <text:s text:c="2"/>-0.116 <text:s text:c="3"/>0.078 | <text:s text:c="2"/>-51.7 <text:s text:c="2"/>-81.7 <text:s text:c="2"/>156.1</text:p>
      <text:p text:style-name="Standard"><text:s text:c="3"/>1.708 | 2 <text:s/>| <text:s text:c="3"/>0.994 <text:s text:c="3"/>0.106 <text:s text:c="3"/>0.057 | <text:s text:c="3"/>57.5 <text:s text:c="2"/>-81.6 <text:s text:c="2"/>176.3</text:p>
      <text:p text:style-name="Standard"><text:s text:c="3"/>1.708 | 3 <text:s/>| <text:s text:c="3"/>1.001 <text:s text:c="3"/>0.009 <text:s text:c="3"/>0.225 | <text:s text:c="4"/>0.6 <text:s text:c="2"/>-76.5 <text:s text:c="2"/>118.3</text:p>
      <text:p text:style-name="Standard"><text:s text:c="3"/>1.708 | 4 <text:s/>| <text:s text:c="3"/>1.009 <text:s text:c="3"/>0.000 <text:s text:c="2"/>-0.007 | <text:s/>-121.1 <text:s text:c="2"/>-85.3 <text:s text:c="2"/>105.9</text:p>
      <text:p text:style-name="Standard"><text:s text:c="3"/>1.708 | 5 <text:s/>| <text:s text:c="3"/>1.022 <text:s text:c="2"/>-0.068 <text:s text:c="2"/>-0.124 | <text:s/>-150.9 <text:s text:c="2"/>-80.9 <text:s text:c="3"/>14.7</text:p>
      <text:p text:style-name="Standard"><text:s text:c="3"/>1.742 | 0 <text:s/>| <text:s text:c="8"/>Comm Error <text:s text:c="8"/>| <text:s text:c="11"/>- <text:s text:c="10"/></text:p>
      <text:p text:style-name="Standard"><text:s text:c="3"/>1.742 | 1 <text:s/>| <text:s text:c="3"/>1.032 <text:s text:c="2"/>-0.111 <text:s text:c="3"/>0.060 | <text:s text:c="2"/>-53.3 <text:s text:c="2"/>-81.6 <text:s text:c="2"/>157.8</text:p>
      <text:p text:style-name="Standard"><text:s text:c="3"/>1.742 | 2 <text:s/>| <text:s text:c="3"/>1.006 <text:s text:c="3"/>0.111 <text:s text:c="3"/>0.052 | <text:s text:c="3"/>58.0 <text:s text:c="2"/>-81.5 <text:s text:c="2"/>175.8</text:p>
      <text:p text:style-name="Standard"><text:s text:c="3"/>1.742 | 3 <text:s/>| <text:s text:c="3"/>0.994 <text:s text:c="2"/>-0.000 <text:s text:c="3"/>0.221 | <text:s text:c="4"/>0.5 <text:s text:c="2"/>-76.5 <text:s text:c="2"/>118.4</text:p>
      <text:p text:style-name="Standard"><text:s text:c="3"/>1.742 | 4 <text:s/>| <text:s text:c="3"/>1.006 <text:s text:c="2"/>-0.003 <text:s text:c="2"/>-0.008 | <text:s/>-121.5 <text:s text:c="2"/>-85.3 <text:s text:c="2"/>106.4</text:p>
      <text:p text:style-name="Standard"><text:s text:c="3"/>1.742 | 5 <text:s/>| <text:s text:c="3"/>1.021 <text:s text:c="2"/>-0.066 <text:s text:c="2"/>-0.124 | <text:s/>-150.9 <text:s text:c="2"/>-80.9 <text:s text:c="3"/>14.8</text:p>
      <text:p text:style-name="Standard"><text:s text:c="3"/>1.777 | 0 <text:s/>| <text:s text:c="8"/>Comm Error <text:s text:c="8"/>| <text:s text:c="11"/>- <text:s text:c="10"/></text:p>
      <text:p text:style-name="Standard"><text:s text:c="3"/>1.777 | 1 <text:s/>| <text:s text:c="3"/>1.013 <text:s text:c="2"/>-0.096 <text:s text:c="3"/>0.063 | <text:s text:c="2"/>-53.2 <text:s text:c="2"/>-81.6 <text:s text:c="2"/>157.7</text:p>
      <text:p text:style-name="Standard"><text:s text:c="3"/>1.777 | 2 <text:s/>| <text:s text:c="3"/>1.011 <text:s text:c="3"/>0.103 <text:s text:c="3"/>0.060 | <text:s text:c="3"/>58.1 <text:s text:c="2"/>-81.5 <text:s text:c="2"/>175.6</text:p>
      <text:p text:style-name="Standard"><text:s text:c="3"/>1.777 | 3 <text:s/>| <text:s text:c="3"/>1.003 <text:s text:c="3"/>0.007 <text:s text:c="3"/>0.215 | <text:s text:c="4"/>0.5 <text:s text:c="2"/>-76.5 <text:s text:c="2"/>118.3</text:p>
      <text:p text:style-name="Standard"><text:s text:c="3"/>1.777 | 4 <text:s/>| <text:s text:c="3"/>1.009 <text:s text:c="2"/>-0.000 <text:s text:c="2"/>-0.007 | <text:s/>-124.0 <text:s text:c="2"/>-85.3 <text:s text:c="2"/>108.7</text:p>
      <text:p text:style-name="Standard"><text:s text:c="3"/>1.777 | 5 <text:s/>| <text:s text:c="3"/>1.021 <text:s text:c="2"/>-0.070 <text:s text:c="2"/>-0.132 | <text:s/>-151.1 <text:s text:c="2"/>-80.9 <text:s text:c="3"/>14.9</text:p>
      <text:p text:style-name="Standard"><text:s text:c="3"/>1.811 | 0 <text:s/>| <text:s text:c="8"/>Comm Error <text:s text:c="8"/>| <text:s text:c="11"/>- <text:s text:c="10"/></text:p>
      <text:p text:style-name="Standard"><text:s text:c="3"/>1.811 | 1 <text:s/>| <text:s text:c="3"/>1.019 <text:s text:c="2"/>-0.099 <text:s text:c="3"/>0.059 | <text:s text:c="2"/>-53.4 <text:s text:c="2"/>-81.7 <text:s text:c="2"/>158.0</text:p>
      <text:p text:style-name="Standard"><text:s text:c="3"/>1.811 | 2 <text:s/>| <text:s text:c="3"/>1.009 <text:s text:c="3"/>0.104 <text:s text:c="3"/>0.058 | <text:s text:c="3"/>57.9 <text:s text:c="2"/>-81.5 <text:s text:c="2"/>176.0</text:p>
      <text:p text:style-name="Standard"><text:s text:c="3"/>1.811 | 3 <text:s/>| <text:s text:c="3"/>1.003 <text:s text:c="3"/>0.003 <text:s text:c="3"/>0.224 | <text:s text:c="4"/>0.5 <text:s text:c="2"/>-76.5 <text:s text:c="2"/>118.2</text:p>
      <text:p text:style-name="Standard"><text:s text:c="3"/>1.811 | 4 <text:s/>| <text:s text:c="3"/>1.011 <text:s text:c="2"/>-0.002 <text:s text:c="2"/>-0.008 | <text:s/>-124.8 <text:s text:c="2"/>-85.3 <text:s text:c="2"/>109.4</text:p>
      <text:p text:style-name="Standard"><text:s text:c="3"/>1.811 | 5 <text:s/>| <text:s text:c="3"/>1.023 <text:s text:c="2"/>-0.065 <text:s text:c="2"/>-0.129 | <text:s/>-151.3 <text:s text:c="2"/>-80.8 <text:s text:c="3"/>15.0</text:p>
      <text:p text:style-name="Standard"><text:s text:c="3"/>1.846 | 0 <text:s/>| <text:s text:c="8"/>Comm Error <text:s text:c="8"/>| <text:s text:c="11"/>- <text:s text:c="10"/></text:p>
      <text:p text:style-name="Standard"><text:s text:c="3"/>1.846 | 1 <text:s/>| <text:s text:c="3"/>0.990 <text:s text:c="2"/>-0.100 <text:s text:c="3"/>0.067 | <text:s text:c="2"/>-53.3 <text:s text:c="2"/>-81.7 <text:s text:c="2"/>157.8</text:p>
      <text:p text:style-name="Standard"><text:s text:c="3"/>1.846 | 2 <text:s/>| <text:s text:c="3"/>0.988 <text:s text:c="3"/>0.102 <text:s text:c="3"/>0.065 | <text:s text:c="3"/>57.2 <text:s text:c="2"/>-81.5 <text:s text:c="2"/>176.6</text:p>
      <text:p text:style-name="Standard"><text:s text:c="3"/>1.846 | 3 <text:s/>| <text:s text:c="3"/>1.001 <text:s text:c="3"/>0.004 <text:s text:c="3"/>0.222 | <text:s text:c="4"/>0.5 <text:s text:c="2"/>-76.5 <text:s text:c="2"/>118.1</text:p>
      <text:p text:style-name="Standard"><text:s text:c="3"/>1.846 | 4 <text:s/>| <text:s text:c="3"/>1.012 <text:s text:c="2"/>-0.002 <text:s text:c="2"/>-0.010 | <text:s/>-127.8 <text:s text:c="2"/>-85.3 <text:s text:c="2"/>112.4</text:p>
      <text:p text:style-name="Standard"><text:s text:c="3"/>1.846 | 5 <text:s/>| <text:s text:c="3"/>1.021 <text:s text:c="2"/>-0.074 <text:s text:c="2"/>-0.131 | <text:s/>-151.3 <text:s text:c="2"/>-80.8 <text:s text:c="3"/>14.9</text:p>
      <text:p text:style-name="Standard"><text:soft-page-break/><text:s text:c="3"/>1.880 | 0 <text:s/>| <text:s text:c="8"/>Comm Error <text:s text:c="8"/>| <text:s text:c="11"/>- <text:s text:c="10"/></text:p>
      <text:p text:style-name="Standard"><text:s text:c="3"/>1.880 | 1 <text:s/>| <text:s text:c="3"/>0.987 <text:s text:c="2"/>-0.095 <text:s text:c="3"/>0.070 | <text:s text:c="2"/>-52.8 <text:s text:c="2"/>-81.7 <text:s text:c="2"/>157.1</text:p>
      <text:p text:style-name="Standard"><text:s text:c="3"/>1.880 | 2 <text:s/>| <text:s text:c="3"/>0.995 <text:s text:c="3"/>0.106 <text:s text:c="3"/>0.068 | <text:s text:c="3"/>56.7 <text:s text:c="2"/>-81.5 <text:s text:c="2"/>177.1</text:p>
      <text:p text:style-name="Standard"><text:s text:c="3"/>1.880 | 3 <text:s/>| <text:s text:c="3"/>1.000 <text:s text:c="3"/>0.000 <text:s text:c="3"/>0.218 | <text:s text:c="4"/>1.7 <text:s text:c="2"/>-76.5 <text:s text:c="2"/>118.1</text:p>
      <text:p text:style-name="Standard"><text:s text:c="3"/>1.880 | 4 <text:s/>| <text:s text:c="3"/>1.010 <text:s text:c="3"/>0.000 <text:s text:c="2"/>-0.009 | <text:s/>-130.1 <text:s text:c="2"/>-85.3 <text:s text:c="2"/>114.4</text:p>
      <text:p text:style-name="Standard"><text:s text:c="3"/>1.880 | 5 <text:s/>| <text:s text:c="3"/>1.023 <text:s text:c="2"/>-0.064 <text:s text:c="2"/>-0.125 | <text:s/>-151.2 <text:s text:c="2"/>-80.7 <text:s text:c="3"/>14.9</text:p>
      <text:p text:style-name="Standard"><text:s text:c="3"/>1.914 | 0 <text:s/>| <text:s text:c="8"/>Comm Error <text:s text:c="8"/>| <text:s text:c="11"/>- <text:s text:c="10"/></text:p>
      <text:p text:style-name="Standard"><text:s text:c="3"/>1.914 | 1 <text:s/>| <text:s text:c="3"/>0.987 <text:s text:c="2"/>-0.091 <text:s text:c="3"/>0.071 | <text:s text:c="2"/>-52.3 <text:s text:c="2"/>-81.7 <text:s text:c="2"/>156.7</text:p>
      <text:p text:style-name="Standard"><text:s text:c="3"/>1.914 | 2 <text:s/>| <text:s text:c="3"/>0.986 <text:s text:c="3"/>0.108 <text:s text:c="3"/>0.070 | <text:s text:c="3"/>55.9 <text:s text:c="2"/>-81.3 <text:s text:c="2"/>177.9</text:p>
      <text:p text:style-name="Standard"><text:s text:c="3"/>1.914 | 3 <text:s/>| <text:s text:c="3"/>0.996 <text:s text:c="3"/>0.009 <text:s text:c="3"/>0.214 | <text:s text:c="4"/>0.7 <text:s text:c="2"/>-76.6 <text:s text:c="2"/>117.8</text:p>
      <text:p text:style-name="Standard"><text:s text:c="3"/>1.914 | 4 <text:s/>| <text:s text:c="3"/>1.009 <text:s text:c="2"/>-0.001 <text:s text:c="2"/>-0.013 | <text:s/>-135.4 <text:s text:c="2"/>-85.3 <text:s text:c="2"/>120.1</text:p>
      <text:p text:style-name="Standard"><text:s text:c="3"/>1.914 | 5 <text:s/>| <text:s text:c="3"/>1.022 <text:s text:c="2"/>-0.061 <text:s text:c="2"/>-0.128 | <text:s/>-151.7 <text:s text:c="2"/>-80.8 <text:s text:c="3"/>15.4</text:p>
      <text:p text:style-name="Standard"><text:s text:c="3"/>1.948 | 0 <text:s/>| <text:s text:c="8"/>Comm Error <text:s text:c="8"/>| <text:s text:c="11"/>- <text:s text:c="10"/></text:p>
      <text:p text:style-name="Standard"><text:s text:c="3"/>1.948 | 1 <text:s/>| <text:s text:c="3"/>0.998 <text:s text:c="2"/>-0.091 <text:s text:c="3"/>0.076 | <text:s text:c="2"/>-51.7 <text:s text:c="2"/>-81.7 <text:s text:c="2"/>156.1</text:p>
      <text:p text:style-name="Standard"><text:s text:c="3"/>1.948 | 2 <text:s/>| <text:s text:c="3"/>0.987 <text:s text:c="3"/>0.112 <text:s text:c="3"/>0.077 | <text:s text:c="3"/>55.6 <text:s text:c="2"/>-81.2 <text:s text:c="2"/>178.2</text:p>
      <text:p text:style-name="Standard"><text:s text:c="3"/>1.948 | 3 <text:s/>| <text:s text:c="3"/>0.998 <text:s text:c="3"/>0.004 <text:s text:c="3"/>0.221 | <text:s text:c="4"/>0.8 <text:s text:c="2"/>-76.6 <text:s text:c="2"/>117.6</text:p>
      <text:p text:style-name="Standard"><text:s text:c="3"/>1.948 | 4 <text:s/>| <text:s text:c="3"/>1.010 <text:s text:c="2"/>-0.003 <text:s text:c="2"/>-0.010 | <text:s/>-135.6 <text:s text:c="2"/>-85.3 <text:s text:c="2"/>120.1</text:p>
      <text:p text:style-name="Standard"><text:s text:c="3"/>1.948 | 5 <text:s/>| <text:s text:c="3"/>1.022 <text:s text:c="2"/>-0.075 <text:s text:c="2"/>-0.128 | <text:s/>-151.4 <text:s text:c="2"/>-80.7 <text:s text:c="3"/>15.1</text:p>
      <text:p text:style-name="Standard"><text:s text:c="3"/>1.982 | 0 <text:s/>| <text:s text:c="8"/>Comm Error <text:s text:c="8"/>| <text:s text:c="11"/>- <text:s text:c="10"/></text:p>
      <text:p text:style-name="Standard"><text:s text:c="3"/>1.982 | 1 <text:s/>| <text:s text:c="3"/>1.002 <text:s text:c="2"/>-0.085 <text:s text:c="3"/>0.078 | <text:s text:c="2"/>-50.8 <text:s text:c="2"/>-81.7 <text:s text:c="2"/>155.2</text:p>
      <text:p text:style-name="Standard"><text:s text:c="3"/>1.982 | 2 <text:s/>| <text:s text:c="3"/>0.998 <text:s text:c="3"/>0.108 <text:s text:c="3"/>0.077 | <text:s text:c="3"/>55.4 <text:s text:c="2"/>-81.1 <text:s text:c="2"/>178.4</text:p>
      <text:p text:style-name="Standard"><text:s text:c="3"/>1.982 | 3 <text:s/>| <text:s text:c="3"/>0.996 <text:s text:c="3"/>0.011 <text:s text:c="3"/>0.218 | <text:s text:c="4"/>1.1 <text:s text:c="2"/>-76.6 <text:s text:c="2"/>117.3</text:p>
      <text:p text:style-name="Standard"><text:s text:c="3"/>1.982 | 4 <text:s/>| <text:s text:c="3"/>1.012 <text:s text:c="2"/>-0.000 <text:s text:c="2"/>-0.008 | <text:s/>-135.9 <text:s text:c="2"/>-85.3 <text:s text:c="2"/>120.3</text:p>
      <text:p text:style-name="Standard"><text:s text:c="3"/>1.982 | 5 <text:s/>| <text:s text:c="3"/>1.022 <text:s text:c="2"/>-0.077 <text:s text:c="2"/>-0.128 | <text:s/>-151.0 <text:s text:c="2"/>-80.7 <text:s text:c="3"/>14.8</text:p>
      <text:p text:style-name="Standard"><text:s text:c="3"/>2.016 | 0 <text:s/>| <text:s text:c="8"/>Comm Error <text:s text:c="8"/>| <text:s text:c="11"/>- <text:s text:c="10"/></text:p>
      <text:p text:style-name="Standard"><text:s text:c="3"/>2.016 | 1 <text:s/>| <text:s text:c="3"/>1.001 <text:s text:c="2"/>-0.091 <text:s text:c="3"/>0.075 | <text:s text:c="2"/>-50.4 <text:s text:c="2"/>-81.7 <text:s text:c="2"/>154.7</text:p>
      <text:p text:style-name="Standard"><text:s text:c="3"/>2.016 | 2 <text:s/>| <text:s text:c="3"/>1.014 <text:s text:c="3"/>0.122 <text:s text:c="3"/>0.088 | <text:s text:c="3"/>55.1 <text:s text:c="2"/>-81.0 <text:s text:c="2"/>178.8</text:p>
      <text:p text:style-name="Standard"><text:s text:c="3"/>2.016 | 3 <text:s/>| <text:s text:c="3"/>1.000 <text:s text:c="3"/>0.014 <text:s text:c="3"/>0.210 | <text:s text:c="4"/>1.4 <text:s text:c="2"/>-76.6 <text:s text:c="2"/>116.9</text:p>
      <text:p text:style-name="Standard"><text:s text:c="3"/>2.016 | 4 <text:s/>| <text:s text:c="3"/>1.005 <text:s text:c="2"/>-0.000 <text:s text:c="2"/>-0.014 | <text:s/>-140.4 <text:s text:c="2"/>-85.3 <text:s text:c="2"/>124.5</text:p>
      <text:p text:style-name="Standard"><text:s text:c="3"/>2.016 | 5 <text:s/>| <text:s text:c="3"/>1.023 <text:s text:c="2"/>-0.049 <text:s text:c="2"/>-0.127 | <text:s/>-151.6 <text:s text:c="2"/>-80.7 <text:s text:c="3"/>15.3</text:p>
      <text:p text:style-name="Standard"><text:s text:c="3"/>2.051 | 0 <text:s/>| <text:s text:c="8"/>Comm Error <text:s text:c="8"/>| <text:s text:c="11"/>- <text:s text:c="10"/></text:p>
      <text:p text:style-name="Standard"><text:s text:c="3"/>2.051 | 1 <text:s/>| <text:s text:c="3"/>1.002 <text:s text:c="2"/>-0.079 <text:s text:c="3"/>0.080 | <text:s text:c="2"/>-49.6 <text:s text:c="2"/>-81.8 <text:s text:c="2"/>153.9</text:p>
      <text:p text:style-name="Standard"><text:s text:c="3"/>2.051 | 2 <text:s/>| <text:s text:c="3"/>1.021 <text:s text:c="3"/>0.125 <text:s text:c="3"/>0.102 | <text:s text:c="3"/>54.4 <text:s text:c="2"/>-80.8 <text:s text:c="2"/>179.4</text:p>
      <text:p text:style-name="Standard"><text:s text:c="3"/>2.051 | 3 <text:s/>| <text:s text:c="3"/>1.007 <text:s text:c="3"/>0.009 <text:s text:c="3"/>0.213 | <text:s text:c="4"/>1.5 <text:s text:c="2"/>-76.7 <text:s text:c="2"/>116.7</text:p>
      <text:p text:style-name="Standard"><text:s text:c="3"/>2.051 | 4 <text:s/>| <text:s text:c="3"/>1.012 <text:s text:c="2"/>-0.001 <text:s text:c="2"/>-0.017 | <text:s/>-143.6 <text:s text:c="2"/>-85.3 <text:s text:c="2"/>127.9</text:p>
      <text:p text:style-name="Standard"><text:s text:c="3"/>2.051 | 5 <text:s/>| <text:s text:c="3"/>1.023 <text:s text:c="2"/>-0.059 <text:s text:c="2"/>-0.130 | <text:s/>-152.2 <text:s text:c="2"/>-80.8 <text:s text:c="3"/>15.9</text:p>
      <text:p text:style-name="Standard"><text:s text:c="3"/>2.085 | 0 <text:s/>| <text:s text:c="8"/>Comm Error <text:s text:c="8"/>| <text:s text:c="11"/>- <text:s text:c="10"/></text:p>
      <text:p text:style-name="Standard"><text:s text:c="3"/>2.085 | 1 <text:s/>| <text:s text:c="3"/>0.986 <text:s text:c="2"/>-0.100 <text:s text:c="3"/>0.067 | <text:s text:c="2"/>-49.9 <text:s text:c="2"/>-81.8 <text:s text:c="2"/>154.2</text:p>
      <text:p text:style-name="Standard"><text:s text:c="3"/>2.085 | 2 <text:s/>| <text:s text:c="3"/>1.026 <text:s text:c="3"/>0.112 <text:s text:c="3"/>0.104 | <text:s text:c="3"/>52.4 <text:s text:c="2"/>-80.6 <text:s/>-178.6</text:p>
      <text:p text:style-name="Standard"><text:s text:c="3"/>2.085 | 3 <text:s/>| <text:s text:c="3"/>0.998 <text:s text:c="3"/>0.002 <text:s text:c="3"/>0.219 | <text:s text:c="4"/>1.3 <text:s text:c="2"/>-76.7 <text:s text:c="2"/>116.8</text:p>
      <text:p text:style-name="Standard"><text:s text:c="3"/>2.085 | 4 <text:s/>| <text:s text:c="3"/>1.007 <text:s text:c="3"/>0.001 <text:s text:c="2"/>-0.009 | <text:s/>-143.9 <text:s text:c="2"/>-85.3 <text:s text:c="2"/>127.7</text:p>
      <text:p text:style-name="Standard"><text:s text:c="3"/>2.085 | 5 <text:s/>| <text:s text:c="3"/>1.019 <text:s text:c="2"/>-0.065 <text:s text:c="2"/>-0.129 | <text:s/>-152.5 <text:s text:c="2"/>-80.7 <text:s text:c="3"/>16.1</text:p>
      <text:p text:style-name="Standard"><text:s text:c="3"/>2.120 | 0 <text:s/>| <text:s text:c="8"/>Comm Error <text:s text:c="8"/>| <text:s text:c="11"/>- <text:s text:c="10"/></text:p>
      <text:p text:style-name="Standard"><text:s text:c="3"/>2.120 | 1 <text:s/>| <text:s text:c="3"/>0.990 <text:s text:c="2"/>-0.107 <text:s text:c="3"/>0.076 | <text:s text:c="2"/>-50.5 <text:s text:c="2"/>-81.6 <text:s text:c="2"/>154.9</text:p>
      <text:p text:style-name="Standard"><text:s text:c="3"/>2.120 | 2 <text:s/>| <text:s text:c="3"/>0.993 <text:s text:c="3"/>0.117 <text:s text:c="3"/>0.093 | <text:s text:c="3"/>50.8 <text:s text:c="2"/>-80.5 <text:s/>-177.1</text:p>
      <text:p text:style-name="Standard"><text:s text:c="3"/>2.120 | 3 <text:s/>| <text:s text:c="3"/>0.992 <text:s text:c="2"/>-0.000 <text:s text:c="3"/>0.222 | <text:s text:c="4"/>1.1 <text:s text:c="2"/>-76.7 <text:s text:c="2"/>116.9</text:p>
      <text:p text:style-name="Standard"><text:s text:c="3"/>2.120 | 4 <text:s/>| <text:s text:c="3"/>1.008 <text:s text:c="3"/>0.000 <text:s text:c="2"/>-0.006 | <text:s/>-139.2 <text:s text:c="2"/>-85.3 <text:s text:c="2"/>122.9</text:p>
      <text:p text:style-name="Standard"><text:s text:c="3"/>2.120 | 5 <text:s/>| <text:s text:c="3"/>1.022 <text:s text:c="2"/>-0.069 <text:s text:c="2"/>-0.130 | <text:s/>-152.3 <text:s text:c="2"/>-80.7 <text:s text:c="3"/>15.9</text:p>
      <text:p text:style-name="Standard"><text:s text:c="3"/>2.154 | 0 <text:s/>| <text:s text:c="8"/>Comm Error <text:s text:c="8"/>| <text:s text:c="11"/>- <text:s text:c="10"/></text:p>
      <text:p text:style-name="Standard"><text:soft-page-break/><text:s text:c="3"/>2.154 | 1 <text:s/>| <text:s text:c="3"/>1.005 <text:s text:c="2"/>-0.094 <text:s text:c="3"/>0.067 | <text:s text:c="2"/>-51.9 <text:s text:c="2"/>-81.6 <text:s text:c="2"/>156.3</text:p>
      <text:p text:style-name="Standard"><text:s text:c="3"/>2.154 | 2 <text:s/>| <text:s text:c="3"/>1.002 <text:s text:c="3"/>0.116 <text:s text:c="3"/>0.083 | <text:s text:c="3"/>50.6 <text:s text:c="2"/>-80.6 <text:s/>-177.2</text:p>
      <text:p text:style-name="Standard"><text:s text:c="3"/>2.154 | 3 <text:s/>| <text:s text:c="3"/>1.007 <text:s text:c="2"/>-0.002 <text:s text:c="3"/>0.213 | <text:s text:c="4"/>0.8 <text:s text:c="2"/>-76.7 <text:s text:c="2"/>117.1</text:p>
      <text:p text:style-name="Standard"><text:s text:c="3"/>2.154 | 4 <text:s/>| <text:s text:c="3"/>1.012 <text:s text:c="2"/>-0.002 <text:s text:c="2"/>-0.010 | <text:s/>-135.9 <text:s text:c="2"/>-85.3 <text:s text:c="2"/>120.0</text:p>
      <text:p text:style-name="Standard"><text:s text:c="3"/>2.154 | 5 <text:s/>| <text:s text:c="3"/>1.022 <text:s text:c="2"/>-0.066 <text:s text:c="2"/>-0.126 | <text:s/>-152.1 <text:s text:c="2"/>-80.7 <text:s text:c="3"/>15.7</text:p>
      <text:p text:style-name="Standard"><text:s text:c="3"/>2.188 | 0 <text:s/>| <text:s text:c="8"/>Comm Error <text:s text:c="8"/>| <text:s text:c="11"/>- <text:s text:c="10"/></text:p>
      <text:p text:style-name="Standard"><text:s text:c="3"/>2.188 | 1 <text:s/>| <text:s text:c="3"/>1.003 <text:s text:c="2"/>-0.080 <text:s text:c="3"/>0.075 | <text:s text:c="2"/>-51.5 <text:s text:c="2"/>-81.6 <text:s text:c="2"/>155.8</text:p>
      <text:p text:style-name="Standard"><text:s text:c="3"/>2.188 | 2 <text:s/>| <text:s text:c="3"/>1.020 <text:s text:c="3"/>0.139 <text:s text:c="3"/>0.058 | <text:s text:c="3"/>52.0 <text:s text:c="2"/>-80.6 <text:s/>-178.9</text:p>
      <text:p text:style-name="Standard"><text:s text:c="3"/>2.188 | 3 <text:s/>| <text:s text:c="3"/>1.005 <text:s text:c="3"/>0.003 <text:s text:c="3"/>0.215 | <text:s text:c="4"/>0.7 <text:s text:c="2"/>-76.7 <text:s text:c="2"/>117.2</text:p>
      <text:p text:style-name="Standard"><text:s text:c="3"/>2.188 | 4 <text:s/>| <text:s text:c="3"/>1.009 <text:s text:c="2"/>-0.005 <text:s text:c="2"/>-0.012 | <text:s/>-133.0 <text:s text:c="2"/>-85.3 <text:s text:c="2"/>117.7</text:p>
      <text:p text:style-name="Standard"><text:s text:c="3"/>2.188 | 5 <text:s/>| <text:s text:c="3"/>1.022 <text:s text:c="2"/>-0.070 <text:s text:c="2"/>-0.139 | <text:s/>-152.3 <text:s text:c="2"/>-80.7 <text:s text:c="3"/>15.8</text:p>
      <text:p text:style-name="Standard"><text:s text:c="3"/>2.224 | 0 <text:s/>| <text:s text:c="8"/>Comm Error <text:s text:c="8"/>| <text:s text:c="11"/>- <text:s text:c="10"/></text:p>
      <text:p text:style-name="Standard"><text:s text:c="3"/>2.224 | 1 <text:s/>| <text:s text:c="3"/>1.002 <text:s text:c="2"/>-0.085 <text:s text:c="3"/>0.065 | <text:s text:c="2"/>-51.2 <text:s text:c="2"/>-81.7 <text:s text:c="2"/>155.5</text:p>
      <text:p text:style-name="Standard"><text:s text:c="3"/>2.224 | 2 <text:s/>| <text:s text:c="3"/>1.036 <text:s text:c="3"/>0.137 <text:s text:c="3"/>0.060 | <text:s text:c="3"/>53.7 <text:s text:c="2"/>-80.6 <text:s text:c="2"/>178.5</text:p>
      <text:p text:style-name="Standard"><text:s text:c="3"/>2.224 | 3 <text:s/>| <text:s text:c="3"/>0.999 <text:s text:c="3"/>0.005 <text:s text:c="3"/>0.222 | <text:s text:c="4"/>0.6 <text:s text:c="2"/>-76.7 <text:s text:c="2"/>117.3</text:p>
      <text:p text:style-name="Standard"><text:s text:c="3"/>2.224 | 4 <text:s/>| <text:s text:c="3"/>1.010 <text:s text:c="2"/>-0.005 <text:s text:c="2"/>-0.017 | <text:s/>-133.8 <text:s text:c="2"/>-85.3 <text:s text:c="2"/>118.9</text:p>
      <text:p text:style-name="Standard"><text:s text:c="3"/>2.224 | 5 <text:s/>| <text:s text:c="3"/>1.021 <text:s text:c="2"/>-0.070 <text:s text:c="2"/>-0.134 | <text:s/>-152.1 <text:s text:c="2"/>-80.6 <text:s text:c="3"/>15.7</text:p>
      <text:p text:style-name="Standard"><text:s text:c="3"/>2.258 | 0 <text:s/>| <text:s text:c="8"/>Comm Error <text:s text:c="8"/>| <text:s text:c="11"/>- <text:s text:c="10"/></text:p>
      <text:p text:style-name="Standard"><text:s text:c="3"/>2.258 | 1 <text:s/>| <text:s text:c="3"/>0.999 <text:s text:c="2"/>-0.089 <text:s text:c="3"/>0.066 | <text:s text:c="2"/>-51.3 <text:s text:c="2"/>-81.8 <text:s text:c="2"/>155.6</text:p>
      <text:p text:style-name="Standard"><text:s text:c="3"/>2.258 | 2 <text:s/>| <text:s text:c="3"/>1.039 <text:s text:c="3"/>0.114 <text:s text:c="3"/>0.040 | <text:s text:c="3"/>55.6 <text:s text:c="2"/>-80.9 <text:s text:c="2"/>176.8</text:p>
      <text:p text:style-name="Standard"><text:s text:c="3"/>2.258 | 3 <text:s/>| <text:s text:c="3"/>1.000 <text:s text:c="3"/>0.009 <text:s text:c="3"/>0.218 | <text:s text:c="4"/>0.6 <text:s text:c="2"/>-76.7 <text:s text:c="2"/>117.3</text:p>
      <text:p text:style-name="Standard"><text:s text:c="3"/>2.258 | 4 <text:s/>| <text:s text:c="3"/>1.008 <text:s text:c="2"/>-0.004 <text:s text:c="2"/>-0.014 | <text:s/>-134.5 <text:s text:c="2"/>-85.2 <text:s text:c="2"/>119.8</text:p>
      <text:p text:style-name="Standard"><text:s text:c="3"/>2.258 | 5 <text:s/>| <text:s text:c="3"/>1.022 <text:s text:c="2"/>-0.062 <text:s text:c="2"/>-0.127 | <text:s/>-152.1 <text:s text:c="2"/>-80.6 <text:s text:c="3"/>15.6</text:p>
      <text:p text:style-name="Standard"><text:s text:c="3"/>2.291 | 0 <text:s/>| <text:s text:c="8"/>Comm Error <text:s text:c="8"/>| <text:s text:c="11"/>- <text:s text:c="10"/></text:p>
      <text:p text:style-name="Standard"><text:s text:c="3"/>2.291 | 1 <text:s/>| <text:s text:c="3"/>0.998 <text:s text:c="2"/>-0.085 <text:s text:c="3"/>0.069 | <text:s text:c="2"/>-52.0 <text:s text:c="2"/>-81.8 <text:s text:c="2"/>156.3</text:p>
      <text:p text:style-name="Standard"><text:s text:c="3"/>2.291 | 2 <text:s/>| <text:s text:c="3"/>1.013 <text:s text:c="3"/>0.102 <text:s text:c="3"/>0.040 | <text:s text:c="3"/>56.2 <text:s text:c="2"/>-81.2 <text:s text:c="2"/>176.0</text:p>
      <text:p text:style-name="Standard"><text:s text:c="3"/>2.291 | 3 <text:s/>| <text:s text:c="3"/>1.000 <text:s text:c="3"/>0.005 <text:s text:c="3"/>0.215 | <text:s text:c="4"/>0.6 <text:s text:c="2"/>-76.8 <text:s text:c="2"/>117.3</text:p>
      <text:p text:style-name="Standard"><text:s text:c="3"/>2.291 | 4 <text:s/>| <text:s text:c="3"/>1.011 <text:s text:c="3"/>0.005 <text:s text:c="2"/>-0.013 | <text:s/>-138.4 <text:s text:c="2"/>-85.2 <text:s text:c="2"/>123.2</text:p>
      <text:p text:style-name="Standard"><text:s text:c="3"/>2.291 | 5 <text:s/>| <text:s text:c="3"/>1.023 <text:s text:c="2"/>-0.067 <text:s text:c="2"/>-0.134 | <text:s/>-152.2 <text:s text:c="2"/>-80.7 <text:s text:c="3"/>15.7</text:p>
      <text:p text:style-name="Standard"><text:s text:c="3"/>2.325 | 0 <text:s/>| <text:s text:c="8"/>Comm Error <text:s text:c="8"/>| <text:s text:c="11"/>- <text:s text:c="10"/></text:p>
      <text:p text:style-name="Standard"><text:s text:c="3"/>2.325 | 1 <text:s/>| <text:s text:c="3"/>0.990 <text:s text:c="2"/>-0.092 <text:s text:c="3"/>0.083 | <text:s text:c="2"/>-51.9 <text:s text:c="2"/>-81.8 <text:s text:c="2"/>156.1</text:p>
      <text:p text:style-name="Standard"><text:s text:c="3"/>2.325 | 2 <text:s/>| <text:s text:c="3"/>0.998 <text:s text:c="3"/>0.098 <text:s text:c="3"/>0.045 | <text:s text:c="3"/>56.8 <text:s text:c="2"/>-81.6 <text:s text:c="2"/>175.2</text:p>
      <text:p text:style-name="Standard"><text:s text:c="3"/>2.325 | 3 <text:s/>| <text:s text:c="3"/>1.001 <text:s text:c="2"/>-0.009 <text:s text:c="3"/>0.221 | <text:s text:c="4"/>0.1 <text:s text:c="2"/>-76.8 <text:s text:c="2"/>117.9</text:p>
      <text:p text:style-name="Standard"><text:s text:c="3"/>2.325 | 4 <text:s/>| <text:s text:c="3"/>1.009 <text:s text:c="2"/>-0.002 <text:s text:c="2"/>-0.009 | <text:s/>-140.0 <text:s text:c="2"/>-85.3 <text:s text:c="2"/>124.4</text:p>
      <text:p text:style-name="Standard"><text:s text:c="3"/>2.325 | 5 <text:s/>| <text:s text:c="3"/>1.022 <text:s text:c="2"/>-0.065 <text:s text:c="2"/>-0.131 | <text:s/>-152.2 <text:s text:c="2"/>-80.6 <text:s text:c="3"/>15.7</text:p>
      <text:p text:style-name="Standard"><text:s text:c="3"/>2.360 | 0 <text:s/>| <text:s text:c="8"/>Comm Error <text:s text:c="8"/>| <text:s text:c="11"/>- <text:s text:c="10"/></text:p>
      <text:p text:style-name="Standard"><text:s text:c="3"/>2.360 | 1 <text:s/>| <text:s text:c="3"/>0.980 <text:s text:c="2"/>-0.108 <text:s text:c="3"/>0.088 | <text:s text:c="2"/>-51.7 <text:s text:c="2"/>-81.6 <text:s text:c="2"/>155.9</text:p>
      <text:p text:style-name="Standard"><text:s text:c="3"/>2.360 | 2 <text:s/>| <text:s text:c="3"/>0.994 <text:s text:c="3"/>0.095 <text:s text:c="3"/>0.059 | <text:s text:c="3"/>56.7 <text:s text:c="2"/>-81.8 <text:s text:c="2"/>175.3</text:p>
      <text:p text:style-name="Standard"><text:s text:c="3"/>2.360 | 3 <text:s/>| <text:s text:c="3"/>0.998 <text:s text:c="2"/>-0.006 <text:s text:c="3"/>0.221 | <text:s text:c="3"/>-0.5 <text:s text:c="2"/>-76.8 <text:s text:c="2"/>118.6</text:p>
      <text:p text:style-name="Standard"><text:s text:c="3"/>2.360 | 4 <text:s/>| <text:s text:c="3"/>1.009 <text:s text:c="3"/>0.003 <text:s text:c="2"/>-0.014 | <text:s/>-143.1 <text:s text:c="2"/>-85.3 <text:s text:c="2"/>127.1</text:p>
      <text:p text:style-name="Standard"><text:s text:c="3"/>2.360 | 5 <text:s/>| <text:s text:c="3"/>1.022 <text:s text:c="2"/>-0.068 <text:s text:c="2"/>-0.127 | <text:s/>-152.1 <text:s text:c="2"/>-80.7 <text:s text:c="3"/>15.6</text:p>
      <text:p text:style-name="Standard"><text:s text:c="3"/>2.394 | 0 <text:s/>| <text:s text:c="8"/>Comm Error <text:s text:c="8"/>| <text:s text:c="11"/>- <text:s text:c="10"/></text:p>
      <text:p text:style-name="Standard"><text:s text:c="3"/>2.394 | 1 <text:s/>| <text:s text:c="3"/>0.982 <text:s text:c="2"/>-0.104 <text:s text:c="3"/>0.083 | <text:s text:c="2"/>-51.5 <text:s text:c="2"/>-81.5 <text:s text:c="2"/>155.7</text:p>
      <text:p text:style-name="Standard"><text:s text:c="3"/>2.394 | 2 <text:s/>| <text:s text:c="3"/>0.984 <text:s text:c="3"/>0.094 <text:s text:c="3"/>0.063 | <text:s text:c="3"/>56.0 <text:s text:c="2"/>-81.9 <text:s text:c="2"/>176.0</text:p>
      <text:p text:style-name="Standard"><text:s text:c="3"/>2.394 | 3 <text:s/>| <text:s text:c="3"/>0.995 <text:s text:c="3"/>0.004 <text:s text:c="3"/>0.223 | <text:s text:c="3"/>-0.6 <text:s text:c="2"/>-76.8 <text:s text:c="2"/>118.7</text:p>
      <text:p text:style-name="Standard"><text:s text:c="3"/>2.394 | 4 <text:s/>| <text:s text:c="3"/>1.008 <text:s text:c="2"/>-0.001 <text:s text:c="2"/>-0.010 | <text:s/>-143.0 <text:s text:c="2"/>-85.3 <text:s text:c="2"/>126.6</text:p>
      <text:p text:style-name="Standard"><text:s text:c="3"/>2.394 | 5 <text:s/>| <text:s text:c="3"/>1.020 <text:s text:c="2"/>-0.064 <text:s text:c="2"/>-0.121 | <text:s/>-151.8 <text:s text:c="2"/>-80.7 <text:s text:c="3"/>15.3</text:p>
      <text:p text:style-name="Standard"><text:s text:c="3"/>2.428 | 0 <text:s/>| <text:s text:c="8"/>Comm Error <text:s text:c="8"/>| <text:s text:c="11"/>- <text:s text:c="10"/></text:p>
      <text:p text:style-name="Standard"><text:s text:c="3"/>2.428 | 1 <text:s/>| <text:s text:c="3"/>0.986 <text:s text:c="2"/>-0.103 <text:s text:c="3"/>0.071 | <text:s text:c="2"/>-52.2 <text:s text:c="2"/>-81.4 <text:s text:c="2"/>156.4</text:p>
      <text:p text:style-name="Standard"><text:soft-page-break/><text:s text:c="3"/>2.428 | 2 <text:s/>| <text:s text:c="3"/>0.973 <text:s text:c="3"/>0.090 <text:s text:c="3"/>0.063 | <text:s text:c="3"/>54.6 <text:s text:c="2"/>-82.0 <text:s text:c="2"/>177.4</text:p>
      <text:p text:style-name="Standard"><text:s text:c="3"/>2.428 | 3 <text:s/>| <text:s text:c="3"/>0.996 <text:s text:c="3"/>0.001 <text:s text:c="3"/>0.216 | <text:s text:c="3"/>-0.6 <text:s text:c="2"/>-76.8 <text:s text:c="2"/>118.7</text:p>
      <text:p text:style-name="Standard"><text:s text:c="3"/>2.428 | 4 <text:s/>| <text:s text:c="3"/>1.007 <text:s text:c="2"/>-0.001 <text:s text:c="2"/>-0.004 | <text:s/>-135.2 <text:s text:c="2"/>-85.3 <text:s text:c="2"/>119.0</text:p>
      <text:p text:style-name="Standard"><text:s text:c="3"/>2.428 | 5 <text:s/>| <text:s text:c="3"/>1.020 <text:s text:c="2"/>-0.069 <text:s text:c="2"/>-0.122 | <text:s/>-151.5 <text:s text:c="2"/>-80.8 <text:s text:c="3"/>15.0</text:p>
      <text:p text:style-name="Standard"><text:s text:c="3"/>2.463 | 0 <text:s/>| <text:s text:c="8"/>Comm Error <text:s text:c="8"/>| <text:s text:c="11"/>- <text:s text:c="10"/></text:p>
      <text:p text:style-name="Standard"><text:s text:c="3"/>2.463 | 1 <text:s/>| <text:s text:c="3"/>1.005 <text:s text:c="2"/>-0.104 <text:s text:c="3"/>0.068 | <text:s text:c="2"/>-53.2 <text:s text:c="2"/>-81.3 <text:s text:c="2"/>157.5</text:p>
      <text:p text:style-name="Standard"><text:s text:c="3"/>2.463 | 2 <text:s/>| <text:s text:c="3"/>0.972 <text:s text:c="3"/>0.083 <text:s text:c="3"/>0.061 | <text:s text:c="3"/>53.9 <text:s text:c="2"/>-82.1 <text:s text:c="2"/>178.1</text:p>
      <text:p text:style-name="Standard"><text:s text:c="3"/>2.463 | 3 <text:s/>| <text:s text:c="3"/>1.001 <text:s text:c="3"/>0.004 <text:s text:c="3"/>0.216 | <text:s text:c="3"/>-0.6 <text:s text:c="2"/>-76.8 <text:s text:c="2"/>118.7</text:p>
      <text:p text:style-name="Standard"><text:s text:c="3"/>2.463 | 4 <text:s/>| <text:s text:c="3"/>1.008 <text:s text:c="3"/>0.000 <text:s text:c="2"/>-0.003 | <text:s/>-124.0 <text:s text:c="2"/>-85.3 <text:s text:c="2"/>108.2</text:p>
      <text:p text:style-name="Standard"><text:s text:c="3"/>2.463 | 5 <text:s/>| <text:s text:c="3"/>1.022 <text:s text:c="2"/>-0.065 <text:s text:c="2"/>-0.125 | <text:s/>-151.5 <text:s text:c="2"/>-80.8 <text:s text:c="3"/>14.9</text:p>
      <text:p text:style-name="Standard"><text:s text:c="3"/>2.497 | 0 <text:s/>| <text:s text:c="8"/>Comm Error <text:s text:c="8"/>| <text:s text:c="11"/>- <text:s text:c="10"/></text:p>
      <text:p text:style-name="Standard"><text:s text:c="3"/>2.497 | 1 <text:s/>| <text:s text:c="3"/>1.011 <text:s text:c="2"/>-0.112 <text:s text:c="3"/>0.066 | <text:s text:c="2"/>-54.3 <text:s text:c="2"/>-81.2 <text:s text:c="2"/>158.6</text:p>
      <text:p text:style-name="Standard"><text:s text:c="3"/>2.497 | 2 <text:s/>| <text:s text:c="3"/>0.977 <text:s text:c="3"/>0.080 <text:s text:c="3"/>0.058 | <text:s text:c="3"/>53.2 <text:s text:c="2"/>-82.2 <text:s text:c="2"/>178.8</text:p>
      <text:p text:style-name="Standard"><text:s text:c="3"/>2.497 | 3 <text:s/>| <text:s text:c="3"/>1.003 <text:s text:c="3"/>0.003 <text:s text:c="3"/>0.220 | <text:s text:c="3"/>-0.5 <text:s text:c="2"/>-76.8 <text:s text:c="2"/>118.7</text:p>
      <text:p text:style-name="Standard"><text:s text:c="3"/>2.497 | 4 <text:s/>| <text:s text:c="3"/>1.011 <text:s text:c="3"/>0.004 <text:s text:c="2"/>-0.008 | <text:s/>-126.0 <text:s text:c="2"/>-85.3 <text:s text:c="2"/>109.6</text:p>
      <text:p text:style-name="Standard"><text:s text:c="3"/>2.497 | 5 <text:s/>| <text:s text:c="3"/>1.021 <text:s text:c="2"/>-0.070 <text:s text:c="2"/>-0.129 | <text:s/>-151.4 <text:s text:c="2"/>-80.8 <text:s text:c="3"/>14.7</text:p>
      <text:p text:style-name="Standard"><text:s text:c="3"/>2.531 | 0 <text:s/>| <text:s text:c="8"/>Comm Error <text:s text:c="8"/>| <text:s text:c="11"/>- <text:s text:c="10"/></text:p>
      <text:p text:style-name="Standard"><text:s text:c="3"/>2.531 | 1 <text:s/>| <text:s text:c="3"/>1.017 <text:s text:c="2"/>-0.111 <text:s text:c="3"/>0.063 | <text:s text:c="2"/>-55.3 <text:s text:c="2"/>-81.2 <text:s text:c="2"/>159.7</text:p>
      <text:p text:style-name="Standard"><text:s text:c="3"/>2.531 | 2 <text:s/>| <text:s text:c="3"/>0.980 <text:s text:c="3"/>0.088 <text:s text:c="3"/>0.060 | <text:s text:c="3"/>53.1 <text:s text:c="2"/>-82.3 <text:s text:c="2"/>178.9</text:p>
      <text:p text:style-name="Standard"><text:s text:c="3"/>2.531 | 3 <text:s/>| <text:s text:c="3"/>1.001 <text:s text:c="3"/>0.007 <text:s text:c="3"/>0.219 | <text:s text:c="3"/>-0.3 <text:s text:c="2"/>-76.8 <text:s text:c="2"/>118.4</text:p>
      <text:p text:style-name="Standard"><text:s text:c="3"/>2.531 | 4 <text:s/>| <text:s text:c="3"/>1.010 <text:s text:c="2"/>-0.010 <text:s text:c="2"/>-0.008 | <text:s/>-121.5 <text:s text:c="2"/>-85.3 <text:s text:c="2"/>106.1</text:p>
      <text:p text:style-name="Standard"><text:s text:c="3"/>2.531 | 5 <text:s/>| <text:s text:c="3"/>1.021 <text:s text:c="2"/>-0.065 <text:s text:c="2"/>-0.131 | <text:s/>-151.6 <text:s text:c="2"/>-80.8 <text:s text:c="3"/>14.9</text:p>
      <text:p text:style-name="Standard"><text:s text:c="3"/>2.565 | 0 <text:s/>| <text:s text:c="8"/>Comm Error <text:s text:c="8"/>| <text:s text:c="11"/>- <text:s text:c="10"/></text:p>
      <text:p text:style-name="Standard"><text:s text:c="3"/>2.565 | 1 <text:s/>| <text:s text:c="3"/>1.015 <text:s text:c="2"/>-0.106 <text:s text:c="3"/>0.054 | <text:s text:c="2"/>-56.2 <text:s text:c="2"/>-81.2 <text:s text:c="2"/>160.5</text:p>
      <text:p text:style-name="Standard"><text:s text:c="3"/>2.565 | 2 <text:s/>| <text:s text:c="3"/>0.992 <text:s text:c="3"/>0.094 <text:s text:c="3"/>0.068 | <text:s text:c="3"/>52.8 <text:s text:c="2"/>-82.2 <text:s text:c="2"/>179.2</text:p>
      <text:p text:style-name="Standard"><text:s text:c="3"/>2.565 | 3 <text:s/>| <text:s text:c="3"/>1.004 <text:s text:c="3"/>0.012 <text:s text:c="3"/>0.213 | <text:s text:c="4"/>0.1 <text:s text:c="2"/>-76.8 <text:s text:c="2"/>118.0</text:p>
      <text:p text:style-name="Standard"><text:s text:c="3"/>2.565 | 4 <text:s/>| <text:s text:c="3"/>1.010 <text:s text:c="2"/>-0.005 <text:s text:c="2"/>-0.013 | <text:s/>-121.9 <text:s text:c="2"/>-85.3 <text:s text:c="2"/>106.9</text:p>
      <text:p text:style-name="Standard"><text:s text:c="3"/>2.565 | 5 <text:s/>| <text:s text:c="3"/>1.021 <text:s text:c="2"/>-0.067 <text:s text:c="2"/>-0.129 | <text:s/>-151.7 <text:s text:c="2"/>-80.7 <text:s text:c="3"/>14.9</text:p>
      <text:p text:style-name="Standard"><text:s text:c="3"/>2.599 | 0 <text:s/>| <text:s text:c="8"/>Comm Error <text:s text:c="8"/>| <text:s text:c="11"/>- <text:s text:c="10"/></text:p>
      <text:p text:style-name="Standard"><text:s text:c="3"/>2.599 | 1 <text:s/>| <text:s text:c="3"/>1.011 <text:s text:c="2"/>-0.101 <text:s text:c="3"/>0.057 | <text:s text:c="2"/>-57.0 <text:s text:c="2"/>-81.3 <text:s text:c="2"/>161.7</text:p>
      <text:p text:style-name="Standard"><text:s text:c="3"/>2.599 | 2 <text:s/>| <text:s text:c="3"/>0.991 <text:s text:c="3"/>0.089 <text:s text:c="3"/>0.068 | <text:s text:c="3"/>52.1 <text:s text:c="2"/>-82.1 <text:s text:c="2"/>180.0</text:p>
      <text:p text:style-name="Standard"><text:s text:c="3"/>2.599 | 3 <text:s/>| <text:s text:c="3"/>0.999 <text:s text:c="3"/>0.002 <text:s text:c="3"/>0.225 | <text:s text:c="4"/>0.2 <text:s text:c="2"/>-76.7 <text:s text:c="2"/>117.9</text:p>
      <text:p text:style-name="Standard"><text:s text:c="3"/>2.599 | 4 <text:s/>| <text:s text:c="3"/>1.009 <text:s text:c="2"/>-0.003 <text:s text:c="2"/>-0.009 | <text:s/>-121.8 <text:s text:c="2"/>-85.3 <text:s text:c="2"/>106.9</text:p>
      <text:p text:style-name="Standard"><text:s text:c="3"/>2.599 | 5 <text:s/>| <text:s text:c="3"/>1.020 <text:s text:c="2"/>-0.065 <text:s text:c="2"/>-0.128 | <text:s/>-151.8 <text:s text:c="2"/>-80.7 <text:s text:c="3"/>15.0</text:p>
      <text:p text:style-name="Standard"><text:s text:c="3"/>2.633 | 0 <text:s/>| <text:s text:c="8"/>Comm Error <text:s text:c="8"/>| <text:s text:c="11"/>- <text:s text:c="10"/></text:p>
      <text:p text:style-name="Standard"><text:s text:c="3"/>2.633 | 1 <text:s/>| <text:s text:c="3"/>0.998 <text:s text:c="2"/>-0.105 <text:s text:c="3"/>0.055 | <text:s text:c="2"/>-58.1 <text:s text:c="2"/>-81.4 <text:s text:c="2"/>162.5</text:p>
      <text:p text:style-name="Standard"><text:s text:c="3"/>2.633 | 2 <text:s/>| <text:s text:c="3"/>1.010 <text:s text:c="3"/>0.096 <text:s text:c="3"/>0.068 | <text:s text:c="3"/>52.2 <text:s text:c="2"/>-82.1 <text:s text:c="2"/>179.9</text:p>
      <text:p text:style-name="Standard"><text:s text:c="3"/>2.633 | 3 <text:s/>| <text:s text:c="3"/>1.002 <text:s text:c="2"/>-0.008 <text:s text:c="3"/>0.219 | <text:s text:c="3"/>-0.1 <text:s text:c="2"/>-76.7 <text:s text:c="2"/>118.2</text:p>
      <text:p text:style-name="Standard"><text:s text:c="3"/>2.633 | 4 <text:s/>| <text:s text:c="3"/>1.010 <text:s text:c="2"/>-0.002 <text:s text:c="2"/>-0.006 | <text:s/>-119.1 <text:s text:c="2"/>-85.3 <text:s text:c="2"/>104.4</text:p>
      <text:p text:style-name="Standard"><text:s text:c="3"/>2.633 | 5 <text:s/>| <text:s text:c="3"/>1.021 <text:s text:c="2"/>-0.072 <text:s text:c="2"/>-0.131 | <text:s/>-151.7 <text:s text:c="2"/>-80.7 <text:s text:c="3"/>14.8</text:p>
      <text:p text:style-name="Standard"><text:s text:c="3"/>2.667 | 0 <text:s/>| <text:s text:c="8"/>Comm Error <text:s text:c="8"/>| <text:s text:c="11"/>- <text:s text:c="10"/></text:p>
      <text:p text:style-name="Standard"><text:s text:c="3"/>2.667 | 1 <text:s/>| <text:s text:c="3"/>0.991 <text:s text:c="2"/>-0.108 <text:s text:c="3"/>0.063 | <text:s text:c="2"/>-58.4 <text:s text:c="2"/>-81.4 <text:s text:c="2"/>162.9</text:p>
      <text:p text:style-name="Standard"><text:s text:c="3"/>2.667 | 2 <text:s/>| <text:s text:c="3"/>1.026 <text:s text:c="3"/>0.096 <text:s text:c="3"/>0.068 | <text:s text:c="3"/>52.3 <text:s text:c="2"/>-82.1 <text:s text:c="2"/>179.9</text:p>
      <text:p text:style-name="Standard"><text:s text:c="3"/>2.667 | 3 <text:s/>| <text:s text:c="3"/>1.008 <text:s text:c="2"/>-0.004 <text:s text:c="3"/>0.214 | <text:s text:c="3"/>-0.3 <text:s text:c="2"/>-76.7 <text:s text:c="2"/>118.3</text:p>
      <text:p text:style-name="Standard"><text:s text:c="3"/>2.667 | 4 <text:s/>| <text:s text:c="3"/>1.011 <text:s text:c="2"/>-0.002 <text:s text:c="2"/>-0.006 | <text:s/>-118.7 <text:s text:c="2"/>-85.3 <text:s text:c="2"/>103.9</text:p>
      <text:p text:style-name="Standard"><text:s text:c="3"/>2.667 | 5 <text:s/>| <text:s text:c="3"/>1.019 <text:s text:c="2"/>-0.083 <text:s text:c="2"/>-0.138 | <text:s/>-151.3 <text:s text:c="2"/>-80.6 <text:s text:c="3"/>14.4</text:p>
      <text:p text:style-name="Standard"><text:s text:c="3"/>2.702 | 0 <text:s/>| <text:s text:c="8"/>Comm Error <text:s text:c="8"/>| <text:s text:c="11"/>- <text:s text:c="10"/></text:p>
      <text:p text:style-name="Standard"><text:s text:c="3"/>2.702 | 1 <text:s/>| <text:s text:c="3"/>0.984 <text:s text:c="2"/>-0.104 <text:s text:c="3"/>0.071 | <text:s text:c="2"/>-58.3 <text:s text:c="2"/>-81.4 <text:s text:c="2"/>162.6</text:p>
      <text:p text:style-name="Standard"><text:s text:c="3"/>2.702 | 2 <text:s/>| <text:s text:c="3"/>1.020 <text:s text:c="3"/>0.091 <text:s text:c="3"/>0.064 | <text:s text:c="3"/>52.2 <text:s text:c="2"/>-82.1 <text:s text:c="2"/>179.9</text:p>
      <text:p text:style-name="Standard"><text:soft-page-break/><text:s text:c="3"/>2.702 | 3 <text:s/>| <text:s text:c="3"/>0.999 <text:s text:c="2"/>-0.005 <text:s text:c="3"/>0.215 | <text:s text:c="3"/>-0.5 <text:s text:c="2"/>-76.7 <text:s text:c="2"/>118.4</text:p>
      <text:p text:style-name="Standard"><text:s text:c="3"/>2.702 | 4 <text:s/>| <text:s text:c="3"/>1.010 <text:s text:c="2"/>-0.001 <text:s text:c="2"/>-0.009 | <text:s/>-119.9 <text:s text:c="2"/>-85.3 <text:s text:c="2"/>106.6</text:p>
      <text:p text:style-name="Standard"><text:s text:c="3"/>2.702 | 5 <text:s/>| <text:s text:c="3"/>1.020 <text:s text:c="2"/>-0.078 <text:s text:c="2"/>-0.134 | <text:s/>-150.8 <text:s text:c="2"/>-80.5 <text:s text:c="3"/>14.1</text:p>
      <text:p text:style-name="Standard"><text:s text:c="3"/>2.736 | 0 <text:s/>| <text:s text:c="8"/>Comm Error <text:s text:c="8"/>| <text:s text:c="11"/>- <text:s text:c="10"/></text:p>
      <text:p text:style-name="Standard"><text:s text:c="3"/>2.736 | 1 <text:s/>| <text:s text:c="3"/>0.988 <text:s text:c="2"/>-0.113 <text:s text:c="3"/>0.068 | <text:s text:c="2"/>-58.6 <text:s text:c="2"/>-81.3 <text:s text:c="2"/>162.8</text:p>
      <text:p text:style-name="Standard"><text:s text:c="3"/>2.736 | 2 <text:s/>| <text:s text:c="3"/>1.032 <text:s text:c="3"/>0.088 <text:s text:c="3"/>0.066 | <text:s text:c="3"/>52.6 <text:s text:c="2"/>-82.2 <text:s text:c="2"/>179.5</text:p>
      <text:p text:style-name="Standard"><text:s text:c="3"/>2.736 | 3 <text:s/>| <text:s text:c="3"/>1.001 <text:s text:c="2"/>-0.007 <text:s text:c="3"/>0.213 | <text:s text:c="3"/>-0.6 <text:s text:c="2"/>-76.8 <text:s text:c="2"/>118.6</text:p>
      <text:p text:style-name="Standard"><text:s text:c="3"/>2.736 | 4 <text:s/>| <text:s text:c="3"/>1.008 <text:s text:c="2"/>-0.005 <text:s text:c="2"/>-0.011 | <text:s/>-124.3 <text:s text:c="2"/>-85.3 <text:s text:c="2"/>109.2</text:p>
      <text:p text:style-name="Standard"><text:s text:c="3"/>2.736 | 5 <text:s/>| <text:s text:c="3"/>1.023 <text:s text:c="2"/>-0.052 <text:s text:c="2"/>-0.136 | <text:s/>-151.7 <text:s text:c="2"/>-80.6 <text:s text:c="3"/>15.1</text:p>
      <text:p text:style-name="Standard"><text:s text:c="3"/>2.770 | 0 <text:s/>| <text:s text:c="8"/>Comm Error <text:s text:c="8"/>| <text:s text:c="11"/>- <text:s text:c="10"/></text:p>
      <text:p text:style-name="Standard"><text:s text:c="3"/>2.770 | 1 <text:s/>| <text:s text:c="3"/>0.992 <text:s text:c="2"/>-0.113 <text:s text:c="3"/>0.069 | <text:s text:c="2"/>-58.8 <text:s text:c="2"/>-81.2 <text:s text:c="2"/>163.1</text:p>
      <text:p text:style-name="Standard"><text:s text:c="3"/>2.770 | 2 <text:s/>| <text:s text:c="3"/>1.009 <text:s text:c="3"/>0.087 <text:s text:c="3"/>0.067 | <text:s text:c="3"/>51.7 <text:s text:c="2"/>-82.3 <text:s/>-179.6</text:p>
      <text:p text:style-name="Standard"><text:s text:c="3"/>2.770 | 3 <text:s/>| <text:s text:c="3"/>1.004 <text:s text:c="2"/>-0.010 <text:s text:c="3"/>0.213 | <text:s text:c="3"/>-1.0 <text:s text:c="2"/>-76.8 <text:s text:c="2"/>119.0</text:p>
      <text:p text:style-name="Standard"><text:s text:c="3"/>2.770 | 4 <text:s/>| <text:s text:c="3"/>1.008 <text:s text:c="2"/>-0.007 <text:s text:c="2"/>-0.013 | <text:s/>-125.4 <text:s text:c="2"/>-85.3 <text:s text:c="2"/>110.5</text:p>
      <text:p text:style-name="Standard"><text:s text:c="3"/>2.770 | 5 <text:s/>| <text:s text:c="3"/>1.021 <text:s text:c="2"/>-0.069 <text:s text:c="2"/>-0.135 | <text:s/>-151.9 <text:s text:c="2"/>-80.5 <text:s text:c="3"/>15.3</text:p>
      <text:p text:style-name="Standard"><text:s text:c="3"/>2.804 | 0 <text:s/>| <text:s text:c="8"/>Comm Error <text:s text:c="8"/>| <text:s text:c="11"/>- <text:s text:c="10"/></text:p>
      <text:p text:style-name="Standard"><text:s text:c="3"/>2.804 | 1 <text:s/>| <text:s text:c="3"/>1.006 <text:s text:c="2"/>-0.113 <text:s text:c="3"/>0.065 | <text:s text:c="2"/>-59.1 <text:s text:c="2"/>-81.1 <text:s text:c="2"/>163.3</text:p>
      <text:p text:style-name="Standard"><text:s text:c="3"/>2.804 | 2 <text:s/>| <text:s text:c="3"/>0.977 <text:s text:c="3"/>0.088 <text:s text:c="3"/>0.065 | <text:s text:c="3"/>51.4 <text:s text:c="2"/>-82.3 <text:s/>-179.3</text:p>
      <text:p text:style-name="Standard"><text:s text:c="3"/>2.804 | 3 <text:s/>| <text:s text:c="3"/>0.995 <text:s text:c="3"/>0.004 <text:s text:c="3"/>0.220 | <text:s text:c="3"/>-0.9 <text:s text:c="2"/>-76.8 <text:s text:c="2"/>119.0</text:p>
      <text:p text:style-name="Standard"><text:s text:c="3"/>2.804 | 4 <text:s/>| <text:s text:c="3"/>1.007 <text:s text:c="2"/>-0.006 <text:s text:c="2"/>-0.017 | <text:s/>-129.6 <text:s text:c="2"/>-85.2 <text:s text:c="2"/>114.8</text:p>
      <text:p text:style-name="Standard"><text:s text:c="3"/>2.804 | 5 <text:s/>| <text:s text:c="3"/>1.018 <text:s text:c="2"/>-0.079 <text:s text:c="2"/>-0.139 | <text:s/>-152.0 <text:s text:c="2"/>-80.5 <text:s text:c="3"/>15.4</text:p>
      <text:p text:style-name="Standard"><text:s text:c="3"/>2.838 | 0 <text:s/>| <text:s text:c="8"/>Comm Error <text:s text:c="8"/>| <text:s text:c="11"/>- <text:s text:c="10"/></text:p>
      <text:p text:style-name="Standard"><text:s text:c="3"/>2.838 | 1 <text:s/>| <text:s text:c="3"/>1.006 <text:s text:c="2"/>-0.112 <text:s text:c="3"/>0.063 | <text:s text:c="2"/>-59.3 <text:s text:c="2"/>-81.1 <text:s text:c="2"/>163.4</text:p>
      <text:p text:style-name="Standard"><text:s text:c="3"/>2.838 | 2 <text:s/>| <text:s text:c="3"/>0.993 <text:s text:c="3"/>0.085 <text:s text:c="3"/>0.064 | <text:s text:c="3"/>51.5 <text:s text:c="2"/>-82.4 <text:s/>-179.5</text:p>
      <text:p text:style-name="Standard"><text:s text:c="3"/>2.838 | 3 <text:s/>| <text:s text:c="3"/>0.998 <text:s text:c="3"/>0.004 <text:s text:c="3"/>0.220 | <text:s text:c="3"/>-0.7 <text:s text:c="2"/>-76.7 <text:s text:c="2"/>118.7</text:p>
      <text:p text:style-name="Standard"><text:s text:c="3"/>2.838 | 4 <text:s/>| <text:s text:c="3"/>1.009 <text:s text:c="2"/>-0.001 <text:s text:c="2"/>-0.014 | <text:s/>-133.3 <text:s text:c="2"/>-85.2 <text:s text:c="2"/>118.4</text:p>
      <text:p text:style-name="Standard"><text:s text:c="3"/>2.838 | 5 <text:s/>| <text:s text:c="3"/>1.018 <text:s text:c="2"/>-0.078 <text:s text:c="2"/>-0.134 | <text:s/>-151.3 <text:s text:c="2"/>-80.4 <text:s text:c="3"/>14.8</text:p>
      <text:p text:style-name="Standard"><text:s text:c="3"/>2.871 | 0 <text:s/>| <text:s text:c="8"/>Comm Error <text:s text:c="8"/>| <text:s text:c="11"/>- <text:s text:c="10"/></text:p>
      <text:p text:style-name="Standard"><text:s text:c="3"/>2.871 | 1 <text:s/>| <text:s text:c="3"/>1.008 <text:s text:c="2"/>-0.116 <text:s text:c="3"/>0.066 | <text:s text:c="2"/>-59.4 <text:s text:c="2"/>-81.0 <text:s text:c="2"/>163.5</text:p>
      <text:p text:style-name="Standard"><text:s text:c="3"/>2.871 | 2 <text:s/>| <text:s text:c="3"/>0.981 <text:s text:c="3"/>0.082 <text:s text:c="3"/>0.063 | <text:s text:c="3"/>50.4 <text:s text:c="2"/>-82.3 <text:s/>-178.3</text:p>
      <text:p text:style-name="Standard"><text:s text:c="3"/>2.871 | 3 <text:s/>| <text:s text:c="3"/>1.004 <text:s text:c="2"/>-0.000 <text:s text:c="3"/>0.215 | <text:s text:c="3"/>-0.6 <text:s text:c="2"/>-76.7 <text:s text:c="2"/>118.7</text:p>
      <text:p text:style-name="Standard"><text:s text:c="3"/>2.871 | 4 <text:s/>| <text:s text:c="3"/>1.008 <text:s text:c="2"/>-0.002 <text:s text:c="2"/>-0.010 | <text:s/>-134.4 <text:s text:c="2"/>-85.2 <text:s text:c="2"/>119.0</text:p>
      <text:p text:style-name="Standard"><text:s text:c="3"/>2.871 | 5 <text:s/>| <text:s text:c="3"/>1.022 <text:s text:c="2"/>-0.061 <text:s text:c="2"/>-0.132 | <text:s/>-151.4 <text:s text:c="2"/>-80.5 <text:s text:c="3"/>15.2</text:p>
      <text:p text:style-name="Standard"><text:s text:c="3"/>2.905 | 0 <text:s/>| <text:s text:c="8"/>Comm Error <text:s text:c="8"/>| <text:s text:c="11"/>- <text:s text:c="10"/></text:p>
      <text:p text:style-name="Standard"><text:s text:c="3"/>2.905 | 1 <text:s/>| <text:s text:c="3"/>1.007 <text:s text:c="2"/>-0.120 <text:s text:c="3"/>0.063 | <text:s text:c="2"/>-59.5 <text:s text:c="2"/>-80.9 <text:s text:c="2"/>163.6</text:p>
      <text:p text:style-name="Standard"><text:s text:c="3"/>2.905 | 2 <text:s/>| <text:s text:c="3"/>0.991 <text:s text:c="3"/>0.083 <text:s text:c="3"/>0.063 | <text:s text:c="3"/>50.1 <text:s text:c="2"/>-82.3 <text:s/>-178.1</text:p>
      <text:p text:style-name="Standard"><text:s text:c="3"/>2.905 | 3 <text:s/>| <text:s text:c="3"/>0.999 <text:s text:c="3"/>0.001 <text:s text:c="3"/>0.215 | <text:s text:c="3"/>-0.5 <text:s text:c="2"/>-76.8 <text:s text:c="2"/>118.6</text:p>
      <text:p text:style-name="Standard"><text:s text:c="3"/>2.905 | 4 <text:s/>| <text:s text:c="3"/>1.009 <text:s text:c="2"/>-0.005 <text:s text:c="2"/>-0.009 | <text:s/>-132.0 <text:s text:c="2"/>-85.2 <text:s text:c="2"/>117.2</text:p>
      <text:p text:style-name="Standard"><text:s text:c="3"/>2.905 | 5 <text:s/>| <text:s text:c="3"/>1.022 <text:s text:c="2"/>-0.059 <text:s text:c="2"/>-0.131 | <text:s/>-152.0 <text:s text:c="2"/>-80.5 <text:s text:c="3"/>15.7</text:p>
      <text:p text:style-name="Standard"><text:s text:c="3"/>2.939 | 0 <text:s/>| <text:s text:c="8"/>Comm Error <text:s text:c="8"/>| <text:s text:c="11"/>- <text:s text:c="10"/></text:p>
      <text:p text:style-name="Standard"><text:s text:c="3"/>2.939 | 1 <text:s/>| <text:s text:c="3"/>1.009 <text:s text:c="2"/>-0.114 <text:s text:c="3"/>0.062 | <text:s text:c="2"/>-59.5 <text:s text:c="2"/>-80.9 <text:s text:c="2"/>163.8</text:p>
      <text:p text:style-name="Standard"><text:s text:c="3"/>2.939 | 2 <text:s/>| <text:s text:c="3"/>0.998 <text:s text:c="3"/>0.080 <text:s text:c="3"/>0.063 | <text:s text:c="3"/>50.1 <text:s text:c="2"/>-82.4 <text:s/>-177.9</text:p>
      <text:p text:style-name="Standard"><text:s text:c="3"/>2.939 | 3 <text:s/>| <text:s text:c="3"/>1.001 <text:s text:c="3"/>0.001 <text:s text:c="3"/>0.218 | <text:s text:c="3"/>-0.4 <text:s text:c="2"/>-76.7 <text:s text:c="2"/>118.5</text:p>
      <text:p text:style-name="Standard"><text:s text:c="3"/>2.939 | 4 <text:s/>| <text:s text:c="3"/>1.011 <text:s text:c="2"/>-0.000 <text:s text:c="2"/>-0.014 | <text:s/>-134.9 <text:s text:c="2"/>-85.2 <text:s text:c="2"/>120.0</text:p>
      <text:p text:style-name="Standard"><text:s text:c="3"/>2.939 | 5 <text:s/>| <text:s text:c="3"/>1.021 <text:s text:c="2"/>-0.063 <text:s text:c="2"/>-0.133 | <text:s/>-152.3 <text:s text:c="2"/>-80.5 <text:s text:c="3"/>16.0</text:p>
      <text:p text:style-name="Standard"><text:s text:c="3"/>2.973 | 0 <text:s/>| <text:s text:c="8"/>Comm Error <text:s text:c="8"/>| <text:s text:c="11"/>- <text:s text:c="10"/></text:p>
      <text:p text:style-name="Standard"><text:s text:c="3"/>2.973 | 1 <text:s/>| <text:s text:c="3"/>1.005 <text:s text:c="2"/>-0.117 <text:s text:c="3"/>0.059 | <text:s text:c="2"/>-59.7 <text:s text:c="2"/>-81.0 <text:s text:c="2"/>163.9</text:p>
      <text:p text:style-name="Standard"><text:s text:c="3"/>2.973 | 2 <text:s/>| <text:s text:c="3"/>1.004 <text:s text:c="3"/>0.087 <text:s text:c="3"/>0.057 | <text:s text:c="3"/>50.4 <text:s text:c="2"/>-82.4 <text:s/>-178.4</text:p>
      <text:p text:style-name="Standard"><text:s text:c="3"/>2.973 | 3 <text:s/>| <text:s text:c="3"/>1.001 <text:s text:c="3"/>0.000 <text:s text:c="3"/>0.220 | <text:s text:c="3"/>-0.3 <text:s text:c="2"/>-76.7 <text:s text:c="2"/>118.4</text:p>
      <text:p text:style-name="Standard"><text:soft-page-break/><text:s text:c="3"/>2.973 | 4 <text:s/>| <text:s text:c="3"/>1.009 <text:s text:c="2"/>-0.003 <text:s text:c="2"/>-0.019 | <text:s/>-141.2 <text:s text:c="2"/>-85.2 <text:s text:c="2"/>126.2</text:p>
      <text:p text:style-name="Standard"><text:s text:c="3"/>2.973 | 5 <text:s/>| <text:s text:c="3"/>1.021 <text:s text:c="2"/>-0.068 <text:s text:c="2"/>-0.132 | <text:s/>-152.4 <text:s text:c="2"/>-80.5 <text:s text:c="3"/>16.0</text:p>
      <text:p text:style-name="Standard"><text:s text:c="3"/>3.008 | 0 <text:s/>| <text:s text:c="8"/>Comm Error <text:s text:c="8"/>| <text:s text:c="11"/>- <text:s text:c="10"/></text:p>
      <text:p text:style-name="Standard"><text:s text:c="3"/>3.008 | 1 <text:s/>| <text:s text:c="3"/>0.991 <text:s text:c="2"/>-0.113 <text:s text:c="3"/>0.058 | <text:s text:c="2"/>-59.8 <text:s text:c="2"/>-81.0 <text:s text:c="2"/>164.0</text:p>
      <text:p text:style-name="Standard"><text:s text:c="3"/>3.008 | 2 <text:s/>| <text:s text:c="3"/>1.003 <text:s text:c="3"/>0.085 <text:s text:c="3"/>0.058 | <text:s text:c="3"/>50.6 <text:s text:c="2"/>-82.4 <text:s/>-178.6</text:p>
      <text:p text:style-name="Standard"><text:s text:c="3"/>3.008 | 3 <text:s/>| <text:s text:c="3"/>1.000 <text:s text:c="3"/>0.003 <text:s text:c="3"/>0.219 | <text:s text:c="3"/>-0.2 <text:s text:c="2"/>-76.7 <text:s text:c="2"/>118.3</text:p>
      <text:p text:style-name="Standard"><text:s text:c="3"/>3.008 | 4 <text:s/>| <text:s text:c="3"/>1.010 <text:s text:c="2"/>-0.000 <text:s text:c="2"/>-0.016 | <text:s/>-142.8 <text:s text:c="2"/>-85.2 <text:s text:c="2"/>127.9</text:p>
      <text:p text:style-name="Standard"><text:s text:c="3"/>3.008 | 5 <text:s/>| <text:s text:c="3"/>1.023 <text:s text:c="2"/>-0.063 <text:s text:c="2"/>-0.135 | <text:s/>-152.5 <text:s text:c="2"/>-80.5 <text:s text:c="3"/>16.1</text:p>
      <text:p text:style-name="Standard"><text:s text:c="3"/>3.042 | 0 <text:s/>| <text:s text:c="8"/>Comm Error <text:s text:c="8"/>| <text:s text:c="11"/>- <text:s text:c="10"/></text:p>
      <text:p text:style-name="Standard"><text:s text:c="3"/>3.042 | 1 <text:s/>| <text:s text:c="3"/>0.984 <text:s text:c="2"/>-0.111 <text:s text:c="3"/>0.054 | <text:s text:c="2"/>-59.9 <text:s text:c="2"/>-81.1 <text:s text:c="2"/>164.3</text:p>
      <text:p text:style-name="Standard"><text:s text:c="3"/>3.042 | 2 <text:s/>| <text:s text:c="3"/>0.995 <text:s text:c="3"/>0.085 <text:s text:c="3"/>0.053 | <text:s text:c="3"/>50.8 <text:s text:c="2"/>-82.4 <text:s/>-178.9</text:p>
      <text:p text:style-name="Standard"><text:s text:c="3"/>3.042 | 3 <text:s/>| <text:s text:c="3"/>1.001 <text:s text:c="3"/>0.002 <text:s text:c="3"/>0.219 | <text:s text:c="3"/>-0.1 <text:s text:c="2"/>-76.7 <text:s text:c="2"/>118.2</text:p>
      <text:p text:style-name="Standard"><text:s text:c="3"/>3.042 | 4 <text:s/>| <text:s text:c="3"/>1.008 <text:s text:c="2"/>-0.003 <text:s text:c="2"/>-0.014 | <text:s/>-142.8 <text:s text:c="2"/>-85.2 <text:s text:c="2"/>127.8</text:p>
      <text:p text:style-name="Standard"><text:s text:c="3"/>3.042 | 5 <text:s/>| <text:s text:c="3"/>1.021 <text:s text:c="2"/>-0.067 <text:s text:c="2"/>-0.134 | <text:s/>-152.5 <text:s text:c="2"/>-80.5 <text:s text:c="3"/>16.1</text:p>
      <text:p text:style-name="Standard"><text:s text:c="3"/>3.077 | 0 <text:s/>| <text:s text:c="8"/>Comm Error <text:s text:c="8"/>| <text:s text:c="11"/>- <text:s text:c="10"/></text:p>
      <text:p text:style-name="Standard"><text:s text:c="3"/>3.077 | 1 <text:s/>| <text:s text:c="3"/>0.976 <text:s text:c="2"/>-0.112 <text:s text:c="3"/>0.051 | <text:s text:c="2"/>-60.4 <text:s text:c="2"/>-81.1 <text:s text:c="2"/>164.8</text:p>
      <text:p text:style-name="Standard"><text:s text:c="3"/>3.077 | 2 <text:s/>| <text:s text:c="3"/>0.993 <text:s text:c="3"/>0.088 <text:s text:c="3"/>0.052 | <text:s text:c="3"/>51.5 <text:s text:c="2"/>-82.4 <text:s/>-179.6</text:p>
      <text:p text:style-name="Standard"><text:s text:c="3"/>3.077 | 3 <text:s/>| <text:s text:c="3"/>0.998 <text:s text:c="3"/>0.002 <text:s text:c="3"/>0.219 | <text:s text:c="4"/>0.0 <text:s text:c="2"/>-76.6 <text:s text:c="2"/>118.1</text:p>
      <text:p text:style-name="Standard"><text:s text:c="3"/>3.077 | 4 <text:s/>| <text:s text:c="3"/>1.010 <text:s text:c="2"/>-0.003 <text:s text:c="2"/>-0.015 | <text:s/>-141.8 <text:s text:c="2"/>-85.2 <text:s text:c="2"/>126.7</text:p>
      <text:p text:style-name="Standard"><text:s text:c="3"/>3.077 | 5 <text:s/>| <text:s text:c="3"/>1.023 <text:s text:c="2"/>-0.057 <text:s text:c="2"/>-0.131 | <text:s/>-152.7 <text:s text:c="2"/>-80.6 <text:s text:c="3"/>16.3</text:p>
      <text:p text:style-name="Standard"><text:s text:c="3"/>3.111 | 0 <text:s/>| <text:s text:c="8"/>Comm Error <text:s text:c="8"/>| <text:s text:c="11"/>- <text:s text:c="10"/></text:p>
      <text:p text:style-name="Standard"><text:s text:c="3"/>3.111 | 1 <text:s/>| <text:s text:c="3"/>0.973 <text:s text:c="2"/>-0.107 <text:s text:c="3"/>0.051 | <text:s text:c="2"/>-61.2 <text:s text:c="2"/>-81.1 <text:s text:c="2"/>165.6</text:p>
      <text:p text:style-name="Standard"><text:s text:c="3"/>3.111 | 2 <text:s/>| <text:s text:c="3"/>0.989 <text:s text:c="3"/>0.081 <text:s text:c="3"/>0.055 | <text:s text:c="3"/>51.5 <text:s text:c="2"/>-82.4 <text:s/>-179.6</text:p>
      <text:p text:style-name="Standard"><text:s text:c="3"/>3.111 | 3 <text:s/>| <text:s text:c="3"/>0.997 <text:s text:c="2"/>-0.004 <text:s text:c="3"/>0.224 | <text:s text:c="3"/>-0.2 <text:s text:c="2"/>-76.6 <text:s text:c="2"/>118.3</text:p>
      <text:p text:style-name="Standard"><text:s text:c="3"/>3.111 | 4 <text:s/>| <text:s text:c="3"/>1.008 <text:s text:c="2"/>-0.006 <text:s text:c="2"/>-0.017 | <text:s/>-140.1 <text:s text:c="2"/>-85.2 <text:s text:c="2"/>125.3</text:p>
      <text:p text:style-name="Standard"><text:s text:c="3"/>3.111 | 5 <text:s/>| <text:s text:c="3"/>1.022 <text:s text:c="2"/>-0.062 <text:s text:c="2"/>-0.137 | <text:s/>-153.1 <text:s text:c="2"/>-80.6 <text:s text:c="3"/>16.4</text:p>
      <text:p text:style-name="Standard"><text:s text:c="3"/>3.145 | 0 <text:s/>| <text:s text:c="8"/>Comm Error <text:s text:c="8"/>| <text:s text:c="11"/>- <text:s text:c="10"/></text:p>
      <text:p text:style-name="Standard"><text:s text:c="3"/>3.145 | 1 <text:s/>| <text:s text:c="3"/>0.983 <text:s text:c="2"/>-0.114 <text:s text:c="3"/>0.053 | <text:s text:c="2"/>-61.9 <text:s text:c="2"/>-81.0 <text:s text:c="2"/>166.3</text:p>
      <text:p text:style-name="Standard"><text:s text:c="3"/>3.145 | 2 <text:s/>| <text:s text:c="3"/>0.987 <text:s text:c="3"/>0.087 <text:s text:c="3"/>0.058 | <text:s text:c="3"/>52.1 <text:s text:c="2"/>-82.3 <text:s text:c="2"/>179.9</text:p>
      <text:p text:style-name="Standard"><text:s text:c="3"/>3.145 | 3 <text:s/>| <text:s text:c="3"/>0.998 <text:s text:c="2"/>-0.005 <text:s text:c="3"/>0.227 | <text:s text:c="3"/>-0.5 <text:s text:c="2"/>-76.5 <text:s text:c="2"/>118.6</text:p>
      <text:p text:style-name="Standard"><text:s text:c="3"/>3.145 | 4 <text:s/>| <text:s text:c="3"/>1.011 <text:s text:c="2"/>-0.003 <text:s text:c="2"/>-0.014 | <text:s/>-140.0 <text:s text:c="2"/>-85.2 <text:s text:c="2"/>125.2</text:p>
      <text:p text:style-name="Standard"><text:s text:c="3"/>3.145 | 5 <text:s/>| <text:s text:c="3"/>1.020 <text:s text:c="2"/>-0.072 <text:s text:c="2"/>-0.134 | <text:s/>-152.9 <text:s text:c="2"/>-80.6 <text:s text:c="3"/>16.1</text:p>
      <text:p text:style-name="Standard"><text:s text:c="3"/>3.179 | 0 <text:s/>| <text:s text:c="8"/>Comm Error <text:s text:c="8"/>| <text:s text:c="11"/>- <text:s text:c="10"/></text:p>
      <text:p text:style-name="Standard"><text:s text:c="3"/>3.179 | 1 <text:s/>| <text:s text:c="3"/>0.986 <text:s text:c="2"/>-0.116 <text:s text:c="3"/>0.058 | <text:s text:c="2"/>-62.1 <text:s text:c="2"/>-80.9 <text:s text:c="2"/>166.5</text:p>
      <text:p text:style-name="Standard"><text:s text:c="3"/>3.179 | 2 <text:s/>| <text:s text:c="3"/>0.992 <text:s text:c="3"/>0.087 <text:s text:c="3"/>0.052 | <text:s text:c="3"/>52.5 <text:s text:c="2"/>-82.3 <text:s text:c="2"/>179.5</text:p>
      <text:p text:style-name="Standard"><text:s text:c="3"/>3.179 | 3 <text:s/>| <text:s text:c="3"/>1.002 <text:s text:c="2"/>-0.001 <text:s text:c="3"/>0.222 | <text:s text:c="3"/>-0.7 <text:s text:c="2"/>-76.5 <text:s text:c="2"/>118.8</text:p>
      <text:p text:style-name="Standard"><text:s text:c="3"/>3.179 | 4 <text:s/>| <text:s text:c="3"/>1.010 <text:s text:c="2"/>-0.003 <text:s text:c="2"/>-0.015 | <text:s/>-140.2 <text:s text:c="2"/>-85.2 <text:s text:c="2"/>125.4</text:p>
      <text:p text:style-name="Standard"><text:s text:c="3"/>3.179 | 5 <text:s/>| <text:s text:c="3"/>1.019 <text:s text:c="2"/>-0.079 <text:s text:c="2"/>-0.139 | <text:s/>-152.4 <text:s text:c="2"/>-80.5 <text:s text:c="3"/>15.5</text:p>
      <text:p text:style-name="Standard"><text:s text:c="3"/>3.214 | 0 <text:s/>| <text:s text:c="8"/>Comm Error <text:s text:c="8"/>| <text:s text:c="11"/>- <text:s text:c="10"/></text:p>
      <text:p text:style-name="Standard"><text:s text:c="3"/>3.214 | 1 <text:s/>| <text:s text:c="3"/>1.001 <text:s text:c="2"/>-0.129 <text:s text:c="3"/>0.068 | <text:s text:c="2"/>-62.3 <text:s text:c="2"/>-80.8 <text:s text:c="2"/>166.5</text:p>
      <text:p text:style-name="Standard"><text:s text:c="3"/>3.214 | 2 <text:s/>| <text:s text:c="3"/>1.001 <text:s text:c="3"/>0.087 <text:s text:c="3"/>0.050 | <text:s text:c="3"/>53.1 <text:s text:c="2"/>-82.3 <text:s text:c="2"/>179.0</text:p>
      <text:p text:style-name="Standard"><text:s text:c="3"/>3.214 | 3 <text:s/>| <text:s text:c="3"/>1.003 <text:s text:c="3"/>0.004 <text:s text:c="3"/>0.212 | <text:s text:c="3"/>-0.6 <text:s text:c="2"/>-76.5 <text:s text:c="2"/>118.7</text:p>
      <text:p text:style-name="Standard"><text:s text:c="3"/>3.214 | 4 <text:s/>| <text:s text:c="3"/>1.005 <text:s text:c="2"/>-0.002 <text:s text:c="2"/>-0.013 | <text:s/>-138.1 <text:s text:c="2"/>-85.2 <text:s text:c="2"/>123.3</text:p>
      <text:p text:style-name="Standard"><text:s text:c="3"/>3.214 | 5 <text:s/>| <text:s text:c="3"/>1.019 <text:s text:c="2"/>-0.066 <text:s text:c="2"/>-0.132 | <text:s/>-151.8 <text:s text:c="2"/>-80.5 <text:s text:c="3"/>14.9</text:p>
      <text:p text:style-name="Standard"><text:s text:c="3"/>3.248 | 0 <text:s/>| <text:s text:c="8"/>Comm Error <text:s text:c="8"/>| <text:s text:c="11"/>- <text:s text:c="10"/></text:p>
      <text:p text:style-name="Standard"><text:s text:c="3"/>3.248 | 1 <text:s/>| <text:s text:c="3"/>1.011 <text:s text:c="2"/>-0.127 <text:s text:c="3"/>0.068 | <text:s text:c="2"/>-62.5 <text:s text:c="2"/>-80.6 <text:s text:c="2"/>166.7</text:p>
      <text:p text:style-name="Standard"><text:s text:c="3"/>3.248 | 2 <text:s/>| <text:s text:c="3"/>0.996 <text:s text:c="3"/>0.082 <text:s text:c="3"/>0.050 | <text:s text:c="3"/>53.4 <text:s text:c="2"/>-82.3 <text:s text:c="2"/>178.7</text:p>
      <text:p text:style-name="Standard"><text:s text:c="3"/>3.248 | 3 <text:s/>| <text:s text:c="3"/>0.992 <text:s text:c="2"/>-0.004 <text:s text:c="3"/>0.215 | <text:s text:c="3"/>-0.7 <text:s text:c="2"/>-76.5 <text:s text:c="2"/>118.9</text:p>
      <text:p text:style-name="Standard"><text:s text:c="3"/>3.248 | 4 <text:s/>| <text:s text:c="3"/>1.007 <text:s text:c="2"/>-0.005 <text:s text:c="2"/>-0.007 | <text:s/>-134.1 <text:s text:c="2"/>-85.2 <text:s text:c="2"/>119.3</text:p>
      <text:p text:style-name="Standard"><text:soft-page-break/><text:s text:c="3"/>3.248 | 5 <text:s/>| <text:s text:c="3"/>1.018 <text:s text:c="2"/>-0.067 <text:s text:c="2"/>-0.130 | <text:s/>-151.8 <text:s text:c="2"/>-80.5 <text:s text:c="3"/>15.0</text:p>
      <text:p text:style-name="Standard"><text:s text:c="3"/>3.283 | 0 <text:s/>| <text:s text:c="8"/>Comm Error <text:s text:c="8"/>| <text:s text:c="11"/>- <text:s text:c="10"/></text:p>
      <text:p text:style-name="Standard"><text:s text:c="3"/>3.283 | 1 <text:s/>| <text:s text:c="3"/>0.999 <text:s text:c="2"/>-0.115 <text:s text:c="3"/>0.083 | <text:s text:c="2"/>-61.7 <text:s text:c="2"/>-80.5 <text:s text:c="2"/>165.9</text:p>
      <text:p text:style-name="Standard"><text:s text:c="3"/>3.283 | 2 <text:s/>| <text:s text:c="3"/>1.010 <text:s text:c="3"/>0.083 <text:s text:c="3"/>0.061 | <text:s text:c="3"/>53.9 <text:s text:c="2"/>-82.3 <text:s text:c="2"/>178.3</text:p>
      <text:p text:style-name="Standard"><text:s text:c="3"/>3.283 | 3 <text:s/>| <text:s text:c="3"/>1.001 <text:s text:c="2"/>-0.006 <text:s text:c="3"/>0.212 | <text:s text:c="3"/>-1.0 <text:s text:c="2"/>-76.5 <text:s text:c="2"/>119.1</text:p>
      <text:p text:style-name="Standard"><text:s text:c="3"/>3.283 | 4 <text:s/>| <text:s text:c="3"/>1.012 <text:s text:c="2"/>-0.003 <text:s text:c="2"/>-0.011 | <text:s/>-131.5 <text:s text:c="2"/>-85.2 <text:s text:c="2"/>116.8</text:p>
      <text:p text:style-name="Standard"><text:s text:c="3"/>3.283 | 5 <text:s/>| <text:s text:c="3"/>1.021 <text:s text:c="2"/>-0.063 <text:s text:c="2"/>-0.128 | <text:s/>-151.9 <text:s text:c="2"/>-80.6 <text:s text:c="3"/>15.0</text:p>
      <text:p text:style-name="Standard"><text:s text:c="3"/>3.318 | 0 <text:s/>| <text:s text:c="8"/>Comm Error <text:s text:c="8"/>| <text:s text:c="11"/>- <text:s text:c="10"/></text:p>
      <text:p text:style-name="Standard"><text:s text:c="3"/>3.318 | 1 <text:s/>| <text:s text:c="3"/>0.994 <text:s text:c="2"/>-0.126 <text:s text:c="3"/>0.101 | <text:s text:c="2"/>-61.1 <text:s text:c="2"/>-80.5 <text:s text:c="2"/>165.3</text:p>
      <text:p text:style-name="Standard"><text:s text:c="3"/>3.318 | 2 <text:s/>| <text:s text:c="3"/>1.004 <text:s text:c="3"/>0.088 <text:s text:c="3"/>0.067 | <text:s text:c="3"/>54.4 <text:s text:c="2"/>-82.3 <text:s text:c="2"/>178.0</text:p>
      <text:p text:style-name="Standard"><text:s text:c="3"/>3.318 | 3 <text:s/>| <text:s text:c="3"/>1.001 <text:s text:c="2"/>-0.004 <text:s text:c="3"/>0.212 | <text:s text:c="3"/>-1.3 <text:s text:c="2"/>-76.6 <text:s text:c="2"/>119.4</text:p>
      <text:p text:style-name="Standard"><text:s text:c="3"/>3.318 | 4 <text:s/>| <text:s text:c="3"/>1.012 <text:s text:c="3"/>0.001 <text:s text:c="2"/>-0.017 | <text:s/>-135.3 <text:s text:c="2"/>-85.2 <text:s text:c="2"/>120.4</text:p>
      <text:p text:style-name="Standard"><text:s text:c="3"/>3.318 | 5 <text:s/>| <text:s text:c="3"/>1.020 <text:s text:c="2"/>-0.066 <text:s text:c="2"/>-0.132 | <text:s/>-152.0 <text:s text:c="2"/>-80.6 <text:s text:c="3"/>15.1</text:p>
      <text:p text:style-name="Standard"><text:s text:c="3"/>3.353 | 0 <text:s/>| <text:s text:c="8"/>Comm Error <text:s text:c="8"/>| <text:s text:c="11"/>- <text:s text:c="10"/></text:p>
      <text:p text:style-name="Standard"><text:s text:c="3"/>3.353 | 1 <text:s/>| <text:s text:c="3"/>0.995 <text:s text:c="2"/>-0.133 <text:s text:c="3"/>0.089 | <text:s text:c="2"/>-61.4 <text:s text:c="2"/>-80.4 <text:s text:c="2"/>165.8</text:p>
      <text:p text:style-name="Standard"><text:s text:c="3"/>3.353 | 2 <text:s/>| <text:s text:c="3"/>0.995 <text:s text:c="3"/>0.097 <text:s text:c="3"/>0.073 | <text:s text:c="3"/>55.6 <text:s text:c="2"/>-82.2 <text:s text:c="2"/>176.9</text:p>
      <text:p text:style-name="Standard"><text:s text:c="3"/>3.353 | 3 <text:s/>| <text:s text:c="3"/>0.986 <text:s text:c="2"/>-0.005 <text:s text:c="3"/>0.230 | <text:s text:c="3"/>-1.5 <text:s text:c="2"/>-76.5 <text:s text:c="2"/>119.7</text:p>
      <text:p text:style-name="Standard"><text:s text:c="3"/>3.353 | 4 <text:s/>| <text:s text:c="3"/>1.008 <text:s text:c="2"/>-0.003 <text:s text:c="2"/>-0.025 | <text:s/>-141.9 <text:s text:c="2"/>-85.2 <text:s text:c="2"/>126.9</text:p>
      <text:p text:style-name="Standard"><text:s text:c="3"/>3.353 | 5 <text:s/>| <text:s text:c="3"/>1.019 <text:s text:c="2"/>-0.065 <text:s text:c="2"/>-0.134 | <text:s/>-152.1 <text:s text:c="2"/>-80.6 <text:s text:c="3"/>15.1</text:p>
      <text:p text:style-name="Standard"><text:s text:c="3"/>3.388 | 0 <text:s/>| <text:s text:c="8"/>Comm Error <text:s text:c="8"/>| <text:s text:c="11"/>- <text:s text:c="10"/></text:p>
      <text:p text:style-name="Standard"><text:s text:c="3"/>3.388 | 1 <text:s/>| <text:s text:c="3"/>0.952 <text:s text:c="2"/>-0.131 <text:s text:c="3"/>0.071 | <text:s text:c="2"/>-60.6 <text:s text:c="2"/>-80.3 <text:s text:c="2"/>165.1</text:p>
      <text:p text:style-name="Standard"><text:s text:c="3"/>3.388 | 2 <text:s/>| <text:s text:c="3"/>1.000 <text:s text:c="3"/>0.084 <text:s text:c="3"/>0.060 | <text:s text:c="3"/>56.4 <text:s text:c="2"/>-82.3 <text:s text:c="2"/>176.1</text:p>
      <text:p text:style-name="Standard"><text:s text:c="3"/>3.388 | 3 <text:s/>| <text:s text:c="3"/>0.999 <text:s text:c="2"/>-0.002 <text:s text:c="3"/>0.230 | <text:s text:c="3"/>-1.6 <text:s text:c="2"/>-76.4 <text:s text:c="2"/>119.8</text:p>
      <text:p text:style-name="Standard"><text:s text:c="3"/>3.388 | 4 <text:s/>| <text:s text:c="3"/>1.007 <text:s text:c="2"/>-0.006 <text:s text:c="2"/>-0.019 | <text:s/>-143.0 <text:s text:c="2"/>-85.2 <text:s text:c="2"/>127.9</text:p>
      <text:p text:style-name="Standard"><text:s text:c="3"/>3.388 | 5 <text:s/>| <text:s text:c="3"/>1.020 <text:s text:c="2"/>-0.068 <text:s text:c="2"/>-0.138 | <text:s/>-152.1 <text:s text:c="2"/>-80.6 <text:s text:c="3"/>15.1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3.423 | 0 <text:s/>| <text:s text:c="8"/>Comm Error <text:s text:c="8"/>| <text:s text:c="11"/>- <text:s text:c="10"/></text:p>
      <text:p text:style-name="Standard"><text:s text:c="3"/>3.423 | 1 <text:s/>| <text:s text:c="3"/>0.992 <text:s text:c="2"/>-0.146 <text:s text:c="3"/>0.043 | <text:s text:c="2"/>-62.9 <text:s text:c="2"/>-80.2 <text:s text:c="2"/>167.7</text:p>
      <text:p text:style-name="Standard"><text:s text:c="3"/>3.423 | 2 <text:s/>| <text:s text:c="3"/>1.041 <text:s text:c="3"/>0.094 <text:s text:c="3"/>0.066 | <text:s text:c="3"/>56.8 <text:s text:c="2"/>-82.3 <text:s text:c="2"/>175.9</text:p>
      <text:p text:style-name="Standard"><text:s text:c="3"/>3.423 | 3 <text:s/>| <text:s text:c="3"/>1.008 <text:s text:c="3"/>0.005 <text:s text:c="3"/>0.226 | <text:s text:c="3"/>-1.4 <text:s text:c="2"/>-76.4 <text:s text:c="2"/>119.5</text:p>
      <text:p text:style-name="Standard"><text:s text:c="3"/>3.423 | 4 <text:s/>| <text:s text:c="3"/>1.011 <text:s text:c="2"/>-0.004 <text:s text:c="2"/>-0.005 | <text:s/>-135.1 <text:s text:c="2"/>-85.2 <text:s text:c="2"/>120.0</text:p>
      <text:p text:style-name="Standard"><text:s text:c="3"/>3.423 | 5 <text:s/>| <text:s text:c="3"/>1.021 <text:s text:c="2"/>-0.070 <text:s text:c="2"/>-0.135 | <text:s/>-151.9 <text:s text:c="2"/>-80.5 <text:s text:c="3"/>14.8</text:p>
      <text:p text:style-name="Standard"><text:s text:c="3"/>3.458 | 0 <text:s/>| <text:s text:c="8"/>Comm Error <text:s text:c="8"/>| <text:s text:c="11"/>- <text:s text:c="10"/></text:p>
      <text:p text:style-name="Standard"><text:s text:c="3"/>3.458 | 1 <text:s/>| <text:s text:c="3"/>1.015 <text:s text:c="2"/>-0.145 <text:s text:c="3"/>0.024 | <text:s text:c="2"/>-65.2 <text:s text:c="2"/>-80.1 <text:s text:c="2"/>170.2</text:p>
      <text:p text:style-name="Standard"><text:s text:c="3"/>3.458 | 2 <text:s/>| <text:s text:c="3"/>1.015 <text:s text:c="3"/>0.109 <text:s text:c="3"/>0.069 | <text:s text:c="3"/>55.8 <text:s text:c="2"/>-82.1 <text:s text:c="2"/>177.2</text:p>
      <text:p text:style-name="Standard"><text:s text:c="3"/>3.458 | 3 <text:s/>| <text:s text:c="3"/>1.013 <text:s text:c="2"/>-0.008 <text:s text:c="3"/>0.233 | <text:s text:c="3"/>-1.4 <text:s text:c="2"/>-76.3 <text:s text:c="2"/>119.5</text:p>
      <text:p text:style-name="Standard"><text:s text:c="3"/>3.458 | 4 <text:s/>| <text:s text:c="3"/>1.010 <text:s text:c="3"/>0.000 <text:s text:c="3"/>0.002 | <text:s/>-128.1 <text:s text:c="2"/>-85.3 <text:s text:c="2"/>112.9</text:p>
      <text:p text:style-name="Standard"><text:s text:c="3"/>3.458 | 5 <text:s/>| <text:s text:c="3"/>1.024 <text:s text:c="2"/>-0.068 <text:s text:c="2"/>-0.132 | <text:s/>-151.8 <text:s text:c="2"/>-80.5 <text:s text:c="3"/>14.6</text:p>
      <text:p text:style-name="Standard"><text:s text:c="3"/>3.493 | 0 <text:s/>| <text:s text:c="8"/>Comm Error <text:s text:c="8"/>| <text:s text:c="11"/>- <text:s text:c="10"/></text:p>
      <text:p text:style-name="Standard"><text:s text:c="3"/>3.493 | 1 <text:s/>| <text:s text:c="3"/>1.048 <text:s text:c="2"/>-0.145 <text:s text:c="3"/>0.025 | <text:s text:c="2"/>-67.9 <text:s text:c="2"/>-80.0 <text:s text:c="2"/>173.0</text:p>
      <text:p text:style-name="Standard"><text:s text:c="3"/>3.493 | 2 <text:s/>| <text:s text:c="3"/>1.013 <text:s text:c="3"/>0.102 <text:s text:c="3"/>0.081 | <text:s text:c="3"/>55.3 <text:s text:c="2"/>-82.1 <text:s text:c="2"/>178.1</text:p>
      <text:p text:style-name="Standard"><text:s text:c="3"/>3.493 | 3 <text:s/>| <text:s text:c="3"/>1.002 <text:s text:c="2"/>-0.029 <text:s text:c="3"/>0.233 | <text:s text:c="3"/>-2.2 <text:s text:c="2"/>-76.3 <text:s text:c="2"/>120.3</text:p>
      <text:p text:style-name="Standard"><text:s text:c="3"/>3.493 | 4 <text:s/>| <text:s text:c="3"/>1.007 <text:s text:c="2"/>-0.007 <text:s text:c="3"/>0.004 | <text:s/>-107.5 <text:s text:c="2"/>-85.3 <text:s text:c="3"/>93.8</text:p>
      <text:p text:style-name="Standard"><text:s text:c="3"/>3.493 | 5 <text:s/>| <text:s text:c="3"/>1.018 <text:s text:c="2"/>-0.074 <text:s text:c="2"/>-0.132 | <text:s/>-151.5 <text:s text:c="2"/>-80.5 <text:s text:c="3"/>14.2</text:p>
      <text:p text:style-name="Standard"><text:s text:c="3"/>3.527 | 0 <text:s/>| <text:s text:c="8"/>Comm Error <text:s text:c="8"/>| <text:s text:c="11"/>- <text:s text:c="10"/></text:p>
      <text:p text:style-name="Standard"><text:s text:c="3"/>3.527 | 1 <text:s/>| <text:s text:c="3"/>1.047 <text:s text:c="2"/>-0.146 <text:s text:c="3"/>0.027 | <text:s text:c="2"/>-68.7 <text:s text:c="2"/>-80.0 <text:s text:c="2"/>173.7</text:p>
      <text:p text:style-name="Standard"><text:soft-page-break/><text:s text:c="3"/>3.527 | 2 <text:s/>| <text:s text:c="3"/>0.995 <text:s text:c="3"/>0.096 <text:s text:c="3"/>0.063 | <text:s text:c="3"/>53.9 <text:s text:c="2"/>-82.0 <text:s text:c="2"/>179.2</text:p>
      <text:p text:style-name="Standard"><text:s text:c="3"/>3.527 | 3 <text:s/>| <text:s text:c="3"/>0.995 <text:s text:c="2"/>-0.002 <text:s text:c="3"/>0.226 | <text:s text:c="3"/>-2.2 <text:s text:c="2"/>-76.2 <text:s text:c="2"/>120.4</text:p>
      <text:p text:style-name="Standard"><text:s text:c="3"/>3.527 | 4 <text:s/>| <text:s text:c="3"/>1.008 <text:s text:c="2"/>-0.010 <text:s text:c="2"/>-0.001 | <text:s text:c="2"/>-98.4 <text:s text:c="2"/>-85.3 <text:s text:c="3"/>85.5</text:p>
      <text:p text:style-name="Standard"><text:s text:c="3"/>3.527 | 5 <text:s/>| <text:s text:c="3"/>1.020 <text:s text:c="2"/>-0.078 <text:s text:c="2"/>-0.130 | <text:s/>-150.9 <text:s text:c="2"/>-80.5 <text:s text:c="3"/>13.7</text:p>
      <text:p text:style-name="Standard"><text:s text:c="3"/>3.560 | 0 <text:s/>| <text:s text:c="8"/>Comm Error <text:s text:c="8"/>| <text:s text:c="11"/>- <text:s text:c="10"/></text:p>
      <text:p text:style-name="Standard"><text:s text:c="3"/>3.560 | 1 <text:s/>| <text:s text:c="3"/>1.031 <text:s text:c="2"/>-0.139 <text:s text:c="3"/>0.045 | <text:s text:c="2"/>-68.5 <text:s text:c="2"/>-80.1 <text:s text:c="2"/>173.6</text:p>
      <text:p text:style-name="Standard"><text:s text:c="3"/>3.560 | 2 <text:s/>| <text:s text:c="3"/>0.989 <text:s text:c="3"/>0.090 <text:s text:c="3"/>0.053 | <text:s text:c="3"/>53.8 <text:s text:c="2"/>-82.1 <text:s text:c="2"/>179.2</text:p>
      <text:p text:style-name="Standard"><text:s text:c="3"/>3.560 | 3 <text:s/>| <text:s text:c="3"/>1.003 <text:s text:c="3"/>0.014 <text:s text:c="3"/>0.232 | <text:s text:c="3"/>-1.4 <text:s text:c="2"/>-76.2 <text:s text:c="2"/>119.7</text:p>
      <text:p text:style-name="Standard"><text:s text:c="3"/>3.560 | 4 <text:s/>| <text:s text:c="3"/>1.009 <text:s text:c="2"/>-0.006 <text:s text:c="2"/>-0.010 | <text:s/>-102.7 <text:s text:c="2"/>-85.3 <text:s text:c="3"/>89.6</text:p>
      <text:p text:style-name="Standard"><text:s text:c="3"/>3.560 | 5 <text:s/>| <text:s text:c="3"/>1.021 <text:s text:c="2"/>-0.067 <text:s text:c="2"/>-0.130 | <text:s/>-150.9 <text:s text:c="2"/>-80.5 <text:s text:c="3"/>13.7</text:p>
      <text:p text:style-name="Standard"><text:s text:c="3"/>3.595 | 0 <text:s/>| <text:s text:c="8"/>Comm Error <text:s text:c="8"/>| <text:s text:c="11"/>- <text:s text:c="10"/></text:p>
      <text:p text:style-name="Standard"><text:s text:c="3"/>3.595 | 1 <text:s/>| <text:s text:c="3"/>1.011 <text:s text:c="2"/>-0.138 <text:s text:c="3"/>0.051 | <text:s text:c="2"/>-67.9 <text:s text:c="2"/>-80.2 <text:s text:c="2"/>173.0</text:p>
      <text:p text:style-name="Standard"><text:s text:c="3"/>3.595 | 2 <text:s/>| <text:s text:c="3"/>0.981 <text:s text:c="3"/>0.096 <text:s text:c="3"/>0.055 | <text:s text:c="3"/>53.6 <text:s text:c="2"/>-82.1 <text:s text:c="2"/>179.4</text:p>
      <text:p text:style-name="Standard"><text:s text:c="3"/>3.595 | 3 <text:s/>| <text:s text:c="3"/>1.001 <text:s text:c="3"/>0.004 <text:s text:c="3"/>0.237 | <text:s text:c="3"/>-1.1 <text:s text:c="2"/>-76.1 <text:s text:c="2"/>119.4</text:p>
      <text:p text:style-name="Standard"><text:s text:c="3"/>3.595 | 4 <text:s/>| <text:s text:c="3"/>1.011 <text:s text:c="2"/>-0.004 <text:s text:c="2"/>-0.016 | <text:s/>-110.5 <text:s text:c="2"/>-85.3 <text:s text:c="3"/>96.8</text:p>
      <text:p text:style-name="Standard"><text:s text:c="3"/>3.595 | 5 <text:s/>| <text:s text:c="3"/>1.021 <text:s text:c="2"/>-0.067 <text:s text:c="2"/>-0.133 | <text:s/>-151.0 <text:s text:c="2"/>-80.5 <text:s text:c="3"/>13.9</text:p>
      <text:p text:style-name="Standard"><text:s text:c="3"/>3.629 | 0 <text:s/>| <text:s text:c="8"/>Comm Error <text:s text:c="8"/>| <text:s text:c="11"/>- <text:s text:c="10"/></text:p>
      <text:p text:style-name="Standard"><text:s text:c="3"/>3.629 | 1 <text:s/>| <text:s text:c="3"/>0.990 <text:s text:c="2"/>-0.136 <text:s text:c="3"/>0.060 | <text:s text:c="2"/>-66.3 <text:s text:c="2"/>-80.2 <text:s text:c="2"/>171.5</text:p>
      <text:p text:style-name="Standard"><text:s text:c="3"/>3.629 | 2 <text:s/>| <text:s text:c="3"/>0.988 <text:s text:c="3"/>0.089 <text:s text:c="3"/>0.053 | <text:s text:c="3"/>53.3 <text:s text:c="2"/>-82.1 <text:s text:c="2"/>179.7</text:p>
      <text:p text:style-name="Standard"><text:s text:c="3"/>3.629 | 3 <text:s/>| <text:s text:c="3"/>0.994 <text:s text:c="2"/>-0.007 <text:s text:c="3"/>0.232 | <text:s text:c="3"/>-1.2 <text:s text:c="2"/>-75.9 <text:s text:c="2"/>119.5</text:p>
      <text:p text:style-name="Standard"><text:s text:c="3"/>3.629 | 4 <text:s/>| <text:s text:c="3"/>1.009 <text:s text:c="2"/>-0.002 <text:s text:c="2"/>-0.018 | <text:s/>-118.4 <text:s text:c="2"/>-85.2 <text:s text:c="2"/>104.2</text:p>
      <text:p text:style-name="Standard"><text:s text:c="3"/>3.629 | 5 <text:s/>| <text:s text:c="3"/>1.020 <text:s text:c="2"/>-0.065 <text:s text:c="2"/>-0.129 | <text:s/>-151.3 <text:s text:c="2"/>-80.5 <text:s text:c="3"/>14.1</text:p>
      <text:p text:style-name="Standard"><text:s text:c="3"/>3.664 | 0 <text:s/>| <text:s text:c="8"/>Comm Error <text:s text:c="8"/>| <text:s text:c="11"/>- <text:s text:c="10"/></text:p>
      <text:p text:style-name="Standard"><text:s text:c="3"/>3.664 | 1 <text:s/>| <text:s text:c="3"/>0.962 <text:s text:c="2"/>-0.143 <text:s text:c="3"/>0.070 | <text:s text:c="2"/>-65.0 <text:s text:c="2"/>-80.1 <text:s text:c="2"/>170.1</text:p>
      <text:p text:style-name="Standard"><text:s text:c="3"/>3.664 | 2 <text:s/>| <text:s text:c="3"/>0.987 <text:s text:c="3"/>0.089 <text:s text:c="3"/>0.055 | <text:s text:c="3"/>52.5 <text:s text:c="2"/>-82.0 <text:s/>-179.2</text:p>
      <text:p text:style-name="Standard"><text:s text:c="3"/>3.664 | 3 <text:s/>| <text:s text:c="3"/>0.992 <text:s text:c="2"/>-0.006 <text:s text:c="3"/>0.230 | <text:s text:c="3"/>-1.3 <text:s text:c="2"/>-75.9 <text:s text:c="2"/>119.5</text:p>
      <text:p text:style-name="Standard"><text:s text:c="3"/>3.664 | 4 <text:s/>| <text:s text:c="3"/>1.007 <text:s text:c="2"/>-0.002 <text:s text:c="2"/>-0.012 | <text:s/>-121.0 <text:s text:c="2"/>-85.2 <text:s text:c="2"/>106.6</text:p>
      <text:p text:style-name="Standard"><text:s text:c="3"/>3.664 | 5 <text:s/>| <text:s text:c="3"/>1.019 <text:s text:c="2"/>-0.066 <text:s text:c="2"/>-0.128 | <text:s/>-151.3 <text:s text:c="2"/>-80.6 <text:s text:c="3"/>14.1</text:p>
      <text:p text:style-name="Standard"><text:s text:c="3"/>3.698 | 0 <text:s/>| <text:s text:c="8"/>Comm Error <text:s text:c="8"/>| <text:s text:c="11"/>- <text:s text:c="10"/></text:p>
      <text:p text:style-name="Standard"><text:s text:c="3"/>3.698 | 1 <text:s/>| <text:s text:c="3"/>0.970 <text:s text:c="2"/>-0.143 <text:s text:c="3"/>0.068 | <text:s text:c="2"/>-64.3 <text:s text:c="2"/>-80.0 <text:s text:c="2"/>169.5</text:p>
      <text:p text:style-name="Standard"><text:s text:c="3"/>3.698 | 2 <text:s/>| <text:s text:c="3"/>0.989 <text:s text:c="3"/>0.071 <text:s text:c="3"/>0.062 | <text:s text:c="3"/>51.1 <text:s text:c="2"/>-82.1 <text:s/>-178.0</text:p>
      <text:p text:style-name="Standard"><text:s text:c="3"/>3.698 | 3 <text:s/>| <text:s text:c="3"/>0.998 <text:s text:c="2"/>-0.007 <text:s text:c="3"/>0.232 | <text:s text:c="3"/>-1.4 <text:s text:c="2"/>-75.9 <text:s text:c="2"/>119.6</text:p>
      <text:p text:style-name="Standard"><text:s text:c="3"/>3.698 | 4 <text:s/>| <text:s text:c="3"/>1.009 <text:s text:c="2"/>-0.001 <text:s text:c="2"/>-0.006 | <text:s/>-118.6 <text:s text:c="2"/>-85.3 <text:s text:c="2"/>103.0</text:p>
      <text:p text:style-name="Standard"><text:s text:c="3"/>3.698 | 5 <text:s/>| <text:s text:c="3"/>1.022 <text:s text:c="2"/>-0.073 <text:s text:c="2"/>-0.131 | <text:s/>-151.2 <text:s text:c="2"/>-80.6 <text:s text:c="3"/>14.0</text:p>
      <text:p text:style-name="Standard"><text:s text:c="3"/>3.733 | 0 <text:s/>| <text:s text:c="8"/>Comm Error <text:s text:c="8"/>| <text:s text:c="11"/>- <text:s text:c="10"/></text:p>
      <text:p text:style-name="Standard"><text:s text:c="3"/>3.733 | 1 <text:s/>| <text:s text:c="3"/>0.983 <text:s text:c="2"/>-0.143 <text:s text:c="3"/>0.056 | <text:s text:c="2"/>-64.3 <text:s text:c="2"/>-79.9 <text:s text:c="2"/>169.6</text:p>
      <text:p text:style-name="Standard"><text:s text:c="3"/>3.733 | 2 <text:s/>| <text:s text:c="3"/>0.988 <text:s text:c="3"/>0.080 <text:s text:c="3"/>0.072 | <text:s text:c="3"/>49.8 <text:s text:c="2"/>-82.1 <text:s/>-176.6</text:p>
      <text:p text:style-name="Standard"><text:s text:c="3"/>3.733 | 3 <text:s/>| <text:s text:c="3"/>1.001 <text:s text:c="2"/>-0.012 <text:s text:c="3"/>0.231 | <text:s text:c="3"/>-1.6 <text:s text:c="2"/>-75.9 <text:s text:c="2"/>119.7</text:p>
      <text:p text:style-name="Standard"><text:s text:c="3"/>3.733 | 4 <text:s/>| <text:s text:c="3"/>1.010 <text:s text:c="3"/>0.000 <text:s text:c="2"/>-0.007 | <text:s/>-115.8 <text:s text:c="2"/>-85.3 <text:s text:c="2"/>101.4</text:p>
      <text:p text:style-name="Standard"><text:s text:c="3"/>3.733 | 5 <text:s/>| <text:s text:c="3"/>1.019 <text:s text:c="2"/>-0.070 <text:s text:c="2"/>-0.135 | <text:s/>-151.1 <text:s text:c="2"/>-80.5 <text:s text:c="3"/>13.8</text:p>
      <text:p text:style-name="Standard"><text:s text:c="3"/>3.767 | 0 <text:s/>| <text:s text:c="8"/>Comm Error <text:s text:c="8"/>| <text:s text:c="11"/>- <text:s text:c="10"/></text:p>
      <text:p text:style-name="Standard"><text:s text:c="3"/>3.767 | 1 <text:s/>| <text:s text:c="3"/>1.005 <text:s text:c="2"/>-0.143 <text:s text:c="3"/>0.046 | <text:s text:c="2"/>-65.1 <text:s text:c="2"/>-79.8 <text:s text:c="2"/>170.4</text:p>
      <text:p text:style-name="Standard"><text:s text:c="3"/>3.767 | 2 <text:s/>| <text:s text:c="3"/>0.994 <text:s text:c="3"/>0.085 <text:s text:c="3"/>0.078 | <text:s text:c="3"/>48.9 <text:s text:c="2"/>-81.9 <text:s/>-175.5</text:p>
      <text:p text:style-name="Standard"><text:s text:c="3"/>3.767 | 3 <text:s/>| <text:s text:c="3"/>0.999 <text:s text:c="2"/>-0.014 <text:s text:c="3"/>0.238 | <text:s text:c="3"/>-1.9 <text:s text:c="2"/>-75.8 <text:s text:c="2"/>120.0</text:p>
      <text:p text:style-name="Standard"><text:s text:c="3"/>3.767 | 4 <text:s/>| <text:s text:c="3"/>1.012 <text:s text:c="2"/>-0.015 <text:s text:c="2"/>-0.008 | <text:s/>-110.1 <text:s text:c="2"/>-85.3 <text:s text:c="3"/>96.2</text:p>
      <text:p text:style-name="Standard"><text:s text:c="3"/>3.767 | 5 <text:s/>| <text:s text:c="3"/>1.021 <text:s text:c="2"/>-0.069 <text:s text:c="2"/>-0.138 | <text:s/>-151.2 <text:s text:c="2"/>-80.5 <text:s text:c="3"/>13.8</text:p>
      <text:p text:style-name="Standard"><text:s text:c="3"/>3.801 | 0 <text:s/>| <text:s text:c="8"/>Comm Error <text:s text:c="8"/>| <text:s text:c="11"/>- <text:s text:c="10"/></text:p>
      <text:p text:style-name="Standard"><text:s text:c="3"/>3.801 | 1 <text:s/>| <text:s text:c="3"/>1.019 <text:s text:c="2"/>-0.134 <text:s text:c="3"/>0.042 | <text:s text:c="2"/>-65.7 <text:s text:c="2"/>-79.9 <text:s text:c="2"/>171.0</text:p>
      <text:p text:style-name="Standard"><text:s text:c="3"/>3.801 | 2 <text:s/>| <text:s text:c="3"/>1.015 <text:s text:c="3"/>0.099 <text:s text:c="3"/>0.093 | <text:s text:c="3"/>48.1 <text:s text:c="2"/>-81.7 <text:s/>-174.6</text:p>
      <text:p text:style-name="Standard"><text:soft-page-break/><text:s text:c="3"/>3.801 | 3 <text:s/>| <text:s text:c="3"/>0.999 <text:s text:c="2"/>-0.009 <text:s text:c="3"/>0.237 | <text:s text:c="3"/>-2.0 <text:s text:c="2"/>-75.7 <text:s text:c="2"/>120.0</text:p>
      <text:p text:style-name="Standard"><text:s text:c="3"/>3.801 | 4 <text:s/>| <text:s text:c="3"/>1.010 <text:s text:c="2"/>-0.007 <text:s text:c="2"/>-0.010 | <text:s/>-107.1 <text:s text:c="2"/>-85.3 <text:s text:c="3"/>93.5</text:p>
      <text:p text:style-name="Standard"><text:s text:c="3"/>3.801 | 5 <text:s/>| <text:s text:c="3"/>1.021 <text:s text:c="2"/>-0.074 <text:s text:c="2"/>-0.139 | <text:s/>-151.3 <text:s text:c="2"/>-80.4 <text:s text:c="3"/>13.9</text:p>
      <text:p text:style-name="Standard"><text:s text:c="3"/>3.835 | 0 <text:s/>| <text:s text:c="8"/>Comm Error <text:s text:c="8"/>| <text:s text:c="11"/>- <text:s text:c="10"/></text:p>
      <text:p text:style-name="Standard"><text:s text:c="3"/>3.835 | 1 <text:s/>| <text:s text:c="3"/>1.015 <text:s text:c="2"/>-0.141 <text:s text:c="3"/>0.054 | <text:s text:c="2"/>-65.7 <text:s text:c="2"/>-79.9 <text:s text:c="2"/>170.9</text:p>
      <text:p text:style-name="Standard"><text:s text:c="3"/>3.835 | 2 <text:s/>| <text:s text:c="3"/>1.015 <text:s text:c="3"/>0.103 <text:s text:c="3"/>0.093 | <text:s text:c="3"/>47.3 <text:s text:c="2"/>-81.5 <text:s/>-173.8</text:p>
      <text:p text:style-name="Standard"><text:s text:c="3"/>3.835 | 3 <text:s/>| <text:s text:c="3"/>1.002 <text:s text:c="2"/>-0.008 <text:s text:c="3"/>0.237 | <text:s text:c="3"/>-2.0 <text:s text:c="2"/>-75.7 <text:s text:c="2"/>120.0</text:p>
      <text:p text:style-name="Standard"><text:s text:c="3"/>3.835 | 4 <text:s/>| <text:s text:c="3"/>1.008 <text:s text:c="2"/>-0.009 <text:s text:c="2"/>-0.010 | <text:s/>-106.8 <text:s text:c="2"/>-85.2 <text:s text:c="3"/>93.2</text:p>
      <text:p text:style-name="Standard"><text:s text:c="3"/>3.835 | 5 <text:s/>| <text:s text:c="3"/>1.020 <text:s text:c="2"/>-0.074 <text:s text:c="2"/>-0.138 | <text:s/>-151.3 <text:s text:c="2"/>-80.4 <text:s text:c="3"/>13.8</text:p>
      <text:p text:style-name="Standard"><text:s text:c="3"/>3.868 | 0 <text:s/>| <text:s text:c="8"/>Comm Error <text:s text:c="8"/>| <text:s text:c="11"/>- <text:s text:c="10"/></text:p>
      <text:p text:style-name="Standard"><text:s text:c="3"/>3.868 | 1 <text:s/>| <text:s text:c="3"/>1.013 <text:s text:c="2"/>-0.142 <text:s text:c="3"/>0.061 | <text:s text:c="2"/>-65.2 <text:s text:c="2"/>-79.9 <text:s text:c="2"/>170.4</text:p>
      <text:p text:style-name="Standard"><text:s text:c="3"/>3.868 | 2 <text:s/>| <text:s text:c="3"/>1.024 <text:s text:c="3"/>0.099 <text:s text:c="3"/>0.085 | <text:s text:c="3"/>46.5 <text:s text:c="2"/>-81.4 <text:s/>-173.0</text:p>
      <text:p text:style-name="Standard"><text:s text:c="3"/>3.868 | 3 <text:s/>| <text:s text:c="3"/>1.000 <text:s text:c="2"/>-0.003 <text:s text:c="3"/>0.236 | <text:s text:c="3"/>-1.9 <text:s text:c="2"/>-75.7 <text:s text:c="2"/>119.8</text:p>
      <text:p text:style-name="Standard"><text:s text:c="3"/>3.868 | 4 <text:s/>| <text:s text:c="3"/>1.009 <text:s text:c="2"/>-0.009 <text:s text:c="2"/>-0.007 | <text:s/>-104.5 <text:s text:c="2"/>-85.2 <text:s text:c="3"/>91.2</text:p>
      <text:p text:style-name="Standard"><text:s text:c="3"/>3.868 | 5 <text:s/>| <text:s text:c="3"/>1.019 <text:s text:c="2"/>-0.070 <text:s text:c="2"/>-0.129 | <text:s/>-151.2 <text:s text:c="2"/>-80.4 <text:s text:c="3"/>13.6</text:p>
      <text:p text:style-name="Standard"><text:s text:c="3"/>3.903 | 0 <text:s/>| <text:s text:c="8"/>Comm Error <text:s text:c="8"/>| <text:s text:c="11"/>- <text:s text:c="10"/></text:p>
      <text:p text:style-name="Standard"><text:s text:c="3"/>3.903 | 1 <text:s/>| <text:s text:c="3"/>1.011 <text:s text:c="2"/>-0.140 <text:s text:c="3"/>0.071 | <text:s text:c="2"/>-64.3 <text:s text:c="2"/>-79.9 <text:s text:c="2"/>169.4</text:p>
      <text:p text:style-name="Standard"><text:s text:c="3"/>3.903 | 2 <text:s/>| <text:s text:c="3"/>1.026 <text:s text:c="3"/>0.096 <text:s text:c="3"/>0.078 | <text:s text:c="3"/>46.3 <text:s text:c="2"/>-81.4 <text:s/>-172.8</text:p>
      <text:p text:style-name="Standard"><text:s text:c="3"/>3.903 | 3 <text:s/>| <text:s text:c="3"/>1.000 <text:s text:c="2"/>-0.010 <text:s text:c="3"/>0.239 | <text:s text:c="3"/>-1.9 <text:s text:c="2"/>-75.7 <text:s text:c="2"/>119.8</text:p>
      <text:p text:style-name="Standard"><text:s text:c="3"/>3.903 | 4 <text:s/>| <text:s text:c="3"/>1.011 <text:s text:c="2"/>-0.004 <text:s text:c="2"/>-0.005 | <text:s/>-101.1 <text:s text:c="2"/>-85.2 <text:s text:c="3"/>88.0</text:p>
      <text:p text:style-name="Standard"><text:s text:c="3"/>3.903 | 5 <text:s/>| <text:s text:c="3"/>1.021 <text:s text:c="2"/>-0.070 <text:s text:c="2"/>-0.130 | <text:s/>-150.9 <text:s text:c="2"/>-80.5 <text:s text:c="3"/>13.5</text:p>
      <text:p text:style-name="Standard"><text:s text:c="3"/>3.937 | 0 <text:s/>| <text:s text:c="8"/>Comm Error <text:s text:c="8"/>| <text:s text:c="11"/>- <text:s text:c="10"/></text:p>
      <text:p text:style-name="Standard"><text:s text:c="3"/>3.937 | 1 <text:s/>| <text:s text:c="3"/>0.992 <text:s text:c="2"/>-0.141 <text:s text:c="3"/>0.071 | <text:s text:c="2"/>-63.3 <text:s text:c="2"/>-79.9 <text:s text:c="2"/>168.3</text:p>
      <text:p text:style-name="Standard"><text:s text:c="3"/>3.937 | 2 <text:s/>| <text:s text:c="3"/>1.019 <text:s text:c="3"/>0.098 <text:s text:c="3"/>0.078 | <text:s text:c="3"/>46.0 <text:s text:c="2"/>-81.4 <text:s/>-172.6</text:p>
      <text:p text:style-name="Standard"><text:s text:c="3"/>3.937 | 3 <text:s/>| <text:s text:c="3"/>0.999 <text:s text:c="2"/>-0.014 <text:s text:c="3"/>0.233 | <text:s text:c="3"/>-2.3 <text:s text:c="2"/>-75.7 <text:s text:c="2"/>120.1</text:p>
      <text:p text:style-name="Standard"><text:s text:c="3"/>3.937 | 4 <text:s/>| <text:s text:c="3"/>1.011 <text:s text:c="2"/>-0.004 <text:s text:c="2"/>-0.007 | <text:s/>-102.2 <text:s text:c="2"/>-85.3 <text:s text:c="3"/>89.0</text:p>
      <text:p text:style-name="Standard"><text:s text:c="3"/>3.937 | 5 <text:s/>| <text:s text:c="3"/>1.018 <text:s text:c="2"/>-0.080 <text:s text:c="2"/>-0.136 | <text:s/>-150.6 <text:s text:c="2"/>-80.4 <text:s text:c="3"/>13.2</text:p>
      <text:p text:style-name="Standard"><text:s text:c="3"/>3.971 | 0 <text:s/>| <text:s text:c="8"/>Comm Error <text:s text:c="8"/>| <text:s text:c="11"/>- <text:s text:c="10"/></text:p>
      <text:p text:style-name="Standard"><text:s text:c="3"/>3.971 | 1 <text:s/>| <text:s text:c="3"/>0.982 <text:s text:c="2"/>-0.137 <text:s text:c="3"/>0.074 | <text:s text:c="2"/>-61.9 <text:s text:c="2"/>-79.9 <text:s text:c="2"/>166.8</text:p>
      <text:p text:style-name="Standard"><text:s text:c="3"/>3.971 | 2 <text:s/>| <text:s text:c="3"/>1.020 <text:s text:c="3"/>0.097 <text:s text:c="3"/>0.083 | <text:s text:c="3"/>45.5 <text:s text:c="2"/>-81.4 <text:s/>-172.1</text:p>
      <text:p text:style-name="Standard"><text:s text:c="3"/>3.971 | 3 <text:s/>| <text:s text:c="3"/>0.998 <text:s text:c="2"/>-0.011 <text:s text:c="3"/>0.236 | <text:s text:c="3"/>-2.5 <text:s text:c="2"/>-75.7 <text:s text:c="2"/>120.3</text:p>
      <text:p text:style-name="Standard"><text:s text:c="3"/>3.971 | 4 <text:s/>| <text:s text:c="3"/>1.008 <text:s text:c="2"/>-0.006 <text:s text:c="2"/>-0.011 | <text:s/>-105.0 <text:s text:c="2"/>-85.3 <text:s text:c="3"/>91.6</text:p>
      <text:p text:style-name="Standard"><text:s text:c="3"/>3.971 | 5 <text:s/>| <text:s text:c="3"/>1.022 <text:s text:c="2"/>-0.065 <text:s text:c="2"/>-0.132 | <text:s/>-150.9 <text:s text:c="2"/>-80.5 <text:s text:c="3"/>13.5</text:p>
      <text:p text:style-name="Standard"><text:s text:c="3"/>4.005 | 0 <text:s/>| <text:s text:c="8"/>Comm Error <text:s text:c="8"/>| <text:s text:c="11"/>- <text:s text:c="10"/></text:p>
      <text:p text:style-name="Standard"><text:s text:c="3"/>4.005 | 1 <text:s/>| <text:s text:c="3"/>0.974 <text:s text:c="2"/>-0.135 <text:s text:c="3"/>0.070 | <text:s text:c="2"/>-61.1 <text:s text:c="2"/>-79.9 <text:s text:c="2"/>166.0</text:p>
      <text:p text:style-name="Standard"><text:s text:c="3"/>4.005 | 2 <text:s/>| <text:s text:c="3"/>1.016 <text:s text:c="3"/>0.091 <text:s text:c="3"/>0.088 | <text:s text:c="3"/>44.7 <text:s text:c="2"/>-81.4 <text:s/>-171.3</text:p>
      <text:p text:style-name="Standard"><text:s text:c="3"/>4.005 | 3 <text:s/>| <text:s text:c="3"/>0.997 <text:s text:c="2"/>-0.013 <text:s text:c="3"/>0.234 | <text:s text:c="3"/>-2.7 <text:s text:c="2"/>-75.7 <text:s text:c="2"/>120.5</text:p>
      <text:p text:style-name="Standard"><text:s text:c="3"/>4.005 | 4 <text:s/>| <text:s text:c="3"/>1.009 <text:s text:c="2"/>-0.004 <text:s text:c="2"/>-0.014 | <text:s/>-108.4 <text:s text:c="2"/>-85.3 <text:s text:c="3"/>94.7</text:p>
      <text:p text:style-name="Standard"><text:s text:c="3"/>4.005 | 5 <text:s/>| <text:s text:c="3"/>1.022 <text:s text:c="2"/>-0.070 <text:s text:c="2"/>-0.137 | <text:s/>-151.1 <text:s text:c="2"/>-80.5 <text:s text:c="3"/>13.7</text:p>
      <text:p text:style-name="Standard"><text:s text:c="3"/>4.039 | 0 <text:s/>| <text:s text:c="8"/>Comm Error <text:s text:c="8"/>| <text:s text:c="11"/>- <text:s text:c="10"/></text:p>
      <text:p text:style-name="Standard"><text:s text:c="3"/>4.039 | 1 <text:s/>| <text:s text:c="3"/>0.975 <text:s text:c="2"/>-0.137 <text:s text:c="3"/>0.074 | <text:s text:c="2"/>-60.4 <text:s text:c="2"/>-79.8 <text:s text:c="2"/>165.3</text:p>
      <text:p text:style-name="Standard"><text:s text:c="3"/>4.039 | 2 <text:s/>| <text:s text:c="3"/>1.014 <text:s text:c="3"/>0.091 <text:s text:c="3"/>0.084 | <text:s text:c="3"/>43.2 <text:s text:c="2"/>-81.4 <text:s/>-169.9</text:p>
      <text:p text:style-name="Standard"><text:s text:c="3"/>4.039 | 3 <text:s/>| <text:s text:c="3"/>0.994 <text:s text:c="2"/>-0.014 <text:s text:c="3"/>0.230 | <text:s text:c="3"/>-3.2 <text:s text:c="2"/>-75.7 <text:s text:c="2"/>120.8</text:p>
      <text:p text:style-name="Standard"><text:s text:c="3"/>4.039 | 4 <text:s/>| <text:s text:c="3"/>1.010 <text:s text:c="2"/>-0.005 <text:s text:c="2"/>-0.014 | <text:s/>-112.9 <text:s text:c="2"/>-85.3 <text:s text:c="3"/>98.9</text:p>
      <text:p text:style-name="Standard"><text:s text:c="3"/>4.039 | 5 <text:s/>| <text:s text:c="3"/>1.020 <text:s text:c="2"/>-0.068 <text:s text:c="2"/>-0.140 | <text:s/>-151.4 <text:s text:c="2"/>-80.4 <text:s text:c="3"/>14.0</text:p>
      <text:p text:style-name="Standard"><text:s text:c="3"/>4.073 | 0 <text:s/>| <text:s text:c="8"/>Comm Error <text:s text:c="8"/>| <text:s text:c="11"/>- <text:s text:c="10"/></text:p>
      <text:p text:style-name="Standard"><text:s text:c="3"/>4.073 | 1 <text:s/>| <text:s text:c="3"/>0.986 <text:s text:c="2"/>-0.133 <text:s text:c="3"/>0.081 | <text:s text:c="2"/>-59.7 <text:s text:c="2"/>-79.7 <text:s text:c="2"/>164.5</text:p>
      <text:p text:style-name="Standard"><text:s text:c="3"/>4.073 | 2 <text:s/>| <text:s text:c="3"/>1.001 <text:s text:c="3"/>0.086 <text:s text:c="3"/>0.087 | <text:s text:c="3"/>42.2 <text:s text:c="2"/>-81.4 <text:s/>-168.9</text:p>
      <text:p text:style-name="Standard"><text:s text:c="3"/>4.073 | 3 <text:s/>| <text:s text:c="3"/>0.995 <text:s text:c="2"/>-0.010 <text:s text:c="3"/>0.229 | <text:s text:c="3"/>-3.3 <text:s text:c="2"/>-75.8 <text:s text:c="2"/>120.9</text:p>
      <text:p text:style-name="Standard"><text:soft-page-break/><text:s text:c="3"/>4.073 | 4 <text:s/>| <text:s text:c="3"/>1.009 <text:s text:c="2"/>-0.003 <text:s text:c="2"/>-0.011 | <text:s/>-115.1 <text:s text:c="2"/>-85.3 <text:s text:c="2"/>101.0</text:p>
      <text:p text:style-name="Standard"><text:s text:c="3"/>4.073 | 5 <text:s/>| <text:s text:c="3"/>1.020 <text:s text:c="2"/>-0.070 <text:s text:c="2"/>-0.138 | <text:s/>-151.6 <text:s text:c="2"/>-80.4 <text:s text:c="3"/>14.1</text:p>
      <text:p text:style-name="Standard"><text:s text:c="3"/>4.108 | 0 <text:s/>| <text:s text:c="8"/>Comm Error <text:s text:c="8"/>| <text:s text:c="11"/>- <text:s text:c="10"/></text:p>
      <text:p text:style-name="Standard"><text:s text:c="3"/>4.108 | 1 <text:s/>| <text:s text:c="3"/>0.987 <text:s text:c="2"/>-0.141 <text:s text:c="3"/>0.084 | <text:s text:c="2"/>-59.0 <text:s text:c="2"/>-79.6 <text:s text:c="2"/>163.8</text:p>
      <text:p text:style-name="Standard"><text:s text:c="3"/>4.108 | 2 <text:s/>| <text:s text:c="3"/>1.000 <text:s text:c="3"/>0.085 <text:s text:c="3"/>0.091 | <text:s text:c="3"/>40.6 <text:s text:c="2"/>-81.4 <text:s/>-167.3</text:p>
      <text:p text:style-name="Standard"><text:s text:c="3"/>4.108 | 3 <text:s/>| <text:s text:c="3"/>0.995 <text:s text:c="2"/>-0.018 <text:s text:c="3"/>0.236 | <text:s text:c="3"/>-3.6 <text:s text:c="2"/>-75.7 <text:s text:c="2"/>121.2</text:p>
      <text:p text:style-name="Standard"><text:s text:c="3"/>4.108 | 4 <text:s/>| <text:s text:c="3"/>1.008 <text:s text:c="2"/>-0.005 <text:s text:c="2"/>-0.008 | <text:s/>-114.0 <text:s text:c="2"/>-85.3 <text:s text:c="3"/>99.9</text:p>
      <text:p text:style-name="Standard"><text:s text:c="3"/>4.108 | 5 <text:s/>| <text:s text:c="3"/>1.022 <text:s text:c="2"/>-0.064 <text:s text:c="2"/>-0.135 | <text:s/>-151.8 <text:s text:c="2"/>-80.5 <text:s text:c="3"/>14.3</text:p>
      <text:p text:style-name="Standard"><text:s text:c="3"/>4.142 | 0 <text:s/>| <text:s text:c="8"/>Comm Error <text:s text:c="8"/>| <text:s text:c="11"/>- <text:s text:c="10"/></text:p>
      <text:p text:style-name="Standard"><text:s text:c="3"/>4.142 | 1 <text:s/>| <text:s text:c="3"/>0.990 <text:s text:c="2"/>-0.139 <text:s text:c="3"/>0.098 | <text:s text:c="2"/>-58.0 <text:s text:c="2"/>-79.5 <text:s text:c="2"/>162.7</text:p>
      <text:p text:style-name="Standard"><text:s text:c="3"/>4.142 | 2 <text:s/>| <text:s text:c="3"/>0.982 <text:s text:c="3"/>0.076 <text:s text:c="3"/>0.099 | <text:s text:c="3"/>39.5 <text:s text:c="2"/>-81.5 <text:s/>-166.1</text:p>
      <text:p text:style-name="Standard"><text:s text:c="3"/>4.142 | 3 <text:s/>| <text:s text:c="3"/>0.990 <text:s text:c="2"/>-0.011 <text:s text:c="3"/>0.237 | <text:s text:c="3"/>-3.8 <text:s text:c="2"/>-75.7 <text:s text:c="2"/>121.4</text:p>
      <text:p text:style-name="Standard"><text:s text:c="3"/>4.142 | 4 <text:s/>| <text:s text:c="3"/>1.009 <text:s text:c="2"/>-0.002 <text:s text:c="2"/>-0.012 | <text:s/>-115.2 <text:s text:c="2"/>-85.3 <text:s text:c="2"/>101.0</text:p>
      <text:p text:style-name="Standard"><text:s text:c="3"/>4.142 | 5 <text:s/>| <text:s text:c="3"/>1.020 <text:s text:c="2"/>-0.066 <text:s text:c="2"/>-0.131 | <text:s/>-151.8 <text:s text:c="2"/>-80.5 <text:s text:c="3"/>14.3</text:p>
      <text:p text:style-name="Standard"><text:s text:c="3"/>4.177 | 0 <text:s/>| <text:s text:c="8"/>Comm Error <text:s text:c="8"/>| <text:s text:c="11"/>- <text:s text:c="10"/></text:p>
      <text:p text:style-name="Standard"><text:s text:c="3"/>4.177 | 1 <text:s/>| <text:s text:c="3"/>0.982 <text:s text:c="2"/>-0.139 <text:s text:c="3"/>0.106 | <text:s text:c="2"/>-56.9 <text:s text:c="2"/>-79.3 <text:s text:c="2"/>161.6</text:p>
      <text:p text:style-name="Standard"><text:s text:c="3"/>4.177 | 2 <text:s/>| <text:s text:c="3"/>1.021 <text:s text:c="3"/>0.080 <text:s text:c="3"/>0.113 | <text:s text:c="3"/>38.1 <text:s text:c="2"/>-81.3 <text:s/>-163.7</text:p>
      <text:p text:style-name="Standard"><text:s text:c="3"/>4.177 | 3 <text:s/>| <text:s text:c="3"/>0.989 <text:s text:c="2"/>-0.009 <text:s text:c="3"/>0.236 | <text:s text:c="3"/>-3.6 <text:s text:c="2"/>-75.7 <text:s text:c="2"/>121.2</text:p>
      <text:p text:style-name="Standard"><text:s text:c="3"/>4.177 | 4 <text:s/>| <text:s text:c="3"/>1.008 <text:s text:c="2"/>-0.004 <text:s text:c="2"/>-0.011 | <text:s/>-115.5 <text:s text:c="2"/>-85.3 <text:s text:c="2"/>101.8</text:p>
      <text:p text:style-name="Standard"><text:s text:c="3"/>4.177 | 5 <text:s/>| <text:s text:c="3"/>1.019 <text:s text:c="2"/>-0.065 <text:s text:c="2"/>-0.131 | <text:s/>-151.9 <text:s text:c="2"/>-80.5 <text:s text:c="3"/>14.3</text:p>
      <text:p text:style-name="Standard"><text:s text:c="3"/>4.211 | 0 <text:s/>| <text:s text:c="8"/>Comm Error <text:s text:c="8"/>| <text:s text:c="11"/>- <text:s text:c="10"/></text:p>
      <text:p text:style-name="Standard"><text:s text:c="3"/>4.211 | 1 <text:s/>| <text:s text:c="3"/>0.980 <text:s text:c="2"/>-0.138 <text:s text:c="3"/>0.112 | <text:s text:c="2"/>-55.6 <text:s text:c="2"/>-79.1 <text:s text:c="2"/>160.3</text:p>
      <text:p text:style-name="Standard"><text:s text:c="3"/>4.211 | 2 <text:s/>| <text:s text:c="3"/>0.931 <text:s text:c="3"/>0.097 <text:s text:c="3"/>0.125 | <text:s text:c="3"/>35.2 <text:s text:c="2"/>-81.0 <text:s/>-161.8</text:p>
      <text:p text:style-name="Standard"><text:s text:c="3"/>4.211 | 3 <text:s/>| <text:s text:c="3"/>0.989 <text:s text:c="2"/>-0.012 <text:s text:c="3"/>0.231 | <text:s text:c="3"/>-3.6 <text:s text:c="2"/>-75.7 <text:s text:c="2"/>121.2</text:p>
      <text:p text:style-name="Standard"><text:s text:c="3"/>4.211 | 4 <text:s/>| <text:s text:c="3"/>1.008 <text:s text:c="2"/>-0.006 <text:s text:c="2"/>-0.007 | <text:s/>-114.2 <text:s text:c="2"/>-85.3 <text:s text:c="2"/>100.0</text:p>
      <text:p text:style-name="Standard"><text:s text:c="3"/>4.211 | 5 <text:s/>| <text:s text:c="3"/>1.020 <text:s text:c="2"/>-0.066 <text:s text:c="2"/>-0.135 | <text:s/>-151.9 <text:s text:c="2"/>-80.5 <text:s text:c="3"/>14.2</text:p>
      <text:p text:style-name="Standard"><text:s text:c="3"/>4.245 | 0 <text:s/>| <text:s text:c="8"/>Comm Error <text:s text:c="8"/>| <text:s text:c="11"/>- <text:s text:c="10"/></text:p>
      <text:p text:style-name="Standard"><text:s text:c="3"/>4.245 | 1 <text:s/>| <text:s text:c="3"/>0.989 <text:s text:c="2"/>-0.141 <text:s text:c="3"/>0.109 | <text:s text:c="2"/>-54.8 <text:s text:c="2"/>-79.0 <text:s text:c="2"/>159.5</text:p>
      <text:p text:style-name="Standard"><text:s text:c="3"/>4.245 | 2 <text:s/>| <text:s text:c="3"/>0.996 <text:s text:c="3"/>0.091 <text:s text:c="3"/>0.109 | <text:s text:c="3"/>35.5 <text:s text:c="2"/>-81.0 <text:s/>-162.3</text:p>
      <text:p text:style-name="Standard"><text:s text:c="3"/>4.245 | 3 <text:s/>| <text:s text:c="3"/>0.998 <text:s text:c="2"/>-0.010 <text:s text:c="3"/>0.239 | <text:s text:c="3"/>-3.5 <text:s text:c="2"/>-75.7 <text:s text:c="2"/>121.1</text:p>
      <text:p text:style-name="Standard"><text:s text:c="3"/>4.245 | 4 <text:s/>| <text:s text:c="3"/>1.008 <text:s text:c="2"/>-0.005 <text:s text:c="2"/>-0.004 | <text:s/>-109.0 <text:s text:c="2"/>-85.3 <text:s text:c="3"/>95.2</text:p>
      <text:p text:style-name="Standard"><text:s text:c="3"/>4.245 | 5 <text:s/>| <text:s text:c="3"/>1.021 <text:s text:c="2"/>-0.071 <text:s text:c="2"/>-0.135 | <text:s/>-151.7 <text:s text:c="2"/>-80.5 <text:s text:c="3"/>14.0</text:p>
      <text:p text:style-name="Standard"><text:s text:c="3"/>4.280 | 0 <text:s/>| <text:s text:c="8"/>Comm Error <text:s text:c="8"/>| <text:s text:c="11"/>- <text:s text:c="10"/></text:p>
      <text:p text:style-name="Standard"><text:s text:c="3"/>4.280 | 1 <text:s/>| <text:s text:c="3"/>1.001 <text:s text:c="2"/>-0.145 <text:s text:c="3"/>0.095 | <text:s text:c="2"/>-55.0 <text:s text:c="2"/>-78.9 <text:s text:c="2"/>159.9</text:p>
      <text:p text:style-name="Standard"><text:s text:c="3"/>4.280 | 2 <text:s/>| <text:s text:c="3"/>1.001 <text:s text:c="3"/>0.084 <text:s text:c="3"/>0.095 | <text:s text:c="3"/>35.6 <text:s text:c="2"/>-81.0 <text:s/>-162.7</text:p>
      <text:p text:style-name="Standard"><text:s text:c="3"/>4.280 | 3 <text:s/>| <text:s text:c="3"/>1.001 <text:s text:c="2"/>-0.003 <text:s text:c="3"/>0.240 | <text:s text:c="3"/>-3.3 <text:s text:c="2"/>-75.7 <text:s text:c="2"/>120.9</text:p>
      <text:p text:style-name="Standard"><text:s text:c="3"/>4.280 | 4 <text:s/>| <text:s text:c="3"/>1.010 <text:s text:c="2"/>-0.004 <text:s text:c="2"/>-0.007 | <text:s/>-103.7 <text:s text:c="2"/>-85.3 <text:s text:c="3"/>90.3</text:p>
      <text:p text:style-name="Standard"><text:s text:c="3"/>4.280 | 5 <text:s/>| <text:s text:c="3"/>1.021 <text:s text:c="2"/>-0.074 <text:s text:c="2"/>-0.134 | <text:s/>-151.4 <text:s text:c="2"/>-80.5 <text:s text:c="3"/>13.6</text:p>
      <text:p text:style-name="Standard"><text:s text:c="3"/>4.314 | 0 <text:s/>| <text:s text:c="8"/>Comm Error <text:s text:c="8"/>| <text:s text:c="11"/>- <text:s text:c="10"/></text:p>
      <text:p text:style-name="Standard"><text:s text:c="3"/>4.314 | 1 <text:s/>| <text:s text:c="3"/>1.030 <text:s text:c="2"/>-0.146 <text:s text:c="3"/>0.074 | <text:s text:c="2"/>-55.6 <text:s text:c="2"/>-78.9 <text:s text:c="2"/>160.6</text:p>
      <text:p text:style-name="Standard"><text:s text:c="3"/>4.314 | 2 <text:s/>| <text:s text:c="3"/>1.000 <text:s text:c="3"/>0.075 <text:s text:c="3"/>0.060 | <text:s text:c="3"/>36.4 <text:s text:c="2"/>-81.3 <text:s/>-163.8</text:p>
      <text:p text:style-name="Standard">^C</text:p>
      <text:p text:style-name="Standard">Stream stopped by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6T18:38:43.868338666</meta:creation-date>
    <dc:date>2025-12-26T18:39:31.418398232</dc:date>
    <meta:editing-duration>PT49S</meta:editing-duration>
    <meta:editing-cycles>1</meta:editing-cycles>
    <meta:document-statistic meta:table-count="0" meta:image-count="0" meta:object-count="0" meta:page-count="16" meta:paragraph-count="775" meta:word-count="8052" meta:character-count="52437" meta:non-whitespace-character-count="28300"/>
    <meta:generator>LibreOffice/6.0.7.3$Linux_AARCH64 LibreOffice_project/00m0$Build-3</meta:generator>
  </office:meta>
</office:document-meta>
</file>